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ne" svg:font-family="none"/>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de Latin1" svg:font-family="'Wide Latin'" style:font-family-generic="system" style:font-pitch="variable"/>
  </office:font-face-decls>
  <office:automatic-styles>
    <style:style style:name="P1" style:family="paragraph" style:parent-style-name="Standard">
      <style:paragraph-properties fo:margin-top="0in" fo:margin-bottom="0in" loext:contextual-spacing="false" fo:orphans="2" fo:widows="2"/>
    </style:style>
    <style:style style:name="P2"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style>
    <style:style style:name="P3"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0991c8"/>
    </style:style>
    <style:style style:name="P4"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0f8b92"/>
    </style:style>
    <style:style style:name="P5"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112c8c"/>
    </style:style>
    <style:style style:name="P6"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1318bc"/>
    </style:style>
    <style:style style:name="P7"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paragraph-rsid="001e1d29"/>
    </style:style>
    <style:style style:name="P8" style:family="paragraph" style:parent-style-name="Standard">
      <style:paragraph-properties fo:margin-top="0in" fo:margin-bottom="0in" loext:contextual-spacing="false" fo:orphans="2" fo:widows="2">
        <style:tab-stops>
          <style:tab-stop style:position="1.5in" style:type="center"/>
        </style:tab-stops>
      </style:paragraph-properties>
    </style:style>
    <style:style style:name="P9"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officeooo:paragraph-rsid="000991c8"/>
    </style:style>
    <style:style style:name="P10"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officeooo:paragraph-rsid="001318bc"/>
    </style:style>
    <style:style style:name="P11" style:family="paragraph" style:parent-style-name="Standard">
      <style:paragraph-properties fo:margin-top="0in" fo:margin-bottom="0in" loext:contextual-spacing="false" fo:orphans="2" fo:widows="2">
        <style:tab-stops>
          <style:tab-stop style:position="0.5in"/>
          <style:tab-stop style:position="1in"/>
          <style:tab-stop style:position="1.3in"/>
        </style:tab-stops>
      </style:paragraph-properties>
      <style:text-properties officeooo:paragraph-rsid="001318bc"/>
    </style:style>
    <style:style style:name="P12"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officeooo:paragraph-rsid="000991c8"/>
    </style:style>
    <style:style style:name="P13" style:family="paragraph" style:parent-style-name="Standard">
      <style:paragraph-properties fo:margin-top="0in" fo:margin-bottom="0in" loext:contextual-spacing="false" fo:orphans="2" fo:widows="2">
        <style:tab-stops>
          <style:tab-stop style:position="0.5in"/>
          <style:tab-stop style:position="0.8in"/>
        </style:tab-stops>
      </style:paragraph-properties>
      <style:text-properties officeooo:paragraph-rsid="001318bc"/>
    </style:style>
    <style:style style:name="P14" style:family="paragraph" style:parent-style-name="Standard">
      <style:paragraph-properties fo:margin-top="0in" fo:margin-bottom="0in" loext:contextual-spacing="false" fo:orphans="2" fo:widows="2">
        <style:tab-stops>
          <style:tab-stop style:position="0.75in"/>
          <style:tab-stop style:position="0.8752in"/>
        </style:tab-stops>
      </style:paragraph-properties>
    </style:style>
    <style:style style:name="P15" style:family="paragraph" style:parent-style-name="Standard">
      <style:paragraph-properties fo:margin-top="0in" fo:margin-bottom="0in" loext:contextual-spacing="false" fo:orphans="2" fo:widows="2">
        <style:tab-stops>
          <style:tab-stop style:position="1.25in"/>
        </style:tab-stops>
      </style:paragraph-properties>
    </style:style>
    <style:style style:name="P16" style:family="paragraph" style:parent-style-name="Standard">
      <style:paragraph-properties fo:margin-top="0in" fo:margin-bottom="0in" loext:contextual-spacing="false" fo:orphans="2" fo:widows="2"/>
      <style:text-properties officeooo:paragraph-rsid="000991c8"/>
    </style:style>
    <style:style style:name="P17" style:family="paragraph" style:parent-style-name="Standard">
      <style:paragraph-properties fo:margin-top="0in" fo:margin-bottom="0in" loext:contextual-spacing="false" fo:orphans="2" fo:widows="2"/>
      <style:text-properties officeooo:paragraph-rsid="001318bc"/>
    </style:style>
    <style:style style:name="P18" style:family="paragraph" style:parent-style-name="Standard">
      <style:paragraph-properties fo:margin-top="0in" fo:margin-bottom="0in" loext:contextual-spacing="false" fo:text-align="center" style:justify-single-word="false" fo:orphans="2" fo:widows="2"/>
    </style:style>
    <style:style style:name="P19" style:family="paragraph" style:parent-style-name="Standard">
      <style:paragraph-properties fo:margin-top="0in" fo:margin-bottom="0in" loext:contextual-spacing="false" fo:text-align="center" style:justify-single-word="false" fo:orphans="2" fo:widows="2">
        <style:tab-stops>
          <style:tab-stop style:position="3in" style:type="center"/>
          <style:tab-stop style:position="6in" style:type="right"/>
        </style:tab-stops>
      </style:paragraph-properties>
    </style:style>
    <style:style style:name="P20" style:family="paragraph" style:parent-style-name="Standard">
      <style:paragraph-properties fo:margin-top="0in" fo:margin-bottom="0in" loext:contextual-spacing="false" fo:text-align="center" style:justify-single-word="false" fo:orphans="2" fo:widows="2">
        <style:tab-stops>
          <style:tab-stop style:position="2.7291in"/>
        </style:tab-stops>
      </style:paragraph-properties>
    </style:style>
    <style:style style:name="P21" style:family="paragraph" style:parent-style-name="Standard">
      <style:paragraph-properties fo:margin-top="0in" fo:margin-bottom="0in" loext:contextual-spacing="false" fo:text-align="justify" style:justify-single-word="false" fo:orphans="2" fo:widows="2"/>
    </style:style>
    <style:style style:name="P22"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rsid="000db406" officeooo:paragraph-rsid="000f8b92"/>
    </style:style>
    <style:style style:name="P23" style:family="paragraph" style:parent-style-name="Standard">
      <style:paragraph-properties fo:margin-top="0in" fo:margin-bottom="0in" loext:contextual-spacing="false" fo:orphans="2" fo:widows="2">
        <style:tab-stops>
          <style:tab-stop style:position="1in"/>
          <style:tab-stop style:position="1.3in"/>
        </style:tab-stops>
      </style:paragraph-properties>
      <style:text-properties officeooo:rsid="000db406" officeooo:paragraph-rsid="001318bc"/>
    </style:style>
    <style:style style:name="P24"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text-properties officeooo:rsid="000f8b92" officeooo:paragraph-rsid="00154eb5" fo:background-color="#ff3333"/>
    </style:style>
    <style:style style:name="P25" style:family="paragraph" style:parent-style-name="Standard">
      <style:paragraph-properties fo:margin-top="0in" fo:margin-bottom="0in" loext:contextual-spacing="false" fo:orphans="2" fo:widows="2" fo:break-before="page"/>
    </style:style>
    <style:style style:name="P26" style:family="paragraph" style:parent-style-name="Standard">
      <style:paragraph-properties fo:margin-top="0in" fo:margin-bottom="0in" loext:contextual-spacing="false" fo:orphans="2" fo:widows="2" fo:break-before="page">
        <style:tab-stops>
          <style:tab-stop style:position="3in" style:type="center"/>
          <style:tab-stop style:position="6in" style:type="right"/>
        </style:tab-stops>
      </style:paragraph-properties>
      <style:text-properties officeooo:paragraph-rsid="00112c8c"/>
    </style:style>
    <style:style style:name="P27" style:family="paragraph" style:parent-style-name="Standard">
      <style:paragraph-properties fo:margin-top="0in" fo:margin-bottom="0in" loext:contextual-spacing="false" fo:orphans="2" fo:widows="2" fo:break-before="page">
        <style:tab-stops>
          <style:tab-stop style:position="3in" style:type="center"/>
          <style:tab-stop style:position="6in" style:type="right"/>
        </style:tab-stops>
      </style:paragraph-properties>
      <style:text-properties officeooo:rsid="000db406" officeooo:paragraph-rsid="000f8b92"/>
    </style:style>
    <style:style style:name="P28" style:family="paragraph" style:parent-style-name="Standard">
      <style:paragraph-properties fo:margin-left="0in" fo:margin-right="0in" fo:margin-top="0in" fo:margin-bottom="0in" loext:contextual-spacing="false" fo:orphans="2" fo:widows="2" fo:text-indent="0.5in" style:auto-text-indent="false"/>
    </style:style>
    <style:style style:name="P29" style:family="paragraph" style:parent-style-name="Standard">
      <style:paragraph-properties fo:margin-left="0in" fo:margin-right="0in" fo:margin-top="0in" fo:margin-bottom="0in" loext:contextual-spacing="false" fo:orphans="2" fo:widows="2" fo:text-indent="0.5in" style:auto-text-indent="false">
        <style:tab-stops>
          <style:tab-stop style:position="3in" style:type="center"/>
          <style:tab-stop style:position="6in" style:type="right"/>
        </style:tab-stops>
      </style:paragraph-properties>
      <style:text-properties officeooo:paragraph-rsid="001e1d29"/>
    </style:style>
    <style:style style:name="P30" style:family="paragraph" style:parent-style-name="Standard">
      <style:paragraph-properties fo:margin-left="0in" fo:margin-right="0in" fo:margin-top="0in" fo:margin-bottom="0in" loext:contextual-spacing="false" fo:orphans="2" fo:widows="2" fo:text-indent="0.5in" style:auto-text-indent="false"/>
      <style:text-properties officeooo:paragraph-rsid="001e1d29"/>
    </style:style>
    <style:style style:name="P31" style:family="paragraph" style:parent-style-name="Standard">
      <style:paragraph-properties fo:margin-left="0in" fo:margin-right="0in" fo:margin-top="0.0693in" fo:margin-bottom="0.0693in" loext:contextual-spacing="false" fo:orphans="2" fo:widows="2" fo:text-indent="0.5in" style:auto-text-indent="false"/>
    </style:style>
    <style:style style:name="P32" style:family="paragraph" style:parent-style-name="Standard" style:list-style-name="WWNum3">
      <style:paragraph-properties fo:margin-left="0.5in" fo:margin-right="0in" fo:orphans="2" fo:widows="2" fo:text-indent="-0.25in" style:auto-text-indent="false">
        <style:tab-stops>
          <style:tab-stop style:position="3.25in" style:type="center"/>
          <style:tab-stop style:position="6.5in" style:type="right"/>
        </style:tab-stops>
      </style:paragraph-properties>
      <style:text-properties officeooo:paragraph-rsid="001e1d29"/>
    </style:style>
    <style:style style:name="P33" style:family="paragraph" style:parent-style-name="Standard" style:list-style-name="WWNum12">
      <style:paragraph-properties fo:margin-left="0.5in" fo:margin-right="0in" fo:orphans="2" fo:widows="2" fo:text-indent="-0.25in" style:auto-text-indent="false">
        <style:tab-stops>
          <style:tab-stop style:position="3.25in" style:type="center"/>
          <style:tab-stop style:position="6.5in" style:type="right"/>
        </style:tab-stops>
      </style:paragraph-properties>
      <style:text-properties officeooo:paragraph-rsid="001e1d29"/>
    </style:style>
    <style:style style:name="P34" style:family="paragraph" style:parent-style-name="Standard" style:list-style-name="WWNum11">
      <style:paragraph-properties fo:margin-left="0.5in" fo:margin-right="0in" fo:orphans="2" fo:widows="2" fo:text-indent="-0.25in" style:auto-text-indent="false">
        <style:tab-stops>
          <style:tab-stop style:position="3.25in" style:type="center"/>
          <style:tab-stop style:position="6.5in" style:type="right"/>
        </style:tab-stops>
      </style:paragraph-properties>
    </style:style>
    <style:style style:name="P35" style:family="paragraph" style:parent-style-name="Standard" style:list-style-name="WWNum23">
      <style:paragraph-properties fo:margin-left="0.5in" fo:margin-right="0in" fo:orphans="2" fo:widows="2" fo:text-indent="-0.25in" style:auto-text-indent="false">
        <style:tab-stops>
          <style:tab-stop style:position="3.25in" style:type="center"/>
          <style:tab-stop style:position="6.5in" style:type="right"/>
        </style:tab-stops>
      </style:paragraph-properties>
    </style:style>
    <style:style style:name="P36" style:family="paragraph" style:parent-style-name="Standard" style:list-style-name="WWNum34">
      <style:paragraph-properties fo:margin-left="0.5in" fo:margin-right="0in" fo:orphans="2" fo:widows="2" fo:text-indent="-0.25in" style:auto-text-indent="false">
        <style:tab-stops>
          <style:tab-stop style:position="3in" style:type="center"/>
          <style:tab-stop style:position="6in" style:type="right"/>
        </style:tab-stops>
      </style:paragraph-properties>
    </style:style>
    <style:style style:name="P37" style:family="paragraph" style:parent-style-name="Standard" style:list-style-name="WWNum33">
      <style:paragraph-properties fo:margin-left="0.5in" fo:margin-right="0in" fo:orphans="2" fo:widows="2" fo:text-indent="-0.25in" style:auto-text-indent="false">
        <style:tab-stops>
          <style:tab-stop style:position="3in" style:type="center"/>
          <style:tab-stop style:position="6in" style:type="right"/>
        </style:tab-stops>
      </style:paragraph-properties>
    </style:style>
    <style:style style:name="P38" style:family="paragraph" style:parent-style-name="Standard" style:list-style-name="WWNum19">
      <style:paragraph-properties fo:margin-left="0.5in" fo:margin-right="0in" fo:orphans="2" fo:widows="2" fo:text-indent="-0.25in" style:auto-text-indent="false"/>
    </style:style>
    <style:style style:name="P39" style:family="paragraph" style:parent-style-name="Standard" style:list-style-name="WWNum7">
      <style:paragraph-properties fo:margin-left="0.5in" fo:margin-right="0in" fo:orphans="2" fo:widows="2" fo:text-indent="-0.25in" style:auto-text-indent="false"/>
    </style:style>
    <style:style style:name="P40" style:family="paragraph" style:parent-style-name="Standard" style:list-style-name="WWNum29">
      <style:paragraph-properties fo:margin-left="0.5in" fo:margin-right="0in" fo:margin-top="0.0693in" fo:margin-bottom="0.0693in" loext:contextual-spacing="true" fo:orphans="2" fo:widows="2" fo:text-indent="-0.25in" style:auto-text-indent="false"/>
      <style:text-properties officeooo:paragraph-rsid="001e1d29"/>
    </style:style>
    <style:style style:name="P41" style:family="paragraph" style:parent-style-name="Standard" style:list-style-name="WWNum27">
      <style:paragraph-properties fo:margin-left="0.5in" fo:margin-right="0in" fo:margin-top="0in" fo:margin-bottom="0.139in" loext:contextual-spacing="true" fo:line-height="115%" fo:orphans="2" fo:widows="2" fo:text-indent="-0.25in" style:auto-text-indent="false"/>
    </style:style>
    <style:style style:name="P42" style:family="paragraph" style:parent-style-name="Standard" style:list-style-name="WWNum38">
      <style:paragraph-properties fo:margin-left="0.5in" fo:margin-right="0in" fo:margin-top="0in" fo:margin-bottom="0.139in" loext:contextual-spacing="true" fo:line-height="115%" fo:orphans="2" fo:widows="2" fo:text-indent="-0.25in" style:auto-text-indent="false"/>
    </style:style>
    <style:style style:name="P43" style:family="paragraph" style:parent-style-name="Standard" style:list-style-name="WWNum39">
      <style:paragraph-properties fo:margin-left="0.5in" fo:margin-right="0in" fo:margin-top="0in" fo:margin-bottom="0.139in" loext:contextual-spacing="true" fo:line-height="115%" fo:orphans="2" fo:widows="2" fo:text-indent="-0.25in" style:auto-text-indent="false"/>
    </style:style>
    <style:style style:name="P44" style:family="paragraph" style:parent-style-name="Standard" style:list-style-name="WWNum11">
      <style:paragraph-properties fo:margin-left="0.75in" fo:margin-right="0in" fo:orphans="2" fo:widows="2" fo:text-indent="-0.25in" style:auto-text-indent="false">
        <style:tab-stops>
          <style:tab-stop style:position="3.25in" style:type="center"/>
          <style:tab-stop style:position="6.5in" style:type="right"/>
        </style:tab-stops>
      </style:paragraph-properties>
      <style:text-properties officeooo:paragraph-rsid="001e1d29"/>
    </style:style>
    <style:style style:name="P45" style:family="paragraph" style:parent-style-name="Standard" style:list-style-name="WWNum26">
      <style:paragraph-properties fo:margin-left="0.75in" fo:margin-right="0in" fo:orphans="2" fo:widows="2" fo:text-indent="-0.25in" style:auto-text-indent="false">
        <style:tab-stops>
          <style:tab-stop style:position="3.25in" style:type="center"/>
          <style:tab-stop style:position="6.5in" style:type="right"/>
        </style:tab-stops>
      </style:paragraph-properties>
      <style:text-properties officeooo:paragraph-rsid="001e1d29"/>
    </style:style>
    <style:style style:name="P46" style:family="paragraph" style:parent-style-name="Standard" style:list-style-name="WWNum41">
      <style:paragraph-properties fo:margin-left="0.75in" fo:margin-right="0in" fo:orphans="2" fo:widows="2" fo:text-indent="-0.25in" style:auto-text-indent="false"/>
    </style:style>
    <style:style style:name="P47" style:family="paragraph" style:parent-style-name="Standard" style:list-style-name="WWNum41">
      <style:paragraph-properties fo:margin-left="0.75in" fo:margin-right="0in" fo:margin-top="0.1665in" fo:margin-bottom="0.1665in" loext:contextual-spacing="true" fo:orphans="2" fo:widows="2" fo:text-indent="-0.25in" style:auto-text-indent="false"/>
    </style:style>
    <style:style style:name="P48" style:family="paragraph" style:parent-style-name="Standard" style:list-style-name="WWNum13">
      <style:paragraph-properties fo:margin-left="0.75in" fo:margin-right="0in" fo:margin-top="0in" fo:margin-bottom="0.139in" loext:contextual-spacing="true" fo:line-height="115%" fo:orphans="2" fo:widows="2" fo:text-indent="-0.25in" style:auto-text-indent="false"/>
    </style:style>
    <style:style style:name="P49" style:family="paragraph" style:parent-style-name="Standard" style:list-style-name="WWNum6">
      <style:paragraph-properties fo:margin-left="0.75in" fo:margin-right="0in" fo:margin-top="0in" fo:margin-bottom="0.139in" loext:contextual-spacing="true" fo:line-height="115%" fo:orphans="2" fo:widows="2" fo:text-indent="-0.25in" style:auto-text-indent="false">
        <style:tab-stops>
          <style:tab-stop style:position="0.75in"/>
        </style:tab-stops>
      </style:paragraph-properties>
    </style:style>
    <style:style style:name="P50" style:family="paragraph" style:parent-style-name="Standard" style:list-style-name="WWNum11">
      <style:paragraph-properties fo:margin-left="0.75in" fo:margin-right="0in" fo:margin-top="0in" fo:margin-bottom="0.139in" loext:contextual-spacing="true" fo:line-height="115%" fo:orphans="2" fo:widows="2" fo:text-indent="-0.25in" style:auto-text-indent="false">
        <style:tab-stops>
          <style:tab-stop style:position="0.8752in"/>
        </style:tab-stops>
      </style:paragraph-properties>
    </style:style>
    <style:style style:name="P51" style:family="paragraph" style:parent-style-name="Standard" style:list-style-name="WWNum11">
      <style:paragraph-properties fo:margin-left="3.8752in" fo:margin-right="0in" fo:orphans="2" fo:widows="2" fo:text-indent="-3.3752in" style:auto-text-indent="false">
        <style:tab-stops>
          <style:tab-stop style:position="0.75in" style:type="center"/>
          <style:tab-stop style:position="6.5in" style:type="right"/>
        </style:tab-stops>
      </style:paragraph-properties>
      <style:text-properties officeooo:paragraph-rsid="001e1d29"/>
    </style:style>
    <style:style style:name="P52" style:family="paragraph" style:parent-style-name="Standard" style:list-style-name="WWNum11">
      <style:paragraph-properties fo:margin-left="3.8752in" fo:margin-right="0in" fo:orphans="2" fo:widows="2" fo:text-indent="-3.3752in" style:auto-text-indent="false">
        <style:tab-stops>
          <style:tab-stop style:position="0.75in" style:type="center"/>
          <style:tab-stop style:position="6.5in" style:type="right"/>
        </style:tab-stops>
      </style:paragraph-properties>
      <style:text-properties officeooo:paragraph-rsid="001e2fc4"/>
    </style:style>
    <style:style style:name="P53" style:family="paragraph" style:parent-style-name="Standard" style:list-style-name="WWNum11">
      <style:paragraph-properties fo:margin-left="1in" fo:margin-right="0in" fo:orphans="2" fo:widows="2" fo:text-indent="-0.25in" style:auto-text-indent="false">
        <style:tab-stops>
          <style:tab-stop style:position="0.75in" style:type="center"/>
          <style:tab-stop style:position="6.5in" style:type="right"/>
        </style:tab-stops>
      </style:paragraph-properties>
      <style:text-properties officeooo:paragraph-rsid="001e1d29"/>
    </style:style>
    <style:style style:name="P54" style:family="paragraph" style:parent-style-name="Standard" style:list-style-name="WWNum4">
      <style:paragraph-properties fo:margin-left="1in" fo:margin-right="0in" fo:orphans="2" fo:widows="2" fo:text-indent="-0.25in" style:auto-text-indent="false">
        <style:tab-stops>
          <style:tab-stop style:position="3.25in" style:type="center"/>
          <style:tab-stop style:position="6.5in" style:type="right"/>
        </style:tab-stops>
      </style:paragraph-properties>
      <style:text-properties officeooo:paragraph-rsid="001e1d29"/>
    </style:style>
    <style:style style:name="P55" style:family="paragraph" style:parent-style-name="Standard" style:list-style-name="WWNum3">
      <style:paragraph-properties fo:margin-left="1in" fo:margin-right="0in" fo:orphans="2" fo:widows="2" fo:text-indent="-0.25in" style:auto-text-indent="false">
        <style:tab-stops>
          <style:tab-stop style:position="3.25in" style:type="center"/>
          <style:tab-stop style:position="6.5in" style:type="right"/>
        </style:tab-stops>
      </style:paragraph-properties>
    </style:style>
    <style:style style:name="P56" style:family="paragraph" style:parent-style-name="Standard" style:list-style-name="WWNum20">
      <style:paragraph-properties fo:margin-left="1in" fo:margin-right="0in" fo:orphans="2" fo:widows="2" fo:text-indent="-0.25in" style:auto-text-indent="false">
        <style:tab-stops>
          <style:tab-stop style:position="3.25in" style:type="center"/>
          <style:tab-stop style:position="6.5in" style:type="right"/>
        </style:tab-stops>
      </style:paragraph-properties>
    </style:style>
    <style:style style:name="P57" style:family="paragraph" style:parent-style-name="Standard" style:list-style-name="WWNum30">
      <style:paragraph-properties fo:margin-left="1in" fo:margin-right="0in" fo:orphans="2" fo:widows="2" fo:text-indent="-0.25in" style:auto-text-indent="false"/>
    </style:style>
    <style:style style:name="P58" style:family="paragraph" style:parent-style-name="Standard" style:list-style-name="WWNum3">
      <style:paragraph-properties fo:margin-left="1in" fo:margin-right="0in" fo:margin-top="0.0693in" fo:margin-bottom="0.0693in" loext:contextual-spacing="true" fo:orphans="2" fo:widows="2" fo:text-indent="-0.25in" style:auto-text-indent="false"/>
      <style:text-properties officeooo:paragraph-rsid="001e1d29"/>
    </style:style>
    <style:style style:name="P59" style:family="paragraph" style:parent-style-name="Standard" style:list-style-name="WWNum3">
      <style:paragraph-properties fo:margin-left="1in" fo:margin-right="0in" fo:margin-top="0in" fo:margin-bottom="0.139in" loext:contextual-spacing="true" fo:line-height="115%" fo:orphans="2" fo:widows="2" fo:text-indent="-0.25in" style:auto-text-indent="false"/>
    </style:style>
    <style:style style:name="P60" style:family="paragraph" style:parent-style-name="Standard" style:list-style-name="WWNum2">
      <style:paragraph-properties fo:margin-left="1in" fo:margin-right="0in" fo:margin-top="0in" fo:margin-bottom="0.139in" loext:contextual-spacing="true" fo:line-height="115%" fo:orphans="2" fo:widows="2" fo:text-indent="-0.25in" style:auto-text-indent="false"/>
    </style:style>
    <style:style style:name="P61" style:family="paragraph" style:parent-style-name="Standard" style:list-style-name="WWNum6">
      <style:paragraph-properties fo:margin-left="1in" fo:margin-right="0in" fo:margin-top="0in" fo:margin-bottom="0.139in" loext:contextual-spacing="true" fo:line-height="115%" fo:orphans="2" fo:widows="2" fo:text-indent="-0.25in" style:auto-text-indent="false"/>
    </style:style>
    <style:style style:name="P62" style:family="paragraph" style:parent-style-name="Standard" style:list-style-name="WWNum6">
      <style:paragraph-properties fo:margin-left="1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style>
    <style:style style:name="P63" style:family="paragraph" style:parent-style-name="Standard" style:list-style-name="WWNum39">
      <style:paragraph-properties fo:margin-left="1in" fo:margin-right="0in" fo:margin-top="0in" fo:margin-bottom="0.139in" loext:contextual-spacing="true" fo:line-height="115%" fo:orphans="2" fo:widows="2" fo:text-indent="-0.25in" style:auto-text-indent="false"/>
    </style:style>
    <style:style style:name="P64" style:family="paragraph" style:parent-style-name="Standard" style:list-style-name="WWNum4">
      <style:paragraph-properties fo:margin-left="1in" fo:margin-right="0in" fo:margin-top="0in" fo:margin-bottom="0in" loext:contextual-spacing="false" fo:orphans="2" fo:widows="2" fo:text-indent="-0.25in" style:auto-text-indent="false">
        <style:tab-stops>
          <style:tab-stop style:position="3.25in" style:type="center"/>
          <style:tab-stop style:position="6.5in" style:type="right"/>
        </style:tab-stops>
      </style:paragraph-properties>
      <style:text-properties officeooo:rsid="000db406" officeooo:paragraph-rsid="001e1d29"/>
    </style:style>
    <style:style style:name="P65" style:family="paragraph" style:parent-style-name="Standard" style:list-style-name="WWNum11">
      <style:paragraph-properties fo:margin-left="0.75in" fo:margin-right="0in" fo:orphans="2" fo:widows="2" fo:text-indent="0.25in" style:auto-text-indent="false">
        <style:tab-stops>
          <style:tab-stop style:position="3in" style:type="center"/>
          <style:tab-stop style:position="6in" style:type="right"/>
        </style:tab-stops>
      </style:paragraph-properties>
      <style:text-properties officeooo:paragraph-rsid="001e1d29"/>
    </style:style>
    <style:style style:name="P66" style:family="paragraph" style:parent-style-name="Standard" style:list-style-name="WWNum11">
      <style:paragraph-properties fo:margin-left="4.1874in" fo:margin-right="0in" fo:orphans="2" fo:widows="2" fo:text-indent="-3.1874in" style:auto-text-indent="false">
        <style:tab-stops>
          <style:tab-stop style:position="0.75in" style:type="center"/>
          <style:tab-stop style:position="6.5in" style:type="right"/>
        </style:tab-stops>
      </style:paragraph-properties>
      <style:text-properties officeooo:paragraph-rsid="001e1d29"/>
    </style:style>
    <style:style style:name="P67" style:family="paragraph" style:parent-style-name="Standard" style:list-style-name="WWNum11">
      <style:paragraph-properties fo:margin-left="4.75in" fo:margin-right="0in" fo:orphans="2" fo:widows="2" fo:text-indent="-3.75in" style:auto-text-indent="false">
        <style:tab-stops>
          <style:tab-stop style:position="0.75in" style:type="center"/>
          <style:tab-stop style:position="6.5in" style:type="right"/>
        </style:tab-stops>
      </style:paragraph-properties>
      <style:text-properties officeooo:paragraph-rsid="001e1d29"/>
    </style:style>
    <style:style style:name="P68" style:family="paragraph" style:parent-style-name="Standard">
      <style:paragraph-properties fo:margin-top="0.0693in" fo:margin-bottom="0.0693in" loext:contextual-spacing="false" fo:orphans="2" fo:widows="2"/>
    </style:style>
    <style:style style:name="P69" style:family="paragraph" style:parent-style-name="Standard">
      <style:paragraph-properties fo:margin-top="0.0693in" fo:margin-bottom="0.0693in" loext:contextual-spacing="false" fo:orphans="2" fo:widows="2"/>
      <style:text-properties officeooo:paragraph-rsid="001e1d29"/>
    </style:style>
    <style:style style:name="P70" style:family="paragraph" style:parent-style-name="Standard" style:list-style-name="WWNum3">
      <style:paragraph-properties fo:margin-left="0.75in" fo:margin-right="0in" fo:margin-top="0.0693in" fo:margin-bottom="0.0693in" loext:contextual-spacing="true" fo:orphans="2" fo:widows="2" fo:text-indent="-0.5in" style:auto-text-indent="false"/>
      <style:text-properties officeooo:paragraph-rsid="001e1d29"/>
    </style:style>
    <style:style style:name="P71" style:family="paragraph" style:parent-style-name="Standard" style:list-style-name="WWNum3">
      <style:paragraph-properties fo:margin-left="0.75in" fo:margin-right="0in" fo:orphans="2" fo:widows="2" fo:text-indent="-0.5in" style:auto-text-indent="false">
        <style:tab-stops>
          <style:tab-stop style:position="3.25in" style:type="center"/>
          <style:tab-stop style:position="6.5in" style:type="right"/>
        </style:tab-stops>
      </style:paragraph-properties>
    </style:style>
    <style:style style:name="P72" style:family="paragraph" style:parent-style-name="Standard" style:list-style-name="WWNum3">
      <style:paragraph-properties fo:margin-left="0.75in" fo:margin-right="0in" fo:orphans="2" fo:widows="2" fo:text-indent="-0.5in" style:auto-text-indent="false">
        <style:tab-stops>
          <style:tab-stop style:position="3.25in" style:type="center"/>
          <style:tab-stop style:position="6.5in" style:type="right"/>
        </style:tab-stops>
      </style:paragraph-properties>
      <style:text-properties officeooo:paragraph-rsid="001e1d29"/>
    </style:style>
    <style:style style:name="P73" style:family="paragraph" style:parent-style-name="Standard" style:list-style-name="WWNum20">
      <style:paragraph-properties fo:margin-left="0.75in" fo:margin-right="0in" fo:orphans="2" fo:widows="2" fo:text-indent="-0.5in" style:auto-text-indent="false">
        <style:tab-stops>
          <style:tab-stop style:position="3.25in" style:type="center"/>
          <style:tab-stop style:position="6.5in" style:type="right"/>
        </style:tab-stops>
      </style:paragraph-properties>
    </style:style>
    <style:style style:name="P74" style:family="paragraph" style:parent-style-name="Standard" style:list-style-name="WWNum6">
      <style:paragraph-properties fo:margin-left="0.75in" fo:margin-right="0in" fo:orphans="2" fo:widows="2" fo:text-indent="-0.5in" style:auto-text-indent="false"/>
    </style:style>
    <style:style style:name="P75" style:family="paragraph" style:parent-style-name="Standard" style:list-style-name="WWNum6">
      <style:paragraph-properties fo:margin-left="0.75in" fo:margin-right="0in" fo:margin-top="0in" fo:margin-bottom="0.139in" loext:contextual-spacing="true" fo:line-height="115%" fo:orphans="2" fo:widows="2" fo:text-indent="-0.5in" style:auto-text-indent="false"/>
    </style:style>
    <style:style style:name="P76" style:family="paragraph" style:parent-style-name="Standard" style:list-style-name="WWNum6">
      <style:paragraph-properties fo:margin-left="0.75in" fo:margin-right="0in" fo:margin-top="0in" fo:margin-bottom="0.139in" loext:contextual-spacing="true" fo:line-height="115%" fo:text-align="center" style:justify-single-word="false" fo:orphans="2" fo:widows="2" fo:text-indent="-0.5in" style:auto-text-indent="false"/>
    </style:style>
    <style:style style:name="P77" style:family="paragraph" style:parent-style-name="Standard" style:list-style-name="WWNum3">
      <style:paragraph-properties fo:margin-left="1.5in" fo:margin-right="0in" fo:margin-top="0.0693in" fo:margin-bottom="0.0693in" loext:contextual-spacing="true" fo:orphans="2" fo:widows="2" fo:text-indent="-0.1252in" style:auto-text-indent="false"/>
    </style:style>
    <style:style style:name="P78" style:family="paragraph" style:parent-style-name="Standard" style:list-style-name="WWNum3">
      <style:paragraph-properties fo:margin-left="1.5in" fo:margin-right="0in" fo:margin-top="0.0693in" fo:margin-bottom="0.0693in" loext:contextual-spacing="true" fo:orphans="2" fo:widows="2" fo:text-indent="-0.1252in" style:auto-text-indent="false"/>
      <style:text-properties officeooo:paragraph-rsid="001e1d29"/>
    </style:style>
    <style:style style:name="P79" style:family="paragraph" style:parent-style-name="Standard" style:list-style-name="WWNum3">
      <style:paragraph-properties fo:margin-left="1.5in" fo:margin-right="0in" fo:orphans="2" fo:widows="2" fo:text-indent="-0.1252in" style:auto-text-indent="false">
        <style:tab-stops>
          <style:tab-stop style:position="3.25in" style:type="center"/>
          <style:tab-stop style:position="6.5in" style:type="right"/>
        </style:tab-stops>
      </style:paragraph-properties>
    </style:style>
    <style:style style:name="P80" style:family="paragraph" style:parent-style-name="Standard" style:list-style-name="WWNum20">
      <style:paragraph-properties fo:margin-left="1.5in" fo:margin-right="0in" fo:orphans="2" fo:widows="2" fo:text-indent="-0.1252in" style:auto-text-indent="false">
        <style:tab-stops>
          <style:tab-stop style:position="3.25in" style:type="center"/>
          <style:tab-stop style:position="6.5in" style:type="right"/>
        </style:tab-stops>
      </style:paragraph-properties>
    </style:style>
    <style:style style:name="P81" style:family="paragraph" style:parent-style-name="Standard" style:list-style-name="WWNum3">
      <style:paragraph-properties fo:margin-left="1.5in" fo:margin-right="0in" fo:orphans="2" fo:widows="2" fo:text-indent="-0.1252in" style:auto-text-indent="false">
        <style:tab-stops>
          <style:tab-stop style:position="1.5in" style:type="center"/>
          <style:tab-stop style:position="6.5in" style:type="right"/>
        </style:tab-stops>
      </style:paragraph-properties>
    </style:style>
    <style:style style:name="P82" style:family="paragraph" style:parent-style-name="Standard" style:list-style-name="WWNum3">
      <style:paragraph-properties fo:margin-left="1.5in" fo:margin-right="0in" fo:margin-top="0in" fo:margin-bottom="0.139in" loext:contextual-spacing="true" fo:line-height="115%" fo:orphans="2" fo:widows="2" fo:text-indent="-0.1252in" style:auto-text-indent="false"/>
    </style:style>
    <style:style style:name="P83"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style>
    <style:style style:name="P84" style:family="paragraph" style:parent-style-name="Standard" style:list-style-name="WWNum6">
      <style:paragraph-properties fo:margin-left="1.5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style>
    <style:style style:name="P85"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style>
    <style:style style:name="P86"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officeooo:paragraph-rsid="001e1d29"/>
    </style:style>
    <style:style style:name="P87" style:family="paragraph" style:parent-style-name="Standard">
      <style:paragraph-properties fo:margin-left="0in" fo:margin-right="0in" fo:margin-top="0in" fo:margin-bottom="0in" loext:contextual-spacing="false" fo:text-align="center" style:justify-single-word="false" fo:orphans="2" fo:widows="2" fo:text-indent="0.25in" style:auto-text-indent="false">
        <style:tab-stops>
          <style:tab-stop style:position="3in" style:type="center"/>
          <style:tab-stop style:position="6in" style:type="right"/>
        </style:tab-stops>
      </style:paragraph-properties>
      <style:text-properties officeooo:paragraph-rsid="001e1d29"/>
    </style:style>
    <style:style style:name="P88" style:family="paragraph" style:parent-style-name="Standard">
      <style:paragraph-properties fo:margin-left="0.5in" fo:margin-right="0in" fo:margin-top="0in" fo:margin-bottom="0in" loext:contextual-spacing="false" fo:orphans="2" fo:widows="2" fo:text-indent="0in" style:auto-text-indent="false"/>
    </style:style>
    <style:style style:name="P89" style:family="paragraph" style:parent-style-name="Standard">
      <style:paragraph-properties fo:margin-left="0.5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90" style:family="paragraph" style:parent-style-name="Standard">
      <style:paragraph-properties fo:margin-left="0.5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text-properties officeooo:paragraph-rsid="001e1d29"/>
    </style:style>
    <style:style style:name="P91" style:family="paragraph" style:parent-style-name="Standard" style:list-style-name="WWNum3">
      <style:paragraph-properties fo:margin-left="2in" fo:margin-right="0in" fo:margin-top="0in" fo:margin-bottom="0.139in" loext:contextual-spacing="true" fo:line-height="115%" fo:orphans="2" fo:widows="2" fo:text-indent="-0.25in" style:auto-text-indent="false"/>
    </style:style>
    <style:style style:name="P92" style:family="paragraph" style:parent-style-name="Standard" style:list-style-name="WWNum6">
      <style:paragraph-properties fo:margin-left="2in" fo:margin-right="0in" fo:margin-top="0in" fo:margin-bottom="0.139in" loext:contextual-spacing="true" fo:line-height="115%" fo:orphans="2" fo:widows="2" fo:text-indent="-0.25in" style:auto-text-indent="false"/>
    </style:style>
    <style:style style:name="P93" style:family="paragraph" style:parent-style-name="Standard" style:list-style-name="WWNum6">
      <style:paragraph-properties fo:margin-left="2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style>
    <style:style style:name="P94" style:family="paragraph" style:parent-style-name="Standard" style:list-style-name="WWNum20">
      <style:paragraph-properties fo:margin-left="2in" fo:margin-right="0in" fo:orphans="2" fo:widows="2" fo:text-indent="-0.25in" style:auto-text-indent="false">
        <style:tab-stops>
          <style:tab-stop style:position="3.25in" style:type="center"/>
          <style:tab-stop style:position="6.5in" style:type="right"/>
        </style:tab-stops>
      </style:paragraph-properties>
    </style:style>
    <style:style style:name="P95" style:family="paragraph" style:parent-style-name="Standard">
      <style:paragraph-properties fo:margin-left="0.25in" fo:margin-right="0in" fo:margin-top="0.0693in" fo:margin-bottom="0.0693in" loext:contextual-spacing="false" fo:orphans="2" fo:widows="2" fo:text-indent="0in" style:auto-text-indent="false"/>
    </style:style>
    <style:style style:name="P96" style:family="paragraph" style:parent-style-name="Standard" style:list-style-name="WWNum3">
      <style:paragraph-properties fo:margin-left="0.25in" fo:margin-right="0in" fo:margin-top="0.0693in" fo:margin-bottom="0.0693in" loext:contextual-spacing="true" fo:orphans="2" fo:widows="2" fo:text-indent="0in" style:auto-text-indent="false"/>
    </style:style>
    <style:style style:name="P97" style:family="paragraph" style:parent-style-name="Standard" style:list-style-name="WWNum5">
      <style:paragraph-properties fo:margin-left="0.3752in" fo:margin-right="0in" fo:orphans="2" fo:widows="2" fo:text-indent="0in" style:auto-text-indent="false">
        <style:tab-stops>
          <style:tab-stop style:position="0.3752in" style:type="right"/>
        </style:tab-stops>
      </style:paragraph-properties>
    </style:style>
    <style:style style:name="P98" style:family="paragraph" style:parent-style-name="Standard">
      <style:paragraph-properties fo:margin-left="2.25in" fo:margin-right="0in" fo:margin-top="0in" fo:margin-bottom="0in" loext:contextual-spacing="false" fo:orphans="2" fo:widows="2" fo:text-indent="0in" style:auto-text-indent="false">
        <style:tab-stops>
          <style:tab-stop style:position="0.3752in" style:type="right"/>
        </style:tab-stops>
      </style:paragraph-properties>
    </style:style>
    <style:style style:name="P99" style:family="paragraph" style:parent-style-name="Standard" style:list-style-name="WWNum5">
      <style:paragraph-properties fo:margin-left="0.5in" fo:margin-right="0in" fo:orphans="2" fo:widows="2" fo:text-indent="-0.1252in" style:auto-text-indent="false">
        <style:tab-stops>
          <style:tab-stop style:position="3.25in" style:type="center"/>
          <style:tab-stop style:position="6.5in" style:type="right"/>
        </style:tab-stops>
      </style:paragraph-properties>
    </style:style>
    <style:style style:name="P100" style:family="paragraph" style:parent-style-name="Standard" style:list-style-name="WWNum5">
      <style:paragraph-properties fo:margin-left="0.75in" fo:margin-right="0in" fo:orphans="2" fo:widows="2" fo:text-indent="-0.1252in" style:auto-text-indent="false">
        <style:tab-stops>
          <style:tab-stop style:position="0.6252in" style:type="center"/>
          <style:tab-stop style:position="6.5in" style:type="right"/>
        </style:tab-stops>
      </style:paragraph-properties>
    </style:style>
    <style:style style:name="P101" style:family="paragraph" style:parent-style-name="Standard">
      <style:paragraph-properties fo:margin-left="0.75in" fo:margin-right="0in" fo:margin-top="0in" fo:margin-bottom="0in" loext:contextual-spacing="false" fo:orphans="2" fo:widows="2" fo:text-indent="0in" style:auto-text-indent="false"/>
    </style:style>
    <style:style style:name="P102" style:family="paragraph" style:parent-style-name="Standard">
      <style:paragraph-properties fo:margin-left="0.75in" fo:margin-right="0in" fo:margin-top="0in" fo:margin-bottom="0in" loext:contextual-spacing="false" fo:orphans="2" fo:widows="2" fo:text-indent="0in" style:auto-text-indent="false">
        <style:tab-stops>
          <style:tab-stop style:position="0.6252in" style:type="center"/>
        </style:tab-stops>
      </style:paragraph-properties>
    </style:style>
    <style:style style:name="P103" style:family="paragraph" style:parent-style-name="Standard" style:list-style-name="WWNum5">
      <style:paragraph-properties fo:margin-left="1in" fo:margin-right="0in" fo:orphans="2" fo:widows="2" fo:text-indent="-0.1252in" style:auto-text-indent="false">
        <style:tab-stops>
          <style:tab-stop style:position="0.6252in" style:type="center"/>
          <style:tab-stop style:position="6.5in" style:type="right"/>
        </style:tab-stops>
      </style:paragraph-properties>
    </style:style>
    <style:style style:name="P104" style:family="paragraph" style:parent-style-name="Standard" style:list-style-name="WWNum5">
      <style:paragraph-properties fo:margin-left="0.8126in" fo:margin-right="0in" fo:orphans="2" fo:widows="2" fo:text-indent="-0.1874in" style:auto-text-indent="false">
        <style:tab-stops>
          <style:tab-stop style:position="3.25in" style:type="center"/>
          <style:tab-stop style:position="6.5in" style:type="right"/>
        </style:tab-stops>
      </style:paragraph-properties>
    </style:style>
    <style:style style:name="P105" style:family="paragraph" style:parent-style-name="Standard">
      <style:paragraph-properties fo:margin-left="0.8126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106" style:family="paragraph" style:parent-style-name="Standard">
      <style:paragraph-properties fo:margin-left="2in" fo:margin-right="0in" fo:margin-top="0in" fo:margin-bottom="0in" loext:contextual-spacing="false" fo:orphans="2" fo:widows="2" fo:text-indent="0in" style:auto-text-indent="false"/>
    </style:style>
    <style:style style:name="P107" style:family="paragraph" style:parent-style-name="Standard">
      <style:paragraph-properties fo:margin-left="2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108" style:family="paragraph" style:parent-style-name="Standard" style:list-style-name="WWNum20">
      <style:paragraph-properties fo:margin-left="2.5in" fo:margin-right="0in" fo:orphans="2" fo:widows="2" fo:text-indent="-0.25in" style:auto-text-indent="false">
        <style:tab-stops>
          <style:tab-stop style:position="3.25in" style:type="center"/>
          <style:tab-stop style:position="6.5in" style:type="right"/>
        </style:tab-stops>
      </style:paragraph-properties>
    </style:style>
    <style:style style:name="P109" style:family="paragraph" style:parent-style-name="Standard" style:list-style-name="WWNum2">
      <style:paragraph-properties fo:margin-left="2.5in" fo:margin-right="0in" fo:margin-top="0in" fo:margin-bottom="0.139in" loext:contextual-spacing="true" fo:line-height="115%" fo:orphans="2" fo:widows="2" fo:text-indent="-0.25in" style:auto-text-indent="false"/>
    </style:style>
    <style:style style:name="P110" style:family="paragraph" style:parent-style-name="Standard" style:list-style-name="WWNum24">
      <style:paragraph-properties fo:margin-left="0.528in" fo:margin-right="0in" fo:orphans="2" fo:widows="2" fo:text-indent="-0.25in" style:auto-text-indent="false"/>
    </style:style>
    <style:style style:name="P111" style:family="paragraph" style:parent-style-name="Standard">
      <style:paragraph-properties fo:margin-left="0.528in" fo:margin-right="0in" fo:margin-top="0in" fo:margin-bottom="0in" loext:contextual-spacing="false" fo:orphans="2" fo:widows="2" fo:text-indent="0in" style:auto-text-indent="false"/>
    </style:style>
    <style:style style:name="P112" style:family="paragraph" style:parent-style-name="Standard">
      <style:paragraph-properties fo:margin-left="1in" fo:margin-right="0in" fo:margin-top="0in" fo:margin-bottom="0in" loext:contextual-spacing="false" fo:orphans="2" fo:widows="2" fo:text-indent="0in" style:auto-text-indent="false"/>
    </style:style>
    <style:style style:name="P113" style:family="paragraph" style:parent-style-name="Standard" style:list-style-name="WWNum41">
      <style:paragraph-properties fo:margin-left="1.25in" fo:margin-right="0in" fo:margin-top="0in" fo:margin-bottom="0.139in" loext:contextual-spacing="true" fo:line-height="115%" fo:orphans="2" fo:widows="2" fo:text-indent="-0.25in" style:auto-text-indent="false"/>
    </style:style>
    <style:style style:name="P114" style:family="paragraph" style:parent-style-name="Standard" style:list-style-name="WWNum41">
      <style:paragraph-properties fo:margin-left="1.75in" fo:margin-right="0in" fo:margin-top="0in" fo:margin-bottom="0.139in" loext:contextual-spacing="true" fo:line-height="115%" fo:orphans="2" fo:widows="2" fo:text-indent="-0.1252in" style:auto-text-indent="false"/>
    </style:style>
    <style:style style:name="P115" style:family="paragraph" style:parent-style-name="Standard">
      <style:paragraph-properties fo:margin-left="0.1252in" fo:margin-right="0in" fo:margin-top="0in" fo:margin-bottom="0in" loext:contextual-spacing="false" fo:text-align="center" style:justify-single-word="false" fo:orphans="2" fo:widows="2" fo:text-indent="0in" style:auto-text-indent="false"/>
    </style:style>
    <style:style style:name="P116" style:family="paragraph" style:parent-style-name="Standard" style:list-style-name="WWNum2">
      <style:paragraph-properties fo:margin-left="1.5in" fo:margin-right="0in" fo:margin-top="0in" fo:margin-bottom="0.139in" loext:contextual-spacing="true" fo:line-height="115%" fo:orphans="2" fo:widows="2" fo:text-indent="-0.25in" style:auto-text-indent="false"/>
    </style:style>
    <style:style style:name="P117" style:family="paragraph" style:parent-style-name="Standard" style:list-style-name="WWNum11">
      <style:paragraph-properties fo:margin-left="1.5in" fo:margin-right="0in" fo:margin-top="0in" fo:margin-bottom="0.139in" loext:contextual-spacing="true" fo:line-height="115%" fo:orphans="2" fo:widows="2" fo:text-indent="-0.25in" style:auto-text-indent="false">
        <style:tab-stops>
          <style:tab-stop style:position="1.25in"/>
        </style:tab-stops>
      </style:paragraph-properties>
    </style:style>
    <style:style style:name="P118" style:family="paragraph" style:parent-style-name="Standard" style:list-style-name="WWNum2">
      <style:paragraph-properties fo:margin-left="2in" fo:margin-right="0in" fo:margin-top="0in" fo:margin-bottom="0.139in" loext:contextual-spacing="true" fo:line-height="115%" fo:orphans="2" fo:widows="2" fo:text-indent="-0.1252in" style:auto-text-indent="false"/>
    </style:style>
    <style:style style:name="P119" style:family="paragraph" style:parent-style-name="Standard" style:list-style-name="WWNum6">
      <style:paragraph-properties fo:margin-left="1in" fo:margin-right="0in" fo:margin-top="0in" fo:margin-bottom="0.139in" loext:contextual-spacing="true" fo:line-height="115%" fo:orphans="2" fo:widows="2" fo:text-indent="-0.5in" style:auto-text-indent="false"/>
    </style:style>
    <style:style style:name="P120" style:family="paragraph" style:parent-style-name="Standard">
      <style:paragraph-properties fo:margin-left="1.5in" fo:margin-right="0in" fo:margin-top="0in" fo:margin-bottom="0in" loext:contextual-spacing="false" fo:orphans="2" fo:widows="2" fo:text-indent="0in" style:auto-text-indent="false"/>
    </style:style>
    <style:style style:name="P121" style:family="paragraph" style:parent-style-name="Standard" style:list-style-name="WWNum6">
      <style:paragraph-properties fo:margin-left="0.8752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style>
    <style:style style:name="P122" style:family="paragraph" style:parent-style-name="Standard" style:list-style-name="WWNum11">
      <style:paragraph-properties fo:margin-left="1.5in" fo:margin-right="0in" fo:margin-top="0in" fo:margin-bottom="0.139in" loext:contextual-spacing="true" fo:line-height="115%" fo:orphans="2" fo:widows="2" fo:text-indent="-0.1874in" style:auto-text-indent="false">
        <style:tab-stops>
          <style:tab-stop style:position="0.75in"/>
          <style:tab-stop style:position="0.8752in"/>
        </style:tab-stops>
      </style:paragraph-properties>
    </style:style>
    <style:style style:name="P123" style:family="paragraph" style:parent-style-name="Standard" style:list-style-name="WWNum11">
      <style:paragraph-properties fo:margin-left="4.25in" fo:margin-right="0in" fo:margin-top="0in" fo:margin-bottom="0.139in" loext:contextual-spacing="true" fo:line-height="115%" fo:orphans="2" fo:widows="2" fo:text-indent="-2.5in" style:auto-text-indent="false">
        <style:tab-stops>
          <style:tab-stop style:position="0.75in"/>
          <style:tab-stop style:position="0.8752in"/>
        </style:tab-stops>
      </style:paragraph-properties>
    </style:style>
    <style:style style:name="P124" style:family="paragraph" style:parent-style-name="Standard" style:list-style-name="WWNum11">
      <style:paragraph-properties fo:margin-left="4.25in" fo:margin-right="0in" fo:margin-top="0in" fo:margin-bottom="0.139in" loext:contextual-spacing="true" fo:line-height="115%" fo:orphans="2" fo:widows="2" fo:text-indent="-2.5in" style:auto-text-indent="false">
        <style:tab-stops>
          <style:tab-stop style:position="1.25in"/>
        </style:tab-stops>
      </style:paragraph-properties>
    </style:style>
    <style:style style:name="P125" style:family="paragraph" style:parent-style-name="Standard" style:list-style-name="WWNum11">
      <style:paragraph-properties fo:margin-left="4.75in" fo:margin-right="0in" fo:margin-top="0in" fo:margin-bottom="0.139in" loext:contextual-spacing="true" fo:line-height="115%" fo:orphans="2" fo:widows="2" fo:text-indent="-2.75in" style:auto-text-indent="false">
        <style:tab-stops>
          <style:tab-stop style:position="0.75in"/>
          <style:tab-stop style:position="0.8752in"/>
        </style:tab-stops>
      </style:paragraph-properties>
    </style:style>
    <style:style style:name="P126" style:family="paragraph" style:parent-style-name="Standard" style:list-style-name="WWNum11">
      <style:paragraph-properties fo:margin-left="4.75in" fo:margin-right="0in" fo:margin-top="0in" fo:margin-bottom="0.139in" loext:contextual-spacing="true" fo:line-height="115%" fo:orphans="2" fo:widows="2" fo:text-indent="-2.75in" style:auto-text-indent="false">
        <style:tab-stops>
          <style:tab-stop style:position="1.25in"/>
        </style:tab-stops>
      </style:paragraph-properties>
    </style:style>
    <style:style style:name="P127" style:family="paragraph" style:parent-style-name="Standard" style:list-style-name="WWNum11">
      <style:paragraph-properties fo:margin-left="2.1874in" fo:margin-right="0in" fo:margin-top="0in" fo:margin-bottom="0.139in" loext:contextual-spacing="true" fo:line-height="115%" fo:orphans="2" fo:widows="2" fo:text-indent="-0.1874in" style:auto-text-indent="false">
        <style:tab-stops>
          <style:tab-stop style:position="0.75in"/>
          <style:tab-stop style:position="0.8752in"/>
        </style:tab-stops>
      </style:paragraph-properties>
    </style:style>
    <style:style style:name="P128" style:family="paragraph" style:parent-style-name="Standard" style:list-style-name="WWNum11">
      <style:paragraph-properties fo:margin-left="2.1252in" fo:margin-right="0in" fo:margin-top="0in" fo:margin-bottom="0.139in" loext:contextual-spacing="true" fo:line-height="115%" fo:orphans="2" fo:widows="2" fo:text-indent="-0.1252in" style:auto-text-indent="false">
        <style:tab-stops>
          <style:tab-stop style:position="0.75in"/>
          <style:tab-stop style:position="0.8752in"/>
        </style:tab-stops>
      </style:paragraph-properties>
    </style:style>
    <style:style style:name="P129" style:family="paragraph" style:parent-style-name="Standard" style:list-style-name="WWNum11">
      <style:paragraph-properties fo:margin-left="2.25in" fo:margin-right="0in" fo:margin-top="0in" fo:margin-bottom="0.139in" loext:contextual-spacing="true" fo:line-height="115%" fo:orphans="2" fo:widows="2" fo:text-indent="-0.25in" style:auto-text-indent="false">
        <style:tab-stops>
          <style:tab-stop style:position="0.75in"/>
          <style:tab-stop style:position="0.8752in"/>
        </style:tab-stops>
      </style:paragraph-properties>
    </style:style>
    <style:style style:name="P130" style:family="paragraph" style:parent-style-name="Standard" style:list-style-name="WWNum11">
      <style:paragraph-properties fo:margin-left="1.6252in" fo:margin-right="0in" fo:margin-top="0in" fo:margin-bottom="0.139in" loext:contextual-spacing="true" fo:line-height="115%" fo:orphans="2" fo:widows="2" fo:text-indent="-0.1252in" style:auto-text-indent="false">
        <style:tab-stops>
          <style:tab-stop style:position="1.25in"/>
        </style:tab-stops>
      </style:paragraph-properties>
    </style:style>
    <style:style style:name="P131" style:family="paragraph" style:parent-style-name="Standard">
      <style:paragraph-properties fo:margin-left="1.75in" fo:margin-right="0in" fo:margin-top="0in" fo:margin-bottom="0in" loext:contextual-spacing="false" fo:text-align="justify" style:justify-single-word="false" fo:orphans="2" fo:widows="2" fo:text-indent="0in" style:auto-text-indent="false"/>
    </style:style>
    <style:style style:name="P132" style:family="paragraph" style:parent-style-name="Standard" style:list-style-name="WWNum11">
      <style:paragraph-properties fo:margin-left="0in" fo:margin-right="0in" fo:margin-top="0.0693in" fo:margin-bottom="0.0693in" loext:contextual-spacing="true" fo:orphans="2" fo:widows="2" fo:text-indent="0in" style:auto-text-indent="false">
        <style:tab-stops>
          <style:tab-stop style:position="3.25in" style:type="center"/>
          <style:tab-stop style:position="6.5in" style:type="right"/>
        </style:tab-stops>
      </style:paragraph-properties>
      <style:text-properties officeooo:paragraph-rsid="001e2fc4"/>
    </style:style>
    <style:style style:name="P133" style:family="paragraph" style:parent-style-name="Text_20_body">
      <style:text-properties officeooo:paragraph-rsid="000991c8"/>
    </style:style>
    <style:style style:name="P134" style:family="paragraph" style:parent-style-name="Text_20_body" style:list-style-name="WWNum35"/>
    <style:style style:name="P135" style:family="paragraph" style:parent-style-name="Text_20_body" style:list-style-name="WWNum3"/>
    <style:style style:name="P136" style:family="paragraph" style:parent-style-name="Text_20_body" style:list-style-name="WWNum11"/>
    <style:style style:name="P137" style:family="paragraph" style:parent-style-name="Text_20_body" style:list-style-name="WWNum14">
      <loext:graphic-properties draw:fill="none"/>
      <style:paragraph-properties fo:margin-left="0in" fo:margin-right="0in" fo:margin-top="0in" fo:margin-bottom="0.0972in" loext:contextual-spacing="false" fo:line-height="120%" fo:text-align="start" style:justify-single-word="false" fo:orphans="2" fo:widows="2" fo:text-indent="0in" style:auto-text-indent="false" fo:background-color="transparent" style:writing-mode="lr-tb"/>
    </style:style>
    <style:style style:name="P138" style:family="paragraph" style:parent-style-name="Text_20_body" style:list-style-name="WWNum14" style:master-page-name="Standard">
      <loext:graphic-properties draw:fill="none"/>
      <style:paragraph-properties fo:margin-left="0in" fo:margin-right="0in" fo:margin-top="0in" fo:margin-bottom="0.0972in" loext:contextual-spacing="false" fo:line-height="120%" fo:text-align="start" style:justify-single-word="false" fo:orphans="2" fo:widows="2" fo:text-indent="0in" style:auto-text-indent="false" style:page-number="1" fo:background-color="transparent" style:writing-mode="lr-tb"/>
    </style:style>
    <style:style style:name="P139" style:family="paragraph" style:parent-style-name="Text_20_body">
      <style:paragraph-properties fo:margin-left="0in" fo:margin-right="0in" fo:margin-top="0in" fo:margin-bottom="0in" loext:contextual-spacing="false" fo:text-indent="0in" style:auto-text-indent="false"/>
    </style:style>
    <style:style style:name="P140" style:family="paragraph" style:parent-style-name="Heading_20_3" style:list-style-name="WWNum14">
      <style:paragraph-properties fo:margin-left="0.5in" fo:margin-right="0in" fo:keep-together="always" fo:orphans="2" fo:widows="2" fo:text-indent="-0.25in" style:auto-text-indent="false" fo:keep-with-next="always"/>
    </style:style>
    <style:style style:name="P141" style:family="paragraph" style:parent-style-name="Heading_20_4" style:list-style-name="WWNum28">
      <style:paragraph-properties fo:margin-left="0.6874in" fo:margin-right="0in" fo:keep-together="always" fo:orphans="2" fo:widows="2" fo:text-indent="-0.25in" style:auto-text-indent="false" fo:keep-with-next="always"/>
    </style:style>
    <style:style style:name="P142" style:family="paragraph" style:parent-style-name="Heading_20_4" style:list-style-name="WWNum9">
      <style:paragraph-properties fo:margin-left="0.6874in" fo:margin-right="0in" fo:keep-together="always" fo:orphans="2" fo:widows="2" fo:text-indent="-0.25in" style:auto-text-indent="false" fo:keep-with-next="always"/>
    </style:style>
    <style:style style:name="P143" style:family="paragraph">
      <loext:graphic-properties draw:fill="solid" draw:fill-color="#ffffff"/>
      <style:paragraph-properties fo:text-align="start"/>
      <style:text-properties fo:font-size="18pt"/>
    </style:style>
    <style:style style:name="P144"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officeooo:rsid="000db406" style:font-size-asian="12pt" style:font-size-complex="12pt"/>
    </style:style>
    <style:style style:name="T3" style:family="text">
      <style:text-properties fo:font-size="12pt" officeooo:rsid="000f8b92" style:font-size-asian="12pt" style:font-size-complex="12pt"/>
    </style:style>
    <style:style style:name="T4" style:family="text">
      <style:text-properties fo:font-size="12pt" officeooo:rsid="00112c8c" style:font-size-asian="12pt" style:font-size-complex="12pt"/>
    </style:style>
    <style:style style:name="T5" style:family="text">
      <style:text-properties fo:font-size="12pt" officeooo:rsid="001318bc" style:font-size-asian="12pt" style:font-size-complex="12pt"/>
    </style:style>
    <style:style style:name="T6" style:family="text">
      <style:text-properties fo:font-size="12pt" officeooo:rsid="001d4fd2" style:font-size-asian="12pt" style:font-size-complex="12pt"/>
    </style:style>
    <style:style style:name="T7" style:family="text">
      <style:text-properties fo:font-size="12pt" officeooo:rsid="001dab64" style:font-size-asian="12pt" style:font-size-complex="12pt"/>
    </style:style>
    <style:style style:name="T8" style:family="text">
      <style:text-properties fo:font-size="12pt" officeooo:rsid="001e1d29" style:font-size-asian="12pt" style:font-size-complex="12pt"/>
    </style:style>
    <style:style style:name="T9" style:family="text">
      <style:text-properties fo:font-size="12pt" officeooo:rsid="001e2fc4"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officeooo:rsid="001d4fd2" style:font-size-asian="12pt" style:font-weight-asian="bold" style:font-size-complex="12pt"/>
    </style:style>
    <style:style style:name="T12" style:family="text">
      <style:text-properties fo:font-size="12pt" fo:font-weight="bold" officeooo:rsid="001dab64" style:font-size-asian="12pt" style:font-weight-asian="bold" style:font-size-complex="12pt"/>
    </style:style>
    <style:style style:name="T13" style:family="text">
      <style:text-properties fo:font-size="12pt" fo:font-weight="bold" officeooo:rsid="001e1d29" style:font-size-asian="12pt" style:font-weight-asian="bold"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style:text-underline-style="solid" style:text-underline-width="auto" style:text-underline-color="font-color" officeooo:rsid="001318bc" style:font-size-asian="12pt" style:font-size-complex="12pt"/>
    </style:style>
    <style:style style:name="T16" style:family="text">
      <style:text-properties fo:font-size="12pt" style:text-underline-style="solid" style:text-underline-width="auto" style:text-underline-color="font-color" fo:font-weight="bold" style:font-size-asian="12pt" style:font-weight-asian="bold" style:font-size-complex="12pt"/>
    </style:style>
    <style:style style:name="T17" style:family="text">
      <style:text-properties fo:font-size="12pt" fo:font-style="italic" style:font-size-asian="12pt" style:font-style-asian="italic" style:font-size-complex="12pt"/>
    </style:style>
    <style:style style:name="T18"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19" style:family="text">
      <style:text-properties fo:font-size="12pt" fo:font-style="italic" style:text-underline-style="solid" style:text-underline-width="auto" style:text-underline-color="font-color" style:font-size-asian="12pt" style:font-style-asian="italic" style:font-size-complex="12pt"/>
    </style:style>
    <style:style style:name="T20" style:family="text">
      <style:text-properties fo:font-size="12pt" fo:font-style="italic" fo:font-weight="bold" style:font-size-asian="12pt" style:font-style-asian="italic" style:font-weight-asian="bold" style:font-size-complex="12pt"/>
    </style:style>
    <style:style style:name="T21" style:family="text">
      <style:text-properties fo:font-variant="small-caps" fo:font-size="12pt" style:font-size-asian="12pt" style:font-size-complex="12pt"/>
    </style:style>
    <style:style style:name="T22" style:family="text">
      <style:text-properties fo:font-variant="small-caps" fo:font-size="12pt" officeooo:rsid="000991c8" style:font-size-asian="12pt" style:font-size-complex="12pt"/>
    </style:style>
    <style:style style:name="T23" style:family="text">
      <style:text-properties fo:font-variant="small-caps" fo:font-size="12pt" officeooo:rsid="001e2fc4" style:font-size-asian="12pt" style:font-size-complex="12pt"/>
    </style:style>
    <style:style style:name="T24" style:family="text">
      <style:text-properties fo:font-variant="small-caps" fo:font-size="12pt" fo:font-style="italic" style:font-size-asian="12pt" style:font-style-asian="italic" style:font-size-complex="12pt"/>
    </style:style>
    <style:style style:name="T25" style:family="text">
      <style:text-properties fo:font-variant="small-caps" fo:font-size="12pt" fo:font-weight="bold" style:font-size-asian="12pt" style:font-weight-asian="bold" style:font-size-complex="12pt"/>
    </style:style>
    <style:style style:name="T26" style:family="text">
      <style:text-properties fo:font-variant="small-caps" fo:font-size="12pt" fo:font-weight="bold" officeooo:rsid="000991c8" style:font-size-asian="12pt" style:font-weight-asian="bold" style:font-size-complex="12pt"/>
    </style:style>
    <style:style style:name="T27" style:family="text">
      <style:text-properties fo:font-variant="small-caps" fo:font-size="12pt" style:text-underline-style="solid" style:text-underline-width="auto" style:text-underline-color="font-color" fo:font-weight="bold" style:font-size-asian="12pt" style:font-weight-asian="bold" style:font-size-complex="12pt"/>
    </style:style>
    <style:style style:name="T28" style:family="text">
      <style:text-properties fo:font-variant="small-caps" fo:color="#000000" style:font-name="none" fo:font-size="12pt" fo:letter-spacing="normal" fo:font-style="normal" fo:font-weight="normal"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333333" fo:font-size="12pt" fo:font-style="italic" style:font-size-asian="12pt" style:font-style-asian="italic" style:font-size-complex="12pt"/>
    </style:style>
    <style:style style:name="T32" style:family="text">
      <style:text-properties fo:color="#333333" fo:font-size="12pt" style:font-size-asian="12pt" style:font-size-complex="12pt"/>
    </style:style>
    <style:style style:name="T33" style:family="text">
      <style:text-properties fo:font-weight="bold" style:font-weight-asian="bold"/>
    </style:style>
    <style:style style:name="T34" style:family="text">
      <style:text-properties fo:color="#000000" style:font-name="Wide Latin" fo:font-size="14pt" style:font-name-asian="Wide Latin1" style:font-size-asian="14pt" style:font-name-complex="Wide Latin1"/>
    </style:style>
    <style:style style:name="T35" style:family="text">
      <style:text-properties officeooo:rsid="000991c8"/>
    </style:style>
    <style:style style:name="T36" style:family="text">
      <style:text-properties fo:font-variant="normal" fo:text-transform="none" fo:color="#000000" style:font-name="none" fo:font-size="12pt" fo:letter-spacing="normal" fo:font-style="normal" fo:font-weight="normal" style:font-size-asian="12pt" style:font-size-complex="12pt"/>
    </style:style>
    <style:style style:name="T37" style:family="text">
      <style:text-properties fo:font-variant="normal" fo:text-transform="none" fo:color="#000000" style:font-name="none" fo:font-size="12pt" fo:letter-spacing="normal" fo:font-style="normal" fo:font-weight="normal" officeooo:rsid="00112c8c" style:font-size-asian="12pt" style:font-size-complex="12pt"/>
    </style:style>
    <style:style style:name="T38" style:family="text">
      <style:text-properties fo:font-variant="normal" fo:text-transform="none" fo:color="#009000" fo:font-size="12pt" fo:letter-spacing="normal" officeooo:rsid="001e1d29" style:font-size-asian="12pt" style:font-size-complex="12pt"/>
    </style:style>
    <style:style style:name="T39" style:family="text">
      <style:text-properties fo:font-variant="normal" fo:text-transform="none" fo:color="#009000" style:font-name="none" fo:font-size="14pt" fo:letter-spacing="normal" fo:font-style="normal" fo:font-weight="normal" officeooo:rsid="001e1d29" style:font-size-asian="12pt" style:font-size-complex="12pt"/>
    </style:style>
    <style:style style:name="T40" style:family="text">
      <style:text-properties fo:font-variant="normal" fo:text-transform="none" fo:color="#009000" style:font-name="none" fo:font-size="14pt" fo:letter-spacing="normal" fo:font-style="italic" fo:font-weight="normal" officeooo:rsid="001e1d29" style:font-size-asian="12pt" style:font-size-complex="12pt"/>
    </style:style>
    <style:style style:name="gr1" style:family="graphic">
      <style:graphic-properties draw:stroke="solid" svg:stroke-width="0.0138in" svg:stroke-color="#000000" draw:stroke-linejoin="round" draw:fill="solid" draw:fill-color="#ffffff" draw:textarea-vertical-align="top" draw:auto-grow-height="false" fo:min-height="0.4154in" fo:min-width="1.8165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9862in" fo:min-width="1.528in" fo:padding-top="0.0417in" fo:padding-bottom="0.0417in" fo:padding-left="0.0972in" fo:padding-right="0.0972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9307in" fo:min-width="1.3472in" fo:padding-top="0.0417in" fo:padding-bottom="0.0417in" fo:padding-left="0.0972in" fo:padding-right="0.0972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01545714478673647" text:style-name="WWNum14">
        <text:list-header>
          <text:p text:style-name="P138"><office:annotation><dc:date>2016-08-14T09:52:31.344405275</dc:date><text:p>&lt;!--StartFragment--&gt;</text:p></office:annotation># The Law Reigns over the Man Living in Sin – Romans 7</text:p>
        </text:list-header>
      </text:list>
      <text:p text:style-name="P139">## Introduction</text:p>
      <text:p text:style-name="Text_20_body"/>
      <text:p text:style-name="P139">### Theme: </text:p>
      <text:p text:style-name="P139">The law with his prescription of condemnation has dominion over the man living in his sin. Righteousness in life is impossible through the works of the law as the sinner is bound to his sin. Romans chapter seven deals with Carnality and the sinners relationship (so long as he lives) to sin and death. This chapter also emphasizes that the Law of God is holy.</text:p>
      <text:p text:style-name="Text_20_body"/>
      <text:p text:style-name="P139">### Division: Three Sections:</text:p>
      <text:p text:style-name="P139">- Verses 1 – 6: Died that You May be Married to Another</text:p>
      <text:p text:style-name="P139">In the first section, God shows how those that were placed by Him under the law were released from that relation by sharing in the death of Christ; so that, joined to a risen Christ, they bear fruit; and released from law, they are glad and willing to serve Him.</text:p>
      <text:p text:style-name="P139">The Apostle Paul reminds his Jewish brethren that the power of the law is terminated, and uses the illustration of a wife who has been freed by the death of her husband to marry another. The main thought is death dissolves legal obligation and that on the death of her husband a wife is legally free to contract another marriage.</text:p>
      <text:p text:style-name="P139">- Verses 7- 13: The Law is Holy, And Just and Good</text:p>
      <text:p text:style-name="P139">Paul explains that sin’s dominion is not that the fault of the Law of God. The law is good, but sin took advantage of him.</text:p>
      <text:p text:style-name="P139">- Verses 14 – 25: Paul’s Captivity to the Law of Sin </text:p>
      <text:p text:style-name="P139">In the final section, we have Paul testifying of his struggle under the law as an Israelite, before he experienced the great truth that in Christ he was dead to the law and to sin.</text:p>
      <text:p text:style-name="P139">&lt;!-- ////////////////////////////////////////////// --&gt;</text:p>
      <text:p text:style-name="P139">&lt;!-- ////////////////////////////////////////////// --&gt;</text:p>
      <text:p text:style-name="P139">&lt;!-- ////////////////////////////////////////////// →</text:p>
      <text:p text:style-name="P139">## Dead that You May be Married to Another (vs. 1-6)</text:p>
      <text:p text:style-name="P139">&gt; Romans 7:1—Know ye not, brethren, (for I speak to them that know the law,) how that the law hath dominion over a man as long as he liveth?</text:p>
      <text:p text:style-name="P139">### Meaning of the Illustration</text:p>
      <text:p text:style-name="P139">The sinner is in a binding relationship to his sin as a wife to a husband. So, long as they both live, the husband and wife are bound to each other under God. As the wife is in submission to her husband, so the sinner is under the dominion of the law of sin.</text:p>
      <text:p text:style-name="P139">Paul announces a death! The death of self in it being crucified with Christ opens a whole new world of opportunity. As the wife would be free from the law of her husband by death, so the sinner is freed from the law of sin through sharing in Christ’s death. This death is the crucifixion of the old man with Christ. ( Ac 13:38-39; Rom. 3:25; 5:21; 6:6; 7:4; 2Co 5:15; Gal. 1:4; 2:20; 5:24; 6:14; Eph 4:22; 5:2; Col 2:11; 3:5,9; Titus 2:14; Heb 9:15; 1Pe1:21; 4:2; 1John 2:2; 4:10)</text:p>
      <text:p text:style-name="P139">Raised then in resurrection, we share in Christ’s life that we might be married to another. In this second marriage, we are united with Christ.</text:p>
      <text:p text:style-name="P139">### The Power of the law is terminated</text:p>
      <text:p text:style-name="P139">As long as a person is LIVING in sin they are under the law. The Sinner has no choice but to be under the law, except if he die to his sinfulness. The law dominates the sinner. The person that lives in sin is under the law</text:p>
      <text:p text:style-name="Text_20_body"/>
      <text:p text:style-name="P139">Death dissolves the legal obligation of the marriage. The sinner can be free from the power of sin and the penalty of the broken law.</text:p>
      <text:p text:style-name="Text_20_body"/>
      <text:p text:style-name="P139">&gt; Romans 7:4—We must “become dead to the law by the body of Christ” </text:p>
      <text:p text:style-name="P139">&gt; Romans 6:14—sin shall not have dominion…ye are not under the law, but under grace.</text:p>
      <text:p text:style-name="Text_20_body"/>
      <text:p text:style-name="P139">#### Between the mind and the carnal works of the flesh.</text:p>
      <text:p text:style-name="P139">#### Between my will and the old unregenerate self</text:p>
      <text:p text:style-name="P139">#### Between my soul and sinfulness</text:p>
      <text:p text:style-name="P139">### The Difference of the Union with Jesus Christ</text:p>
      <text:p text:style-name="Text_20_body"/>
      <text:p text:style-name="P139">1. “Know ye not “ The old life is baptized into His death 6:3</text:p>
      <text:p text:style-name="P139">2. “Know ye not” The old service is broken off, destroyed through Christ. 6:16</text:p>
      <text:p text:style-name="P139">3. “Know ye not” The old union is impossible with the new union with Christ. 7:1</text:p>
      <text:p text:style-name="Text_20_body"/>
      <text:p text:style-name="P139">### The Service of the Union with Jesus Christ</text:p>
      <text:p text:style-name="Text_20_body"/>
      <text:p text:style-name="P139"><text:soft-page-break/>From this union with Christ will come our service to Christ. </text:p>
      <text:p text:style-name="Text_20_body"/>
      <text:p text:style-name="P139">&gt; Romans 7:6&amp;mdash; But now we are delivered from the law, that being dead wherein we were held; that we should serve in newness of spirit, and not in the oldness of the letter. </text:p>
      <text:p text:style-name="Text_20_body"/>
      <text:p text:style-name="P139">#### Serve with newness of life 6:4</text:p>
      <text:p text:style-name="P139">#### Serve in newness of Spirit 7:6</text:p>
      <text:p text:style-name="P139">#### Serve with new power Ro.1:16; 8:11; 1Co 6:14; 2Co 13:4; II Thess.1:11</text:p>
      <text:p text:style-name="P139">#### Serve as a new creature II Cor. 5:17; Gal.6:15</text:p>
      <text:p text:style-name="Text_20_body"/>
      <text:p text:style-name="P139">### The Fruitfulness of this Union</text:p>
      <text:p text:style-name="Text_20_body"/>
      <text:p text:style-name="P139">Union with Christ enables us to bring forth fruit.</text:p>
      <text:p text:style-name="P139">#### Our union with sin disabled us unto death.</text:p>
      <text:p text:style-name="Text_20_body"/>
      <text:p text:style-name="P139">Rom.1:32; 6:21; 7:5; Gal.5:19-21</text:p>
      <text:p text:style-name="Text_20_body"/>
      <text:p text:style-name="P139">#### Union with Christ enables us to bring forth fruit of Righteousness unto Holiness.</text:p>
      <text:p text:style-name="Text_20_body"/>
      <text:p text:style-name="P139">- Under Sin</text:p>
      <text:p text:style-name="Text_20_body"/>
      <text:p text:style-name="P139">As long as a person lives in sin brings forth fruit unto death. 7:5</text:p>
      <text:p text:style-name="Text_20_body"/>
      <text:p text:style-name="P139">- With Christ</text:p>
      <text:p text:style-name="Text_20_body"/>
      <text:p text:style-name="P139">Rom.1:13; 5:3-5; 6:22; John 15:2,4,5,8,16; I Cor. 1:6; Gal. 5:22-23; Eph 5:9; Php 1:11; 4:17; Col 1:6,10; Titus 3:14; Heb. 12:11; 13:15; James 3:18; 5:7; II Pe. 1:3-9<office:annotation><dc:date>2016-08-14T09:52:31.387560793</dc:date><text:p>&lt;!--EndFragment--&gt;</text:p></office:annotation></text:p>
      <text:list xml:id="list95255838592358" text:continue-numbering="true" text:style-name="WWNum14">
        <text:list-header>
          <text:p text:style-name="P137"/>
        </text:list-header>
      </text:list>
      <text:p text:style-name="Text_20_body"/>
      <text:p text:style-name="P24">&lt;!-- <text:s text:c="4"/>////////////////////////////////////////////// <text:s/>--&gt;</text:p>
      <text:p text:style-name="P24">&lt;!-- <text:s text:c="4"/>////////////////////////////////////////////// <text:s/>--&gt;</text:p>
      <text:p text:style-name="P24">&lt;!-- <text:s text:c="4"/>////////////////////////////////////////////// <text:s/>--&gt;</text:p>
      <text:p text:style-name="P22"><text:span text:style-name="T1"/></text:p>
      <text:p text:style-name="P27"><text:span text:style-name="T1">## The Law is Holy, And Just and Good </text:span><text:span text:style-name="T3">(vs. 7-13)</text:span></text:p>
      <text:p text:style-name="P22"><text:span text:style-name="T1"/></text:p>
      <text:p text:style-name="P10"/>
      <text:p text:style-name="P10"/>
      <text:p text:style-name="P10"><text:span text:style-name="T16">The Law itself is "Holy and Righteous and Good"</text:span></text:p>
      <text:p text:style-name="P10"/>
      <text:p text:style-name="P10"><text:span text:style-name="T1"><text:tab/>- Holy because it discloses sin</text:span></text:p>
      <text:p text:style-name="P10"><text:span text:style-name="T1"><text:tab/>- Righteous because it condemns the sinner</text:span></text:p>
      <text:p text:style-name="P10"><text:span text:style-name="T1"><text:tab/>- Good because of its spiritual purpose</text:span></text:p>
      <text:p text:style-name="P10"/>
      <text:p text:style-name="P10"/>
      <text:p text:style-name="P10"><text:span text:style-name="T16">The Law is like a plumb-line:</text:span></text:p>
      <text:p text:style-name="P10"/>
      <text:p text:style-name="P10"><text:span text:style-name="T1">It shows where and what we are in the sight of God. <text:s/>It is intended to constrain and conduct the awakened, condemned sinner to Christ. <text:s/>The Law then becomes the conductor to Christ in order that we may be justified by faith.</text:span></text:p>
      <text:p text:style-name="P10"/>
      <text:p text:style-name="P23"><text:span text:style-name="T16">The Law is a schoolmaster - to teach and instruct:</text:span></text:p>
      <text:p text:style-name="P4"/>
      <text:p text:style-name="P6"><text:span text:style-name="T1">The law is representative of security, stability, faithfulness, uniformity, equality. <text:s/>Absence of the law produces chaos, with its attendant evils. <text:s text:c="3"/></text:span><text:span text:style-name="T19">If the laws of nature were to stop what would be the results? <text:s/></text:span><text:span text:style-name="T1">End of the world and everything colliding together would be the results of the end of the law of nature. <text:s/></text:span></text:p>
      <text:p text:style-name="P4"/>
      <text:p text:style-name="P4"/>
      <text:p text:style-name="P4">//////////////////////////////////////////////////////////</text:p>
      <text:p text:style-name="P4"/>
      <text:list xml:id="list5774147285094106655" text:style-name="WWNum11">
        <text:list-item>
          <text:list>
            <text:list-item>
              <text:list>
                <text:list-item>
                  <text:list>
                    <text:list-item>
                      <text:list>
                        <text:list-item>
                          <text:list>
                            <text:list-header>
                              <text:p text:style-name="P132"><text:span text:style-name="T1">The law actually awakens rebellious desires within to convict us <text:s text:c="21"/>7:5,8</text:span></text:p>
                            </text:list-header>
                          </text:list>
                        </text:list-item>
                      </text:list>
                    </text:list-item>
                  </text:list>
                </text:list-item>
              </text:list>
            </text:list-item>
          </text:list>
        </text:list-item>
      </text:list>
      <text:list xml:id="list7264638744635479060" text:style-name="WWNum3">
        <text:list-header>
          <text:p text:style-name="P70"><text:span text:style-name="T1"/></text:p>
        </text:list-header>
        <text:list-item>
          <text:p text:style-name="P70"><text:span text:style-name="T1">The Law and sin</text:span></text:p>
          <text:list>
            <text:list-item>
              <text:p text:style-name="P58"><text:span text:style-name="T1">The law reveals the fact of sin<text:tab/>Rom.7: 7, 8; Col. 3:5; I Thess. 4:5</text:span></text:p>
            </text:list-item>
          </text:list>
        </text:list-item>
      </text:list>
      <text:p text:style-name="P69"><text:span text:style-name="T1">I had not known <text:s/>“lust” – {</text:span><text:span text:style-name="T14">Coveting</text:span><text:span text:style-name="T1"> (not the full extent) a longing (especially for what is forbidden):--concupiscence} except the law had said, Thou shalt not covet.</text:span></text:p>
      <text:list xml:id="list95257561470366" text:continue-numbering="true" text:style-name="WWNum3">
        <text:list-item>
          <text:list>
            <text:list-item>
              <text:p text:style-name="P58"><text:span text:style-name="T1">The law reveals the occasion of sin.<text:tab/> <text:tab/><text:tab/> <text:s text:c="4"/>8</text:span></text:p>
            </text:list-item>
          </text:list>
        </text:list-item>
      </text:list>
      <text:p text:style-name="P69"><text:span text:style-name="T1">Ro 4:15 Because the law worketh wrath: for where </text:span><text:span text:style-name="T14">no law is</text:span><text:span text:style-name="T1">, there is no transgression. <text:s text:c="47"/>Ro 7:8 But sin, taking occasion by the commandment, wrought in me all manner of concupiscence. For </text:span><text:span text:style-name="T14">without the law sin</text:span><text:span text:style-name="T1"> was dead. <text:s text:c="102"/>9 For I was alive </text:span><text:span text:style-name="T14">without the law</text:span><text:span text:style-name="T1"> once: but </text:span><text:span text:style-name="T16">when the commandment came, sin revived</text:span><text:span text:style-name="T1">, and I died.</text:span></text:p>
      <text:list xml:id="list95257528751707" text:continue-numbering="true" text:style-name="WWNum3">
        <text:list-item>
          <text:list>
            <text:list-item>
              <text:p text:style-name="P58"><text:span text:style-name="T1">The law reveals the <text:s/>power of sin<text:tab/> <text:tab/> <text:tab/> <text:s text:c="4"/>9 <text:s text:c="51"/>Under the law, a man becomes condemned to death because of sin. </text:span></text:p>
            </text:list-item>
            <text:list-item>
              <text:p text:style-name="P58"><text:span text:style-name="T1">The law reveals the deceitfulness of sin. <text:s text:c="2"/><text:tab/><text:tab/> <text:s text:c="4"/>11</text:span></text:p>
            </text:list-item>
          </text:list>
        </text:list-item>
      </text:list>
      <text:p text:style-name="P69"><text:span text:style-name="T1">Sin takes advantage of us and deceives us, <text:s/>The law of God is known in different ways: the ceremonial laws, the social laws, natural laws, <text:s/>moral laws and health laws. </text:span></text:p>
      <text:p text:style-name="P69"><text:span text:style-name="T1">The Jews believed you had to keep all of those laws to become holy. By the time of Paul's ministry, the rabbis had summed up all of the Old Testament law into 613 commandments. It is impossible to keep them all, especially since they had strained at the laws beyond the intention of God.</text:span></text:p>
      <text:list xml:id="list95256282358164" text:continue-numbering="true" text:style-name="WWNum3">
        <text:list-item>
          <text:list>
            <text:list-item>
              <text:p text:style-name="P58"><text:span text:style-name="T1">The law reveals the effect of sin.<text:tab/> <text:s/><text:tab/><text:tab/> <text:s text:c="4"/>10-11</text:span></text:p>
              <text:list>
                <text:list-item>
                  <text:p text:style-name="P78"><text:span text:style-name="T1">The effect of all sin is a spiritual death.</text:span></text:p>
                </text:list-item>
                <text:list-item>
                  <text:p text:style-name="P78"><text:span text:style-name="T1">The outcome of dying physically with unrepented sin is eternal separation from God.</text:span></text:p>
                </text:list-item>
              </text:list>
            </text:list-item>
          </text:list>
        </text:list-item>
      </text:list>
      <text:p text:style-name="P69"><text:span text:style-name="T1">Through the inability to fulfill the law the sinner becomes condemned to death under the law. <text:s text:c="2"/>A commandment cannot give life, but it can convict you of sin through the sentence of death and cause you to <text:s/>repent and seek Eternal life through Jesus Christ our Lord. </text:span></text:p>
      <text:list xml:id="list95257598490638" text:continue-numbering="true" text:style-name="WWNum3">
        <text:list-item>
          <text:list>
            <text:list-item>
              <text:p text:style-name="P58"><text:span text:style-name="T1">The law reveals the sinfulness of sin.<text:tab/> <text:s/><text:tab/> <text:s text:c="4"/>12-13</text:span></text:p>
            </text:list-item>
          </text:list>
        </text:list-item>
      </text:list>
      <text:list xml:id="list1342142548231538026" text:style-name="WWNum29">
        <text:list-item>
          <text:p text:style-name="P40"><text:span text:style-name="T1">The Law is Holy, Just and good, so as the standard, the plumb-line, the commandment shows us where and what we are in the sight of God; sin is shown for what it is “exceeding sinful”. Far off from the mark that God has set for us in Christ.</text:span></text:p>
        </text:list-item>
        <text:list-item>
          <text:p text:style-name="P40"><text:span text:style-name="T1">The law is intended to convict the sinner of sin and only through Christ find repentance.</text:span></text:p>
        </text:list-item>
        <text:list-item>
          <text:p text:style-name="P40"><text:span text:style-name="T1">The law condemns, convicts, constrains and conducts an awakened sinner to Christ. <text:s text:c="2"/>Rom. 3:19,23; 7:8-11; 8:3; Gal.3:19-24 <text:s/>( Judge, warden, executioner, conductor)</text:span></text:p>
        </text:list-item>
      </text:list>
      <text:list xml:id="list95256266780991" text:continue-list="list95257598490638" text:style-name="WWNum3">
        <text:list-item>
          <text:list>
            <text:list-item>
              <text:p text:style-name="P58"><text:soft-page-break/><text:span text:style-name="T1">There are four laws to observe</text:span></text:p>
              <text:list>
                <text:list-item>
                  <text:p text:style-name="P78"><text:span text:style-name="T1">Law of God – the moral law of God written and unwritten</text:span></text:p>
                </text:list-item>
                <text:list-item>
                  <text:p text:style-name="P78"><text:span text:style-name="T1">Law of sin – reigns in the unsaved.</text:span></text:p>
                </text:list-item>
                <text:list-item>
                  <text:p text:style-name="P78"><text:span text:style-name="T1">Law of the mind – moral sense of a man</text:span></text:p>
                </text:list-item>
                <text:list-item>
                  <text:p text:style-name="P78"><text:span text:style-name="T1">Law of the members – leads individual to falling under law of sin</text:span></text:p>
                </text:list-item>
              </text:list>
            </text:list-item>
          </text:list>
        </text:list-item>
      </text:list>
      <text:p text:style-name="P69"><text:span text:style-name="T1">Romans 7:7-13, Paul establishes the goodness of God’s Law and the wickedness of sin. Romans 7:14-25, Paul brings us to the root of the problem, the cause of our constant defeat by sin: our own flesh, the “</text:span><text:span text:style-name="T10">body of this death</text:span><text:span text:style-name="T1">” (verse 24).</text:span></text:p>
      <text:p text:style-name="P86"><text:span text:style-name="T1">Every believer is privileged, enabled and obligated to live a holy life.</text:span></text:p>
      <text:p text:style-name="P7"><text:span text:style-name="T1">For those resting in the law, as sufficient for justification and sanctification, it is necessary to convince them of their error. </text:span></text:p>
      <text:p text:style-name="P7"><text:span text:style-name="T1"><text:s/>The law is insufficient for justification but Grace and righteousness of <text:s/>Jesus Christ is sufficient.</text:span></text:p>
      <text:p text:style-name="P7"><text:span text:style-name="T1"><text:s/>A believing Jew is discharged from his obligations to the ceremonial rituals of the law, and is at liberty to come under the Gospel of God through Jesus Christ our Lord and Saviour, Ro 7:1-4.</text:span></text:p>
      <text:p text:style-name="P7"><text:span text:style-name="T1"><text:s text:c="2"/></text:span></text:p>
      <text:list xml:id="list420695993994253073" text:style-name="WWNum12">
        <text:list-item>
          <text:p text:style-name="P33"><text:span text:style-name="T1">Ro 7:5 the state of a Jew, is seen in the flesh serving sin, considered as being under <text:s/>law. <text:s text:c="5"/></text:span></text:p>
        </text:list-item>
      </text:list>
      <text:p text:style-name="P87"><text:span text:style-name="T1">De 27:26; 28:15; Ps 119:21; Jer 11:3; Ga 3:10</text:span></text:p>
      <text:list xml:id="list873032701566583822" text:style-name="WWNum26">
        <text:list-item>
          <text:p text:style-name="P45"><text:span text:style-name="T1">The curses were proclaimed principally to secure obedience to the commandments.</text:span></text:p>
        </text:list-item>
        <text:list-item>
          <text:p text:style-name="P45"><text:span text:style-name="T1">The curses were never meant to destroy the individual but produce repentance.</text:span></text:p>
        </text:list-item>
      </text:list>
      <text:list xml:id="list95255811479564" text:continue-list="list420695993994253073" text:style-name="WWNum12">
        <text:list-item>
          <text:p text:style-name="P33"><text:span text:style-name="T1">In Ro 7:6 The state of a Christian living in the newness of the Spirit, not breaking the law, but living by the advantage of grace through faith in the Gospel above sin rather than under the law, <text:s/>in the oldness of the letter, sinning, transgressing and always failing. </text:span></text:p>
        </text:list-item>
        <text:list-item>
          <text:p text:style-name="P33"><text:span text:style-name="T1">Paul now moves from the law of sin and draws illustration from the Mosaic Law. As a man is bound to his wife so long as they both live, so does the law having binding power over a person as long as they live in the flesh. </text:span></text:p>
        </text:list-item>
      </text:list>
      <text:p text:style-name="P90"/>
      <text:list xml:id="list95257549303708" text:continue-numbering="true" text:style-name="WWNum12">
        <text:list-item>
          <text:p text:style-name="P33"><text:span text:style-name="T1">Death looses a man or wife from their spouse, as an individual from the law of sin.</text:span></text:p>
        </text:list-item>
      </text:list>
      <text:p text:style-name="P29"><text:span text:style-name="T1">We cannot serve God while in the flesh for we are bound by the law of nature to sin. The flesh is the enemy of God and cannot be made subservient to Him. The only freedom from sin is to be found in death of the carnal man. When he dies then are we free to marry another. </text:span></text:p>
      <text:p text:style-name="P30"><text:span text:style-name="T1">The main theme of chapter seven is the believer’s relation to the law. <text:s/>The believer is united with Christ “the new husband.” <text:s/>When we are born we are bound to the law like as a marriage. <text:s/>To be free from the law, because the law will never die or change we must die. <text:s/>We become dead to the law by the body of Christ, which allows us to marry him that is raised from the dead, even Jesus Christ. <text:s/>We are delivered from the law to serve God in the newness of the Spirit, and not in the oldness of the letter. </text:span></text:p>
      <text:p text:style-name="P30"><text:span text:style-name="T1"><text:s/>7:7 The believer is not made holy by the law. <text:s/>The law shows how sinful the carnal nature is. <text:s/>We become aware of sin when we become aware of the law. <text:s/></text:span></text:p>
      <text:p text:style-name="P30"><text:span text:style-name="T1"><text:s/>The law is holy and good but sin worked death in us. <text:s/>There are two natures in every believer. <text:s/>In my spirit I can know what is good but my flesh will always fight against it. <text:s/>The real struggle begins when we are saved and have a desire to obey. <text:s/>Our desire to do right can be overpowered by the carnal nature if we allow sin in our lives. <text:s/>Just having a desire to do good is not enough we need the power of Grace and Truth to overcome the law of sin. <text:s/>It is Jesus Christ who delivers us from the power of sin.</text:span></text:p>
      <text:p text:style-name="P30"><text:span text:style-name="T1">Romans 7:13 Was then that which is good made death unto me? God forbid. But sin, that it might appear sin, working death in me by that which is good; that sin by the commandment might become </text:span><text:span text:style-name="T16">exceeding sinful</text:span></text:p>
      <text:list xml:id="list95255897502016" text:continue-list="list95256266780991" text:style-name="WWNum3">
        <text:list-item>
          <text:p text:style-name="P72"><text:span text:style-name="T25">As long as a person is obedient to the Word of God they are under Grace</text:span></text:p>
        </text:list-item>
      </text:list>
      <text:list xml:id="list2699577937134100710" text:style-name="WWNum4">
        <text:list-item>
          <text:list>
            <text:list-item>
              <text:p text:style-name="P54"><text:span text:style-name="T25">The Law of God is Spiritual</text:span></text:p>
            </text:list-item>
            <text:list-item>
              <text:p text:style-name="P54"><text:span text:style-name="T25">Sin is evil-“</text:span><text:span text:style-name="T16">exceeding sinful</text:span><text:span text:style-name="T10">”</text:span></text:p>
            </text:list-item>
            <text:list-item>
              <text:p text:style-name="P64"><text:span text:style-name="T25">The flesh is weak, carnal and wrestling</text:span></text:p>
            </text:list-item>
          </text:list>
        </text:list-item>
      </text:list>
      <text:p text:style-name="P4">///////////////////////////////////////////////////////////</text:p>
      <text:p text:style-name="P4"/>
      <text:p text:style-name="P24">&lt;!-- <text:s text:c="4"/>////////////////////////////////////////////// <text:s/>--&gt;</text:p>
      <text:p text:style-name="P24">&lt;!-- <text:s text:c="4"/>////////////////////////////////////////////// <text:s/>--&gt;</text:p>
      <text:p text:style-name="P24">&lt;!-- <text:s text:c="4"/>////////////////////////////////////////////// <text:s/>--&gt;</text:p>
      <text:p text:style-name="P5"><text:span text:style-name="T2"/></text:p>
      <text:p text:style-name="P26"><text:span text:style-name="T2">## </text:span><text:span text:style-name="T4">Paul’s C</text:span><text:span text:style-name="T36">aptivity to the </text:span><text:span text:style-name="T37">L</text:span><text:span text:style-name="T36">aw of </text:span><text:span text:style-name="T37">S</text:span><text:span text:style-name="T36">in </text:span><text:span text:style-name="T2"> </text:span><text:span text:style-name="T3">(vs. 14-25)</text:span></text:p>
      <text:p text:style-name="P2"/>
      <text:p text:style-name="P10"/>
      <text:p text:style-name="P10"><text:span text:style-name="T1">The inability of the flesh <text:s/>7:14 - 25</text:span></text:p>
      <text:p text:style-name="P10"/>
      <text:p text:style-name="P10"><text:span text:style-name="T1">The key to the meaning of this entire section is found in the repetition of "I" thirty times in the chapter, without a single mention of the Holy Spirit. <text:s/>It indicates what "I" am struggling to do, and utterly fail to do in my own strength.</text:span></text:p>
      <text:p text:style-name="P10"/>
      <text:p text:style-name="P11"><text:span text:style-name="T14">NOTE</text:span><text:span text:style-name="T1">:<text:tab/>In Chapter 7 the Law is mentioned 20 times</text:span></text:p>
      <text:p text:style-name="P11"><text:span text:style-name="T1"><text:tab/>In Chapter 8 the Holy Spirit is mentioned 20 times</text:span></text:p>
      <text:p text:style-name="P11"/>
      <text:p text:style-name="P11"/>
      <text:p text:style-name="P11"><text:span text:style-name="T16">We see three confessions in this section of the Chapter:</text:span></text:p>
      <text:p text:style-name="P17"/>
      <text:p text:style-name="P17"><text:span text:style-name="T1">I.<text:tab/></text:span><text:span text:style-name="T14">The First Confession</text:span><text:span text:style-name="T1">: <text:s/>Verse 14, "For we know that the law is spiritual: but I am carnal, sold under sin."</text:span></text:p>
      <text:p text:style-name="P17"/>
      <text:p text:style-name="P17"><text:span text:style-name="T1"><text:tab/>The 2 words in the Greek for </text:span><text:span text:style-name="T14">carnal</text:span></text:p>
      <text:p text:style-name="P17"><text:span text:style-name="T1"><text:tab/>- one implying that which is purely material</text:span></text:p>
      <text:p text:style-name="P17"><text:span text:style-name="T1"><text:tab/>- the other implying that which is ethical</text:span></text:p>
      <text:p text:style-name="P17"/>
      <text:p text:style-name="P17"><text:span text:style-name="T1"><text:tab/>The former suggests </text:span><text:span text:style-name="T14">man's nature</text:span><text:span text:style-name="T1"> as weak.</text:span></text:p>
      <text:p text:style-name="P17"><text:span text:style-name="T1"><text:tab/>The latter suggests </text:span><text:span text:style-name="T14">man's character</text:span><text:span text:style-name="T1"> as sinful.</text:span></text:p>
      <text:p text:style-name="P17"/>
      <text:p text:style-name="P17"><text:span text:style-name="T1">II.<text:tab/></text:span><text:span text:style-name="T14">The Second Confession</text:span><text:span text:style-name="T1">: <text:s/>Verses 18 - 20, "In my flesh swelleth no good thing."</text:span></text:p>
      <text:p text:style-name="P17"/>
      <text:p text:style-name="P17"><text:span text:style-name="T1"><text:tab/>Here we see Paul describing a struggle. <text:s/>In him so far as his person was carnal, there dwelt no good thing,</text:span></text:p>
      <text:p text:style-name="P17"><text:span text:style-name="T1"><text:tab/>though of course there was something more in him besides the flesh.</text:span></text:p>
      <text:p text:style-name="P17"/>
      <text:p text:style-name="P17"/>
      <text:p text:style-name="P17"><text:span text:style-name="T1">III.<text:tab/></text:span><text:span text:style-name="T14">The Third Confession</text:span><text:span text:style-name="T1">: <text:s/>Verses 21 - 25,</text:span></text:p>
      <text:p text:style-name="P17"><text:span text:style-name="T1"><text:tab/>"I find then a law, that, when I would do good, evil is present with me."</text:span></text:p>
      <text:p text:style-name="P17"/>
      <text:p text:style-name="P17"><text:span text:style-name="T1"><text:tab/>He is ever conscious of moral contraction and conflict within. <text:s/>He has a desire to do good and yet an evil is</text:span></text:p>
      <text:p text:style-name="P17"><text:span text:style-name="T1"><text:tab/>always present.</text:span></text:p>
      <text:p text:style-name="P17"/>
      <text:p text:style-name="P17"/>
      <text:p text:style-name="P17"><text:span text:style-name="T14">PARALLEL</text:span><text:span text:style-name="T1">:</text:span></text:p>
      <text:p text:style-name="P17"/>
      <text:p text:style-name="P17"><text:span text:style-name="T1"><text:tab/>On the one hand the inward man is delighted in God's law. <text:s/>On the other hand he saw a different law in his</text:span></text:p>
      <text:p text:style-name="P17"><text:span text:style-name="T1"><text:tab/>members warring against the law of his mind and bringing him into a spiritual bondage.</text:span></text:p>
      <text:p text:style-name="P17"/>
      <text:p text:style-name="P17"><text:span text:style-name="T14">NOTE</text:span><text:span text:style-name="T1">: <text:s/><text:tab/>The "inward man" is not the same as "the new man", nor is the mind ever used of the renewed nature.</text:span></text:p>
      <text:p text:style-name="P17"><text:span text:style-name="T1"><text:tab/>It is the immaterial part of man.</text:span></text:p>
      <text:p text:style-name="P17"/>
      <text:p text:style-name="P17"/>
      <text:p text:style-name="P17"><text:span text:style-name="T16">What are the 4 Laws mentioned in Verses 21 - 22?</text:span></text:p>
      <text:p text:style-name="P17"/>
      <text:p text:style-name="P13"><text:span text:style-name="T1"><text:tab/>1.<text:tab/>Law of God - (moral law - written or unwritten)</text:span></text:p>
      <text:p text:style-name="P13"><text:span text:style-name="T1"><text:tab/>2.<text:tab/>Law of Sin - (reigns since fall of man)</text:span></text:p>
      <text:p text:style-name="P13"><text:span text:style-name="T1"><text:tab/>3.<text:tab/>Law of Mind - (moral sense of man)</text:span></text:p>
      <text:p text:style-name="P13"><text:span text:style-name="T1"><text:tab/>4.<text:tab/>Law of Members - (leads individual to falling under law of sin)</text:span></text:p>
      <text:p text:style-name="P13"/>
      <text:p text:style-name="P13"><text:span text:style-name="T16">CONCLUSION of Chapter 7:</text:span></text:p>
      <text:p text:style-name="P13"/>
      <text:p text:style-name="P13"><text:span text:style-name="T1">Verse 24:<text:tab/>CRY OF AGONY AND CONFLICT</text:span></text:p>
      <text:p text:style-name="P13"/>
      <text:p text:style-name="P13"><text:span text:style-name="T1"><text:tab/><text:tab/>"O wretched man that I am! <text:s/>Who shall deliver me from the body of this death?"</text:span></text:p>
      <text:p text:style-name="P13"/>
      <text:p text:style-name="P13"><text:span text:style-name="T1"><text:tab/><text:tab/>The body of this death - what a fearful description of the body! <text:s/>Unredeemed, unchanged, under the</text:span></text:p>
      <text:p text:style-name="P13"><text:span text:style-name="T1"><text:tab/><text:tab/>law of sin in all its members. <text:s/>No matter what the "delight" of the quickened human spirit in the </text:span></text:p>
      <text:p text:style-name="P13"><text:span text:style-name="T1"><text:tab/><text:tab/>things of God may be, to dwell undelivered in such a body is to find it a "body of death".</text:span></text:p>
      <text:p text:style-name="P13"><text:soft-page-break/></text:p>
      <text:p text:style-name="P13"><text:span text:style-name="T1">Verse 25:<text:tab/>"I thank God, (for deliverance) through Jesus Christ our Lord"</text:span></text:p>
      <text:p text:style-name="P13"/>
      <text:p text:style-name="P13"><text:span text:style-name="T1">(We need a renewed mind)</text:span></text:p>
      <text:p text:style-name="P2"/>
      <text:p text:style-name="P2"/>
      <text:p text:style-name="P13"><text:span text:style-name="T15">In summary, </text:span><text:span text:style-name="T14">Paul discovered:</text:span></text:p>
      <text:p text:style-name="P13"/>
      <text:p text:style-name="P13"><text:span text:style-name="T1">1.<text:tab/>That sin dwelt in him - though he delighted in God's law.</text:span></text:p>
      <text:p text:style-name="P13"><text:span text:style-name="T1">2.<text:tab/>That his will was powerless against it.</text:span></text:p>
      <text:p text:style-name="P13"><text:span text:style-name="T1">3.<text:tab/>That the sinful self </text:span><text:span text:style-name="T5">was</text:span><text:span text:style-name="T1"> not his real self.</text:span></text:p>
      <text:p text:style-name="P13"><text:span text:style-name="T1">4.<text:tab/>That there is a difference through our Lord Jesus Christ.</text:span></text:p>
      <text:p text:style-name="P2"/>
      <text:p text:style-name="P2"/>
      <text:p text:style-name="P133"><text:span text:style-name="T28"/></text:p>
      <text:p text:style-name="P133"><text:span text:style-name="T1"/></text:p>
      <text:p text:style-name="P16"><text:span text:style-name="T16"/></text:p>
      <text:p text:style-name="P16"/>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
      <text:p text:style-name="P16"><text:span text:style-name="T1"/></text:p>
      <text:p text:style-name="P9"><text:span text:style-name="T16"/></text:p>
      <text:p text:style-name="P9"><text:span text:style-name="T1"/></text:p>
      <text:p text:style-name="P12"/>
      <text:p text:style-name="P12"/>
      <text:p text:style-name="P12"><text:span text:style-name="T14"/></text:p>
      <text:p text:style-name="P16"/>
      <text:p text:style-name="P3"><text:span text:style-name="T1"><text:s text:c="49"/></text:span></text:p>
      <text:p text:style-name="P2"/>
      <text:p text:style-name="P25"/>
      <text:list xml:id="list95256607305918" text:continue-list="list95255897502016" text:style-name="WWNum3">
        <text:list-header>
          <text:p text:style-name="P96"><text:span text:style-name="T25"/></text:p>
        </text:list-header>
        <text:list-item>
          <text:p text:style-name="P71"><text:span text:style-name="T25">The inner struggle before deliverance</text:span></text:p>
          <text:list>
            <text:list-item>
              <text:p text:style-name="P55"><text:span text:style-name="T25">Two natures at war against each other</text:span></text:p>
              <text:list>
                <text:list-item>
                  <text:p text:style-name="P79"><text:span text:style-name="T25">The old carnal nature <text:s text:c="5"/>- <text:tab/>in the flesh</text:span></text:p>
                </text:list-item>
                <text:list-item>
                  <text:p text:style-name="P81"><text:span text:style-name="T25">The new nature of Christ - <text:s/>in the spirit <text:s text:c="6"/></text:span></text:p>
                </text:list-item>
              </text:list>
            </text:list-item>
          </text:list>
        </text:list-item>
      </text:list>
      <text:p text:style-name="P8"><text:span text:style-name="T25"><text:s text:c="204"/></text:span><text:span text:style-name="T1">Paul changes from the past tense in verses 7-13 to the present tense in verses 14-25. <text:s text:c="60"/></text:span><text:span text:style-name="T17">“I had not known sin, but by the law: for I had not known lust, except the law had said”</text:span></text:p>
      <text:p text:style-name="P68"><text:span text:style-name="T1">Ro 7:14—</text:span><text:span text:style-name="T17">For we know that the law is spiritual: but I am carnal, sold under sin</text:span><text:span text:style-name="T1">. <text:s text:c="44"/>Paul speaks of his experience as a non-Christian under conviction in 7:7-13, learning that the law of God has been broken and there is deliverance through Jesus Christ, he now speaks of his experience as a non-Christian needing and wanting that deliverance.7:14-25 Most do not understand what is going on inside of them as a new born Christian.</text:span></text:p>
      <text:p text:style-name="P68"><text:span text:style-name="T1">Every True Born Again Christian has a Conscious experience of the Two Natures <text:s text:c="33"/>Few Christians know of the True Doctrine of the Two Natures. <text:s text:c="50"/>There is much sorrow and discouragement that goes along with having an experience and not being able to fully understand it. For example the new convert is rejoicing in a new found personal experience with Jesus Christ as Saviour; he has turned from sin, the world and the devil and all its evil influences and is seeking to grow in peace love and joy when he is faced with the old forces of sin, fleshly desires and a deceitful heart. <text:s text:c="3"/>(Jer.17:9)</text:span></text:p>
      <text:p text:style-name="P1"><text:span text:style-name="T1">Ro 7:18—</text:span><text:span text:style-name="T17">For I know that </text:span><text:span text:style-name="T18">in me</text:span><text:span text:style-name="T17"> (that is, </text:span><text:span text:style-name="T18">in my flesh</text:span><text:span text:style-name="T17">,) dwelleth no good thing: for to will is present with me; but how to perform that which is good I find not.</text:span></text:p>
      <text:p text:style-name="Standard"/>
      <text:list xml:id="list95256914976515" text:continue-numbering="true" text:style-name="WWNum3">
        <text:list-item>
          <text:list>
            <text:list-item>
              <text:p text:style-name="P59"><text:span text:style-name="T1">There is the nature of the flesh</text:span></text:p>
            </text:list-item>
          </text:list>
        </text:list-item>
      </text:list>
      <text:p text:style-name="P1"><text:span text:style-name="T1">Eph 2:3—</text:span><text:span text:style-name="T17">Among whom also we all had our conversation in times past in the lusts of our flesh, fulfilling the desires of the flesh and of the mind; and were by nature the children of wrath, even as others. </text:span></text:p>
      <text:list xml:id="list95257419937578" text:continue-numbering="true" text:style-name="WWNum3">
        <text:list-item>
          <text:list>
            <text:list-item>
              <text:list>
                <text:list-item>
                  <text:p text:style-name="P77"><text:span text:style-name="T1">The nature of the flesh comes by physical birth.</text:span></text:p>
                </text:list-item>
              </text:list>
            </text:list-item>
          </text:list>
        </text:list-item>
      </text:list>
      <text:p text:style-name="P68"><text:span text:style-name="T1">John 3:6—</text:span><text:span text:style-name="T17">That which is born of the flesh is flesh; and that which is born of the Spirit is spirit.</text:span></text:p>
      <text:list xml:id="list95256905988639" text:continue-numbering="true" text:style-name="WWNum3">
        <text:list-item>
          <text:list>
            <text:list-item>
              <text:list>
                <text:list-item>
                  <text:p text:style-name="P77"><text:span text:style-name="T1">This fleshly nature is called the old man. </text:span></text:p>
                </text:list-item>
              </text:list>
            </text:list-item>
          </text:list>
        </text:list-item>
      </text:list>
      <text:p text:style-name="P68"><text:span text:style-name="T1">Romans 6:6—</text:span><text:span text:style-name="T17">Knowing this, that our old man is crucified with him, that the body of sin might be destroyed, that henceforth we should not serve sin. <text:s text:c="90"/></text:span><text:span text:style-name="T1">Eph 4:22—</text:span><text:span text:style-name="T17">That ye put off concerning the former conversation the old man, which is corrupt according to the deceitful lusts;</text:span><text:span text:style-name="T1"> <text:s text:c="98"/>Col 3:9</text:span><text:span text:style-name="T17">—Lie not one to another, seeing that ye have put off the old man with his deeds;</text:span></text:p>
      <text:list xml:id="list95256423012157" text:continue-numbering="true" text:style-name="WWNum3">
        <text:list-item>
          <text:list>
            <text:list-item>
              <text:list>
                <text:list-item>
                  <text:p text:style-name="P77"><text:span text:style-name="T1">This fleshly nature is called the natural man</text:span></text:p>
                </text:list-item>
              </text:list>
            </text:list-item>
          </text:list>
        </text:list-item>
      </text:list>
      <text:p text:style-name="P68"><text:span text:style-name="T1">1Co 2:14—</text:span><text:span text:style-name="T17">But the natural man receiveth not the things of the Spirit of God: for they are foolishness unto him: neither can he know them, because they are spiritually discerned.</text:span></text:p>
      <text:list xml:id="list95257094804725" text:continue-numbering="true" text:style-name="WWNum3">
        <text:list-item>
          <text:list>
            <text:list-item>
              <text:list>
                <text:list-item>
                  <text:p text:style-name="P77"><text:span text:style-name="T1">This fleshly nature is called an enemy of God. <text:s text:c="48"/>James 4:4; I Jn. 2:15-17</text:span></text:p>
                </text:list-item>
              </text:list>
            </text:list-item>
          </text:list>
        </text:list-item>
      </text:list>
      <text:p text:style-name="P68"><text:span text:style-name="T1">Ro 8:7—</text:span><text:span text:style-name="T17">Because the carnal mind is enmity against God: for it is not subject to the law of God, neither indeed can be.</text:span><text:span text:style-name="T1"> {the carnal...: Gr. the minding of the flesh}</text:span></text:p>
      <text:list xml:id="list95256576297979" text:continue-numbering="true" text:style-name="WWNum3">
        <text:list-item>
          <text:list>
            <text:list-item>
              <text:list>
                <text:list-item>
                  <text:p text:style-name="P77"><text:span text:style-name="T1">This fleshly nature has no good in it. <text:s text:c="96"/>(it can’t be changed or improved) <text:s text:c="31"/>Prov.17:20 <text:s text:c="25"/></text:span></text:p>
                </text:list-item>
              </text:list>
            </text:list-item>
          </text:list>
        </text:list-item>
      </text:list>
      <text:p text:style-name="P68"><text:span text:style-name="T1">Ro 7:18—</text:span><text:span text:style-name="T17">For I know that in me (that is, in my flesh,) </text:span><text:span text:style-name="T19">dwelleth no good thing</text:span><text:span text:style-name="T17">: for to will is present with me; but how </text:span><text:span text:style-name="T19">to perform that which is good I find not</text:span><text:span text:style-name="T17">.</text:span></text:p>
      <text:p text:style-name="P28"><text:span text:style-name="T1">This is the spiritual struggle for every person under conviction that is ignorant of salvation but not ignorant of the law; the power of sin will always win over the flesh until deliverance and right doctrine to fight the fight of faith and take into captivity every negative thought that arises against the knowledge of God. <text:s text:c="9"/>I Tim. 6:12; II Tim. 4:7 <text:s text:c="80"/>2Co 10:4 (For the weapons of our warfare are not carnal, but mighty through God to the pulling down of strong holds;) <text:s text:c="2"/>5 Casting down imaginations, and every high thing that exalteth itself against the knowledge of God, and bringing into captivity every thought to the obedience of Christ; <text:s/>6 And having in a readiness to revenge all disobedience, when your obedience is fulfilled.</text:span></text:p>
      <text:p text:style-name="Standard"/>
      <text:p text:style-name="P25"/>
      <text:list xml:id="list95256731803671" text:continue-numbering="true" text:style-name="WWNum3">
        <text:list-item>
          <text:list>
            <text:list-item>
              <text:p text:style-name="P59"><text:span text:style-name="T1">There is the New Nature of Christ </text:span></text:p>
              <text:list>
                <text:list-item>
                  <text:p text:style-name="P82"><text:span text:style-name="T1">The New spiritual birth begins as a babe in Christ. <text:s text:c="42"/>Mt. 18:3; Mr. 10:15; Ro. 6:4; 1Co. 3:2; 14:20 Heb. 5:13; I Pt.1:23; 2:1-2</text:span></text:p>
                </text:list-item>
                <text:list-item>
                  <text:p text:style-name="P82"><text:span text:style-name="T1">The New born babe must be fed divine truth to grow. <text:s text:c="38"/>Deut.8:3; Mat.4:4; Jer.15:16; Jn. 17:8; Gal.6:7-8; I Pt. 1:22,23</text:span></text:p>
                </text:list-item>
              </text:list>
            </text:list-item>
          </text:list>
        </text:list-item>
      </text:list>
      <text:p text:style-name="P1"><text:span text:style-name="T1">1 Peter <text:s/>2:2 As newborn babes, desire the sincere milk of the word, that ye may grow thereby:</text:span></text:p>
      <text:list xml:id="list95256080669617" text:continue-numbering="true" text:style-name="WWNum3">
        <text:list-item>
          <text:list>
            <text:list-item>
              <text:p text:style-name="P59"><text:span text:style-name="T1">The Divine law reveals our responsibility as a believer.</text:span></text:p>
              <text:list>
                <text:list-item>
                  <text:p text:style-name="P82"><text:span text:style-name="T1">The just shall live by faith. Hab. 2:4; Rom.1:17; Gal.2:20; 3:11; Heb.10:38</text:span></text:p>
                </text:list-item>
                <text:list-item>
                  <text:p text:style-name="P82"><text:span text:style-name="T1">Fight the good fight of faith<text:tab/><text:tab/>I Tim. 1:18; 6:12; II Tim. 4:7</text:span></text:p>
                </text:list-item>
                <text:list-item>
                  <text:p text:style-name="P82"><text:span text:style-name="T1">Put off the old man and put on the new man<text:tab/>Eph. 4:22-24</text:span></text:p>
                </text:list-item>
                <text:list-item>
                  <text:p text:style-name="P82"><text:span text:style-name="T1">Have no confidence in the flesh.<text:tab/><text:tab/><text:tab/>Phil. 3:3; Rom. 7:6</text:span></text:p>
                </text:list-item>
                <text:list-item>
                  <text:p text:style-name="P82"><text:span text:style-name="T1">Make not provision for the flesh<text:tab/><text:tab/><text:tab/>Rom.13:14</text:span></text:p>
                </text:list-item>
                <text:list-item>
                  <text:p text:style-name="P82"><text:span text:style-name="T1">The old nature is dead (</text:span><text:span text:style-name="T16">Judicially</text:span><text:span text:style-name="T1">) <text:s text:c="3"/><text:tab/><text:tab/> Rom.6:6; Gal.2:20 </text:span></text:p>
                </text:list-item>
                <text:list-item>
                  <text:p text:style-name="P82"><text:span text:style-name="T1">We are to mortify the deeds of the flesh <text:s/><text:tab/> Col. 3:5 </text:span></text:p>
                </text:list-item>
              </text:list>
            </text:list-item>
          </text:list>
        </text:list-item>
      </text:list>
      <text:p text:style-name="P1"><text:span text:style-name="T1">Romans <text:s/>6:6 Knowing this, that our old man is crucified with him, that the body of sin might be destroyed, that henceforth we should not serve sin.</text:span></text:p>
      <text:list xml:id="list95256161484784" text:continue-numbering="true" text:style-name="WWNum3">
        <text:list-item>
          <text:list>
            <text:list-item>
              <text:list>
                <text:list-item>
                  <text:p text:style-name="P82"><text:span text:style-name="T1">The Believer’s Walk of faith</text:span></text:p>
                  <text:list>
                    <text:list-item>
                      <text:p text:style-name="P91"><text:span text:style-name="T1">Walk in newness of life</text:span></text:p>
                    </text:list-item>
                    <text:list-item>
                      <text:p text:style-name="P91"><text:span text:style-name="T1">Walk by faith</text:span></text:p>
                    </text:list-item>
                    <text:list-item>
                      <text:p text:style-name="P91"><text:span text:style-name="T1">Walk in Good works</text:span></text:p>
                    </text:list-item>
                    <text:list-item>
                      <text:p text:style-name="P91"><text:span text:style-name="T1">Walk worthy of our vocation and walk worthy of our God</text:span></text:p>
                    </text:list-item>
                    <text:list-item>
                      <text:p text:style-name="P91"><text:span text:style-name="T1">Walk worthy of the Lord</text:span></text:p>
                    </text:list-item>
                    <text:list-item>
                      <text:p text:style-name="P91"><text:span text:style-name="T1">Walk Circumspectly</text:span></text:p>
                    </text:list-item>
                    <text:list-item>
                      <text:p text:style-name="P91"><text:span text:style-name="T1">Walk honestly with all men</text:span></text:p>
                    </text:list-item>
                    <text:list-item>
                      <text:p text:style-name="P91"><text:span text:style-name="T1">Walk in the light</text:span></text:p>
                    </text:list-item>
                    <text:list-item>
                      <text:p text:style-name="P91"><text:span text:style-name="T1">Walk in the truth</text:span></text:p>
                    </text:list-item>
                    <text:list-item>
                      <text:p text:style-name="P91"><text:span text:style-name="T1">Walk with Him after the commandments</text:span></text:p>
                    </text:list-item>
                    <text:list-item>
                      <text:p text:style-name="P91"><text:span text:style-name="T1">Walk with Him in white</text:span></text:p>
                    </text:list-item>
                  </text:list>
                </text:list-item>
              </text:list>
            </text:list-item>
          </text:list>
        </text:list-item>
      </text:list>
      <text:p text:style-name="P28"><text:span text:style-name="T1">Paul begins by stating that the problem is not with the Law of God but with his own flesh (7:14-16). He then shows the problem is sin and not just weak flesh (7:17-23). Sin is evil “</text:span><text:span text:style-name="T16">exceeding sinful</text:span><text:span text:style-name="T10">”</text:span><text:span text:style-name="T1"> the flesh is weak. </text:span></text:p>
      <text:p text:style-name="P68"><text:span text:style-name="T1">Paul is describing his own personal struggle with sin before he understood deliverance</text:span></text:p>
      <text:p text:style-name="Standard"/>
      <text:p text:style-name="P25"/>
      <text:p text:style-name="P95"><text:span text:style-name="T1">IV.<text:tab/> The inability of the flesh <text:s/><text:tab/>Rom. 7:14-25</text:span></text:p>
      <text:p text:style-name="P68"><text:span text:style-name="T1">In Romans 7 the “I” is mentioned thirty two times <text:s text:c="80"/>In Romans 7 the “law” is mentioned twenty three times.</text:span></text:p>
      <text:p text:style-name="P68"><text:span text:style-name="T1">The life of the Spirit is spoken of once in 7:6 “now we are delivered from the law” and dead to the law “we should serve in newness of spirit and not in the oldness of the letter.” </text:span></text:p>
      <text:p text:style-name="P68"><text:span text:style-name="T1">In Romans 8 the “Spirit” is mentioned twenty times</text:span></text:p>
      <text:p text:style-name="P31"><text:span text:style-name="T1">This is the most dramatic testimony of Paul’s struggle with sin. Paul’s struggle is a deeply personal struggle, with sin and with his own flesh. It is a war within. It is a war which results from being under conviction, a war which did not exist until he was convicted of breaking the law. </text:span></text:p>
      <text:p text:style-name="P31"><text:span text:style-name="T1">Paul is not able to understand or to precisely analyze his own struggle with sin until the deliverance is revealed in Romans 8:1-39.</text:span><text:span text:style-name="T20"> </text:span><text:span text:style-name="T1"><text:s text:c="83"/>The solution to the Christian’s struggle with sin is explained in Romans 8. <text:s text:c="59"/>The struggle is described in Romans 7. <text:s/>While we are eager to hear God’s solution, we must first be convinced of the seriousness of the problem. <text:s text:c="193"/>Drastic situations require drastic measures of correction.</text:span></text:p>
      <text:p text:style-name="P85"><text:span text:style-name="T1"><text:s/>This is Saul of Tarsus’ testimony. He was a man that was blameless concerning the law, but yet found sin to be his master. </text:span></text:p>
      <text:p text:style-name="P2"><text:span text:style-name="T1">The things he would like to do he could not, and the things that he did not want to do he did. </text:span></text:p>
      <text:p text:style-name="P85"><text:span text:style-name="T1">Paul isn’t presenting this as the condition of the Believer where we just have to sin a little every day. No! <text:s/>Paul cries out in testimony for deliverance. </text:span></text:p>
      <text:p text:style-name="P85"/>
      <text:p text:style-name="P85"><text:span text:style-name="T17">O wretched man that I am! who shall </text:span><text:span text:style-name="T20">deliver</text:span><text:span text:style-name="T17"> me from the body of this death?</text:span><text:span text:style-name="T1"> That is he sees beyond this weak condition a promise of something better.</text:span></text:p>
      <text:p text:style-name="P85"><text:span text:style-name="T1">There is an ancient custom of certain tyrants, who bound a dead body to a living man, and <text:s/>made him to carry the dead body, until it took away his life!” </text:span></text:p>
      <text:p text:style-name="P85"><text:span text:style-name="T1">Paul is painting a startling picture in order to awaken his readers to the reality of the gruesomeness of sin. <text:s/>This picture of a dead body bound to a man is the parallel to verse 25, </text:span><text:span text:style-name="T17">I thank God through Jesus Christ our Lord. So then with the mind I myself serve the law of God; but with the flesh the law of sin</text:span><text:span text:style-name="T1">. </text:span></text:p>
      <text:p text:style-name="P2"><text:span text:style-name="T1">For so is the condition of the regenerated man however good his intentions may be.</text:span></text:p>
      <text:p text:style-name="P2"><text:span text:style-name="T1">Deliverance, Salvation and Redemption is only By Grace through faith in Jesus Christ. </text:span></text:p>
      <text:p text:style-name="P2"/>
      <text:p text:style-name="Standard"/>
      <text:p text:style-name="P25"/>
      <text:list xml:id="list95255792339545" text:continue-list="list5774147285094106655" text:style-name="WWNum11">
        <text:list-item>
          <text:list>
            <text:list-item>
              <text:list>
                <text:list-item>
                  <text:list>
                    <text:list-item>
                      <text:list>
                        <text:list-item>
                          <text:p text:style-name="P34"><text:span text:style-name="T1">The Conflict between the law and the sinner<text:tab/> <text:s text:c="9"/>7:14-25</text:span></text:p>
                        </text:list-item>
                      </text:list>
                    </text:list-item>
                  </text:list>
                </text:list-item>
              </text:list>
            </text:list-item>
          </text:list>
        </text:list-item>
      </text:list>
      <text:p text:style-name="P2"/>
      <text:p text:style-name="P2"><text:span text:style-name="T1">Why professing Christians struggle so.</text:span></text:p>
      <text:p text:style-name="P2"><text:span text:style-name="T1">They don’t understand what the law of God is doing for them nor what the law of sin is doing to them.</text:span></text:p>
      <text:p text:style-name="P2"><text:span text:style-name="T1">Ro 7:1— </text:span><text:span text:style-name="T17">Know ye not, </text:span><text:span text:style-name="T19">brethren</text:span><text:span text:style-name="T17">, (for I speak to them that know the law,) how that the law hath dominion over a man as long as he liveth?</text:span></text:p>
      <text:p text:style-name="P2"/>
      <text:list xml:id="list3958107826574824034" text:style-name="WWNum5">
        <text:list-item>
          <text:list>
            <text:list-item>
              <text:list>
                <text:list-item>
                  <text:list>
                    <text:list-item>
                      <text:p text:style-name="P97"><text:span text:style-name="T14">The Apostle Paul instructs brethren of how to deal with those still struggling in sin</text:span><text:span text:style-name="T1">.</text:span></text:p>
                    </text:list-item>
                  </text:list>
                </text:list-item>
              </text:list>
            </text:list-item>
          </text:list>
        </text:list-item>
      </text:list>
      <text:p text:style-name="P98"/>
      <text:p text:style-name="P2"><text:span text:style-name="T1">4</text:span><text:span text:style-name="T17">—Wherefore, my </text:span><text:span text:style-name="T19">brethren</text:span><text:span text:style-name="T17">, ye also are become dead to the law by the body of Christ…</text:span></text:p>
      <text:p text:style-name="P2"/>
      <text:list xml:id="list7384811788474797942" text:style-name="WWNum23">
        <text:list-item>
          <text:p text:style-name="P35"><text:span text:style-name="T1">14 “the law is spiritual” 16 “law…is good” 22 “I delight in the law of God… inward man”</text:span></text:p>
        </text:list-item>
      </text:list>
      <text:p text:style-name="P2"/>
      <text:list xml:id="list95257194608260" text:continue-list="list3958107826574824034" text:style-name="WWNum5">
        <text:list-item>
          <text:list>
            <text:list-item>
              <text:list>
                <text:list-item>
                  <text:list>
                    <text:list-item>
                      <text:p text:style-name="P99"><text:span text:style-name="T14">The Apostle Paul demonstrates the insufficiency of the law</text:span></text:p>
                      <text:list>
                        <text:list-item>
                          <text:p text:style-name="P100"><text:span text:style-name="T1">Those he was writing unto had been enlightened to the knowledge of God.</text:span></text:p>
                        </text:list-item>
                      </text:list>
                    </text:list-item>
                  </text:list>
                </text:list-item>
              </text:list>
            </text:list-item>
          </text:list>
        </text:list-item>
      </text:list>
      <text:p text:style-name="P102"><text:span text:style-name="T1">1,14,16,22</text:span></text:p>
      <text:list xml:id="list95256898893033" text:continue-numbering="true" text:style-name="WWNum5">
        <text:list-item>
          <text:list>
            <text:list-item>
              <text:list>
                <text:list-item>
                  <text:list>
                    <text:list-item>
                      <text:list>
                        <text:list-item>
                          <text:p text:style-name="P100"><text:span text:style-name="T1"><text:s text:c="2"/>The unregenerate are still under the law. <text:s/>14-24</text:span></text:p>
                          <text:list>
                            <text:list-item>
                              <text:p text:style-name="P103"><text:span text:style-name="T1">The saved are under Grace <text:s text:c="8"/>6:14</text:span></text:p>
                            </text:list-item>
                            <text:list-item>
                              <text:p text:style-name="P103"><text:span text:style-name="T1">The sinner is under the law <text:s text:c="8"/>6:14</text:span></text:p>
                            </text:list-item>
                            <text:list-item>
                              <text:p text:style-name="P103"><text:span text:style-name="T1">They approve of the law <text:s text:c="13"/>7:14,16</text:span></text:p>
                            </text:list-item>
                            <text:list-item>
                              <text:p text:style-name="P103"><text:span text:style-name="T1">Yet they serve sin – law has not the power to deliver <text:s/>7:14</text:span></text:p>
                            </text:list-item>
                          </text:list>
                        </text:list-item>
                      </text:list>
                    </text:list-item>
                  </text:list>
                </text:list-item>
              </text:list>
            </text:list-item>
          </text:list>
        </text:list-item>
      </text:list>
      <text:p text:style-name="P89"/>
      <text:p text:style-name="P2"><text:span text:style-name="T1">14 <text:s/>“I am carnal, sold under sin.” 17 <text:s/>“sin that dwelleth in me” </text:span></text:p>
      <text:p text:style-name="P2"><text:span text:style-name="T1">18 <text:s/>“I know that in me (that is, in my flesh,) dwelleth no good thing”…” how to perform that which is good I find not”</text:span></text:p>
      <text:p text:style-name="P2"><text:span text:style-name="T1">20 <text:s/>“sin that dwelleth in me” <text:s text:c="3"/>21 <text:s/>“evil is present with me” </text:span></text:p>
      <text:p text:style-name="P2"><text:span text:style-name="T1">23 <text:s/>“the law of sin which is in my members” <text:s text:c="5"/>24 <text:s/>“O wretched man that I am!”</text:span></text:p>
      <text:p text:style-name="P2"><text:span text:style-name="T1">25 <text:s/>“with the mind I myself serve the law of God; but with the flesh the law of sin”</text:span></text:p>
      <text:p text:style-name="P2"/>
      <text:p text:style-name="P2"><text:span text:style-name="T1">Ro 7:25—</text:span><text:span text:style-name="T17">I thank God through Jesus Christ our Lord. So then with the mind I myself serve the law of God; but with the flesh the law of sin.</text:span></text:p>
      <text:p text:style-name="P2"/>
      <text:list xml:id="list95257613162898" text:continue-numbering="true" text:style-name="WWNum5">
        <text:list-item>
          <text:list>
            <text:list-item>
              <text:list>
                <text:list-item>
                  <text:list>
                    <text:list-item>
                      <text:p text:style-name="P99"><text:span text:style-name="T1"><text:s/>The Apostle Paul determines deliverance only through Jesus Christ</text:span></text:p>
                      <text:list>
                        <text:list-item>
                          <text:p text:style-name="P104"><text:span text:style-name="T1">Redemption is a work of Grace <text:s text:c="14"/></text:span></text:p>
                        </text:list-item>
                        <text:list-item>
                          <text:p text:style-name="P104"><text:span text:style-name="T1">Sin is universal an incurable corruption without the cleansing power of the blood of Jesus.</text:span></text:p>
                        </text:list-item>
                        <text:list-item>
                          <text:p text:style-name="P104"><text:span text:style-name="T1">There is no deliverance by the law.</text:span></text:p>
                        </text:list-item>
                        <text:list-item>
                          <text:p text:style-name="P104"><text:span text:style-name="T1">Deliverance is only through Jesus Christ our Lord</text:span></text:p>
                        </text:list-item>
                      </text:list>
                    </text:list-item>
                  </text:list>
                </text:list-item>
              </text:list>
            </text:list-item>
          </text:list>
        </text:list-item>
      </text:list>
      <text:p text:style-name="P105"/>
      <text:p text:style-name="Standard"/>
      <text:p text:style-name="P25"/>
      <text:list xml:id="list95256894908514" text:continue-list="list95255792339545" text:style-name="WWNum11">
        <text:list-item>
          <text:list>
            <text:list-item>
              <text:list>
                <text:list-item>
                  <text:list>
                    <text:list-item>
                      <text:list>
                        <text:list-item>
                          <text:p text:style-name="P34"><text:span text:style-name="T1">The Conflict between the flesh and the law of sin. <text:s/>7:23-25</text:span></text:p>
                        </text:list-item>
                      </text:list>
                    </text:list-item>
                  </text:list>
                </text:list-item>
              </text:list>
            </text:list-item>
          </text:list>
        </text:list-item>
      </text:list>
      <text:p text:style-name="P19"/>
      <text:p text:style-name="P19"><text:span text:style-name="T10">The Battle Within</text:span></text:p>
      <text:p text:style-name="P2"><text:span text:style-name="T1">Romans 7:23—</text:span><text:span text:style-name="T17">But I see another law in my members, warring against the law of my mind, and bringing me into captivity to the law of sin which is in my members.</text:span></text:p>
      <text:p text:style-name="P19"><text:span text:style-name="T10">The Battle is Won or Lost in the Mind</text:span></text:p>
      <text:list xml:id="list1173192364893193918" text:style-name="WWNum20">
        <text:list-item>
          <text:p text:style-name="P73"><text:span text:style-name="T1">The battle for the mind</text:span></text:p>
          <text:list>
            <text:list-item>
              <text:p text:style-name="P56"><text:span text:style-name="T1">The devil is after your mind</text:span></text:p>
              <text:list>
                <text:list-item>
                  <text:p text:style-name="P80"><text:span text:style-name="T17">“warring against the law of my mind”</text:span></text:p>
                </text:list-item>
                <text:list-item>
                  <text:p text:style-name="P80"><text:span text:style-name="T1">We can’t win on our own we are in captivity to the law of sin without Christ.</text:span></text:p>
                  <text:list>
                    <text:list-item>
                      <text:p text:style-name="P94"><text:span text:style-name="T1">The Devil attacked Eve’s mind—Eve lost</text:span></text:p>
                    </text:list-item>
                    <text:list-item>
                      <text:p text:style-name="P94"><text:span text:style-name="T1">The Devil attacked Christ’s mind—Christ won</text:span></text:p>
                    </text:list-item>
                  </text:list>
                </text:list-item>
              </text:list>
            </text:list-item>
            <text:list-item>
              <text:p text:style-name="P56"><text:span text:style-name="T1">The devil is making prisoners</text:span></text:p>
              <text:list>
                <text:list-item>
                  <text:p text:style-name="P80"><text:span text:style-name="T17">“bringing me into captivity”</text:span></text:p>
                </text:list-item>
                <text:list-item>
                  <text:p text:style-name="P80"><text:span text:style-name="T1">Without Jesus Christ all men are taken captive</text:span></text:p>
                  <text:list>
                    <text:list-item>
                      <text:p text:style-name="P94"><text:span text:style-name="T1">The devil takes advantage of you as you sin.</text:span></text:p>
                    </text:list-item>
                    <text:list-item>
                      <text:p text:style-name="P94"><text:span text:style-name="T1">The devil can’t resist the Grace of God In your life.</text:span></text:p>
                    </text:list-item>
                  </text:list>
                </text:list-item>
              </text:list>
            </text:list-item>
            <text:list-item>
              <text:p text:style-name="P56"><text:span text:style-name="T1">The devil battles through a sinful nature</text:span></text:p>
              <text:list>
                <text:list-item>
                  <text:p text:style-name="P80"><text:span text:style-name="T1">“</text:span><text:span text:style-name="T17">the law of sin which is in my members”</text:span></text:p>
                </text:list-item>
                <text:list-item>
                  <text:p text:style-name="P80"><text:span text:style-name="T17">You can’t stop your sinning on your own.</text:span></text:p>
                  <text:list>
                    <text:list-item>
                      <text:p text:style-name="P94"><text:span text:style-name="T1">The devil is judged by the laws of God.</text:span></text:p>
                    </text:list-item>
                    <text:list-item>
                      <text:p text:style-name="P94"><text:span text:style-name="T1">The works of the devil are destroyed by the Grace of God.</text:span></text:p>
                    </text:list-item>
                  </text:list>
                </text:list-item>
              </text:list>
            </text:list-item>
          </text:list>
        </text:list-item>
      </text:list>
      <text:p text:style-name="P107"/>
      <text:p text:style-name="P2"><text:span text:style-name="T1">Romans 7:24—</text:span><text:span text:style-name="T17">O wretched man that I am! who shall deliver me from the body of this death?</text:span></text:p>
      <text:p text:style-name="P2"><text:span text:style-name="T17"><text:tab/></text:span><text:span text:style-name="T10">The Body of this Death is our own corrupt self</text:span></text:p>
      <text:list xml:id="list95256367133981" text:continue-numbering="true" text:style-name="WWNum20">
        <text:list-item>
          <text:p text:style-name="P73"><text:span text:style-name="T1">Delivered from sin unto Victorious living</text:span></text:p>
          <text:list>
            <text:list-item>
              <text:p text:style-name="P56"><text:span text:style-name="T1">“</text:span><text:span text:style-name="T17">O wretched man that I am”</text:span></text:p>
              <text:list>
                <text:list-item>
                  <text:p text:style-name="P80"><text:span text:style-name="T1">The Carnal Nature is as leaven</text:span></text:p>
                </text:list-item>
                <text:list-item>
                  <text:p text:style-name="P80"><text:span text:style-name="T1">The old Nature is a Rebel</text:span></text:p>
                </text:list-item>
                <text:list-item>
                  <text:p text:style-name="P80"><text:span text:style-name="T1">The self life is a tyrant</text:span></text:p>
                  <text:list>
                    <text:list-item>
                      <text:p text:style-name="P94"><text:span text:style-name="T1">An evil snare</text:span></text:p>
                      <text:list>
                        <text:list-item>
                          <text:p text:style-name="P108"><text:span text:style-name="T1">Enslaving and destroying</text:span></text:p>
                        </text:list-item>
                      </text:list>
                    </text:list-item>
                    <text:list-item>
                      <text:p text:style-name="P94"><text:span text:style-name="T1">A Heavy weight</text:span></text:p>
                      <text:list>
                        <text:list-item>
                          <text:p text:style-name="P108"><text:span text:style-name="T1">Laboring , wandering and Wallowing in sin</text:span></text:p>
                        </text:list-item>
                      </text:list>
                    </text:list-item>
                  </text:list>
                </text:list-item>
              </text:list>
            </text:list-item>
          </text:list>
        </text:list-item>
      </text:list>
      <text:p text:style-name="P2"/>
      <text:p text:style-name="P2"><text:span text:style-name="T1">Romans 7:25—</text:span><text:span text:style-name="T17">I thank God through Jesus Christ our Lord. So then with the mind I myself serve the law of God; but with the flesh the law of sin.</text:span></text:p>
      <text:list xml:id="list95256604131335" text:continue-numbering="true" text:style-name="WWNum20">
        <text:list-item>
          <text:list>
            <text:list-item>
              <text:p text:style-name="P56"><text:span text:style-name="T1">“</text:span><text:span text:style-name="T17">who shall deliver me”</text:span></text:p>
              <text:list>
                <text:list-item>
                  <text:p text:style-name="P80"><text:span text:style-name="T1">The Character of the Body of this death</text:span></text:p>
                  <text:list>
                    <text:list-item>
                      <text:p text:style-name="P94"><text:span text:style-name="T1">Dead, Selfish, Wretched and unregenerate.</text:span></text:p>
                    </text:list-item>
                  </text:list>
                </text:list-item>
                <text:list-item>
                  <text:p text:style-name="P80"><text:span text:style-name="T1">The Course of the self life</text:span></text:p>
                  <text:list>
                    <text:list-item>
                      <text:p text:style-name="P94"><text:span text:style-name="T1">Discourage, deceive and destroy.</text:span></text:p>
                    </text:list-item>
                  </text:list>
                </text:list-item>
                <text:list-item>
                  <text:p text:style-name="P80"><text:span text:style-name="T1">The Cure of the self life</text:span></text:p>
                  <text:list>
                    <text:list-item>
                      <text:p text:style-name="P94"><text:span text:style-name="T1">Must come to the realization you need deliverance and salvation.</text:span></text:p>
                    </text:list-item>
                    <text:list-item>
                      <text:p text:style-name="P94"><text:span text:style-name="T1">Must realize you can’t deliver, nor save yourself.</text:span></text:p>
                    </text:list-item>
                  </text:list>
                </text:list-item>
              </text:list>
            </text:list-item>
          </text:list>
        </text:list-item>
      </text:list>
      <text:p text:style-name="P107"><text:span text:style-name="T1">The law can’t save you. </text:span></text:p>
      <text:list xml:id="list95257664058887" text:continue-numbering="true" text:style-name="WWNum20">
        <text:list-item>
          <text:list>
            <text:list-item>
              <text:list>
                <text:list-item>
                  <text:list>
                    <text:list-item>
                      <text:p text:style-name="P94"><text:span text:style-name="T1">Only Jesus can save a soul from sin and deliver from carnality.</text:span></text:p>
                    </text:list-item>
                  </text:list>
                </text:list-item>
              </text:list>
            </text:list-item>
          </text:list>
        </text:list-item>
      </text:list>
      <text:p text:style-name="P2"/>
      <text:p text:style-name="P1"><text:span text:style-name="T1">Why do God’s laws arouse our sinful desires?</text:span></text:p>
      <text:p text:style-name="P1"/>
      <text:p text:style-name="P18"><text:span text:style-name="T1">Romans 7:7-25</text:span></text:p>
      <text:p text:style-name="P1"/>
      <text:p text:style-name="P1"><text:span text:style-name="T1">Because sin in us seizes the opportunity and becomes:</text:span></text:p>
      <text:p text:style-name="P1"/>
      <text:p text:style-name="P1"><text:span text:style-name="T1"><text:tab/></text:span><text:span text:style-name="T10">A sharpshooter</text:span><text:span text:style-name="T1">, picking the best times and places for a kill</text:span></text:p>
      <text:p text:style-name="P1"/>
      <text:p text:style-name="P1"><text:span text:style-name="T1"><text:tab/></text:span><text:span text:style-name="T10">A magnet</text:span><text:span text:style-name="T1">, creating an attraction as the object comes near</text:span></text:p>
      <text:p text:style-name="P1"/>
      <text:p text:style-name="P1"><text:soft-page-break/><text:span text:style-name="T1"><text:tab/></text:span><text:span text:style-name="T10">A temptress</text:span><text:span text:style-name="T1">, working seduction at the point of need</text:span></text:p>
      <text:p text:style-name="P1"/>
      <text:p text:style-name="P1"><text:span text:style-name="T1"><text:tab/></text:span><text:span text:style-name="T10">A lawyer</text:span><text:span text:style-name="T1">, trapping a victim in his won arguments</text:span></text:p>
      <text:p text:style-name="P1"/>
      <text:p text:style-name="P1"><text:span text:style-name="T1"><text:tab/></text:span><text:span text:style-name="T10">An engineer</text:span><text:span text:style-name="T1">, building elaborate traps</text:span></text:p>
      <text:p text:style-name="P1"/>
      <text:p text:style-name="P1"><text:span text:style-name="T1"><text:tab/></text:span><text:span text:style-name="T10">An army</text:span><text:span text:style-name="T1">, occupying undefended areas in our morality</text:span></text:p>
      <text:p text:style-name="P1"/>
      <text:p text:style-name="P1"><text:span text:style-name="T1"><text:tab/></text:span><text:span text:style-name="T10">A guerrilla</text:span><text:span text:style-name="T1">, instigating rebellion behind the scenes</text:span></text:p>
      <text:p text:style-name="P1"/>
      <text:p text:style-name="P1"/>
      <text:p text:style-name="P1"><text:span text:style-name="T1">The main theme of chapter seven is the believer’s relation to the law. <text:s/>The believer is united with Christ “the new husband.” <text:s/>When we are born we are bound to the law like as a marriage. <text:s/>To be free from the law, because the law will never die or change we must die. <text:s/>We become dead to the law by the body of Christ, which allows us to marry him that is raised from the dead, Christ. <text:s/>We are delivered from the law to serve God in the newness of the Spirit, and not in the oldness of the letter. <text:s/>In the next section beginning in verse seven Paul shows that the believer is not made holy by the law. <text:s/>The law shows how sinful the carnal nature is. <text:s/>I became aware of sin when I became aware of the law. <text:s text:c="2"/>The law is holy and good but sin worked death in me. <text:s/>The last section shows the battle of the two natures. <text:s/>In my spirit I can know what is good but my flesh will always fight against it. <text:s/>The real struggle begins when are saved and have a desire to do well. <text:s/>Our desire to do right can be overpowered by carnal nature if we allow sin in our lives. <text:s/>Just having a desire to do good is not enough we need power to overcome the law of sin. <text:s/>It is Jesus Christ who delivers us from the power of sin but we will always have a battle with our flesh.</text:span></text:p>
      <text:p text:style-name="P1"/>
      <text:p text:style-name="Standard"/>
      <text:p text:style-name="P25"/>
      <text:p text:style-name="P1"><text:span text:style-name="T10">What is your mind-set?</text:span><text:span text:style-name="T1"> <text:s/>Your mind-set will determine how you act. <text:s/>It will motivate you and influence who or what you will choose as a source of knowledge and authority. <text:s/>It will affect a person view of your experiences and will shape your value system. <text:s/>It will dominate your private and public life.</text:span></text:p>
      <text:p text:style-name="P1"/>
      <text:p text:style-name="P1"><text:span text:style-name="T10">A sinful mind-set</text:span><text:span text:style-name="T1"> will bring death, with hostility toward God, and resistance to any form of submission. <text:s/>It will also show actions and attitudes that will not please God. <text:s/>“Let this mind be in you which is also in Christ Jesus “Phil. 2:5. </text:span></text:p>
      <text:p text:style-name="P1"/>
      <text:p text:style-name="P1"><text:span text:style-name="T10">A spiritual mind-set</text:span><text:span text:style-name="T1"> will produce life and peace with God and man. <text:s/>It will produce friendship with God. <text:s/>There will be obedience to the Spirit’s influence, being led by the Holy Spirit of God. <text:s/>You will have a love of God and also your neighbor. <text:s/>Knowing and following the word of God will be important in your life.</text:span></text:p>
      <text:p text:style-name="P1"/>
      <text:p text:style-name="P1"/>
      <text:p text:style-name="P1"><text:span text:style-name="T1">What is the Law? <text:s/>The law was a <text:s/>school master to lead us to Christ Jesus. Gal. 3:24-25. <text:s/>The law was why the services of the sanctuary were performed. <text:s/>If there were no sin, the need of a sacrifice would not be needed. <text:s/>A transgression of the law therefore needed a sacrifice to pay the dept of sin. <text:s/></text:span><text:span text:style-name="T10">Rev. 11:19</text:span><text:span text:style-name="T1"> <text:s/>It states that John saw in his vision of the tabernacle of God in heaven, the law. <text:s text:c="3"/>Heaven was the <text:s/></text:span><text:span text:style-name="T10">place for safekeeping</text:span><text:span text:style-name="T1"> of the law of God </text:span><text:span text:style-name="T10">Rev. 15:5</text:span><text:span text:style-name="T1">. <text:s/></text:span></text:p>
      <text:p text:style-name="P1"/>
      <text:p text:style-name="P1"><text:span text:style-name="T1">The city of David was the place that God has chosen to make his abode. <text:s/>It contained the Temple of God. <text:s/>Inside the temple was the Holy place and beyond the vail was the Holiest of Holies which held the ark, inside the ark was the tables of stone upon which God had written the Ten Commandments, <text:s/>the oracles of God. <text:s/>This was the law of God and was a revelation to men as to how God wanted man to act. <text:s/>Without the law the temple services were without meaning. <text:s/>The law being a reproduction of the perfection of God and his nature. <text:s/></text:span><text:span text:style-name="T10">So what is so important in the Law and what is the law?</text:span><text:span text:style-name="T17"> <text:s/>It is called the perfect law of liberty.</text:span><text:span text:style-name="T1"> <text:s text:c="2"/>God’s word says that the law has made me wiser than my enemies: for they are ever with me. <text:s text:c="2"/></text:span><text:span text:style-name="T16">We are told to meditate on the Law of God....Ps. <text:s/>119: 127, 129. 98, 99, 96.</text:span></text:p>
      <text:p text:style-name="P1"/>
      <text:p text:style-name="P1"><text:span text:style-name="T1">Exodus 20; 24:12; 31:18.</text:span></text:p>
      <text:p text:style-name="P1"/>
      <text:p text:style-name="P1"><text:span text:style-name="T1">The Ten Commandments were given to Moses on Mt. Sinai, and placed in the ark under the mercy seat. <text:s/>Ex. 25:16,21.</text:span></text:p>
      <text:p text:style-name="P1"/>
      <text:p text:style-name="Standard"/>
      <text:p text:style-name="P25"/>
      <text:p text:style-name="P1"><text:span text:style-name="T10">The Ten Commandments are:</text:span></text:p>
      <text:p text:style-name="P1"/>
      <text:p text:style-name="P1"><text:span text:style-name="T1">1. <text:s/></text:span><text:span text:style-name="T17">“I am the Lord thy God, which have brought thee out of the land of Egypt, out of the house of bondage.</text:span><text:span text:style-name="T1"> <text:s/></text:span><text:span text:style-name="T10">Thou shalt have not other gods before Me.</text:span></text:p>
      <text:p text:style-name="P1"/>
      <text:p text:style-name="P1"><text:span text:style-name="T1">2. <text:s/>Thou shalt not make unto thee any </text:span><text:span text:style-name="T10">graven image</text:span><text:span text:style-name="T1">, or any likeness of any thing that is in heavens above, or that is in the earth beneath, or that is in the water under the earth: thou shalt not bow down thyself to them, nor serve them: </text:span><text:span text:style-name="T10">for I the Lord thy God am a jealous God</text:span><text:span text:style-name="T1">, visiting the iniquity of the fathers upon the children unto the third and fourth generation of them that </text:span><text:span text:style-name="T10">despise (hate) Me;</text:span><text:span text:style-name="T1"> and showing mercy unto thousands of them that </text:span><text:span text:style-name="T10">show commitment to (love) Me, </text:span><text:span text:style-name="T17">and keep My commandments</text:span><text:span text:style-name="T1">.</text:span></text:p>
      <text:p text:style-name="P1"/>
      <text:p text:style-name="P1"><text:span text:style-name="T1">3. <text:s/></text:span><text:span text:style-name="T10">Thou shalt not take the name of the Lord thy God in unfruitful, empty, (vain); for the Lord will not hold him guiltless that taketh His name in uselessness (vain).</text:span></text:p>
      <text:p text:style-name="P1"/>
      <text:p text:style-name="P1"><text:span text:style-name="T1">4. <text:s/></text:span><text:span text:style-name="T10">Remember the sabbath <text:s/>day, to keep it holy.</text:span><text:span text:style-name="T1"> <text:s/>Six days shalt thou labour, and do all thy work: but the seventh day is the Sabbath of the Lord thy God; in it thou shalt not do any work, nor thy son, nor thy daughter, thy manservant, nor thy maidservant, nor thy cattle, not thy stranger that is within thy gates; for in six days the Lord made heaven and earth, the sea, and all that in them is, and rested the seventh day; wherefore the Lord blessed the Sabbath day, and hollowed it.</text:span></text:p>
      <text:p text:style-name="P1"/>
      <text:p text:style-name="P1"><text:span text:style-name="T1">End of God’s statements about how we are to serve him. <text:s/>Now he deals with how we are to treat others.</text:span></text:p>
      <text:p text:style-name="P1"/>
      <text:p text:style-name="P1"><text:span text:style-name="T1">5. <text:s/></text:span><text:span text:style-name="T10">Honor thy father and thy mother;</text:span><text:span text:style-name="T1"> that thy days may be long upon the land which the Lord they God giveth thee.</text:span></text:p>
      <text:p text:style-name="P1"/>
      <text:p text:style-name="P1"><text:span text:style-name="T1">6. <text:s/></text:span><text:span text:style-name="T10">Thou shalt not kill.</text:span><text:span text:style-name="T1"> <text:s/>Can I kill someones spirit, how could I do this?</text:span></text:p>
      <text:p text:style-name="P1"/>
      <text:p text:style-name="P1"><text:span text:style-name="T1">7. <text:s/></text:span><text:span text:style-name="T10">Thou shalt not commit adultery</text:span><text:span text:style-name="T1">. <text:s text:c="2"/>What do you consider adultery?</text:span></text:p>
      <text:p text:style-name="P1"/>
      <text:p text:style-name="P1"><text:span text:style-name="T1">8. <text:s/></text:span><text:span text:style-name="T10">Thou shalt not steal.</text:span><text:span text:style-name="T1"> <text:s/>But I am only taking what is mine!</text:span></text:p>
      <text:p text:style-name="P1"/>
      <text:p text:style-name="P1"><text:span text:style-name="T1">9. <text:s/></text:span><text:span text:style-name="T10">Thou shalt not bear false witness against thy neighbor.</text:span><text:span text:style-name="T1"> <text:s text:c="2"/>Who is my neighbor?</text:span></text:p>
      <text:p text:style-name="P1"/>
      <text:p text:style-name="P1"><text:span text:style-name="T1">10. <text:s/></text:span><text:span text:style-name="T10">Thou shalt not covet they neighbor’s</text:span><text:span text:style-name="T1"> house, thou shalt not covet thy neighbor’s wife, nor his manservant, nor his maidservant, nor his ox, nor his ass, nor any thing that is thy neighbor’s. <text:s/>Ex. 20:2- 17.</text:span></text:p>
      <text:p text:style-name="P1"/>
      <text:p text:style-name="P1"><text:span text:style-name="T10">It is impossible to have a civilization without these laws.</text:span></text:p>
      <text:p text:style-name="P1"/>
      <text:p text:style-name="P1"><text:span text:style-name="T1">What are our duties to God? <text:s/>They are explained in the first four commandments. <text:s text:c="3"/>The last six commandments define what man is to do to his fellow men. <text:s/>The two great commandments are to love God and also to love man. <text:s/>Matthew 22:37-40</text:span></text:p>
      <text:p text:style-name="P1"/>
      <text:p text:style-name="P1"/>
      <text:p text:style-name="P21"><text:span text:style-name="T1">Romans 7:12 <text:s/>“The Law is holy, and the commandment holy, and just, and good.” <text:s/>(Eccl. 12:13)</text:span></text:p>
      <text:p text:style-name="P1"/>
      <text:p text:style-name="P1"><text:span text:style-name="T10">Who are the people of God?</text:span><text:span text:style-name="T1"> <text:s text:c="4"/>Spiritual Israel is anyone that is born again. <text:s/>The law is the foundation of the government of God. <text:s text:c="3"/>All who are born again must follow the rule of government, which is the law of God. <text:s/>Does god change the law for men or men ideas of what is right and wrong? <text:s text:c="2"/>He is not changed the law at all, but fulfilled the ritual law, and paid the price for our sins. <text:s/></text:span></text:p>
      <text:p text:style-name="P1"/>
      <text:p text:style-name="P2"><text:span text:style-name="T1"><text:s text:c="15"/></text:span></text:p>
      <text:p text:style-name="Standard"/>
      <text:p text:style-name="P25"/>
      <text:list xml:id="list95256638333086" text:continue-list="list95255838592358" text:style-name="WWNum14">
        <text:list-item>
          <text:h text:style-name="P140" text:outline-level="3"><text:span text:style-name="T1">Walking after the Spirit is Liberty<text:tab/><text:tab/><text:tab/>Ch. 8</text:span></text:h>
        </text:list-item>
      </text:list>
      <text:list xml:id="list7789732359395391475" text:style-name="WWNum28">
        <text:list-item>
          <text:h text:style-name="P141" text:outline-level="4">8:1-9<text:tab/>No Condemnation </text:h>
        </text:list-item>
      </text:list>
      <text:list xml:id="list4618356862285413712" text:style-name="WWNum9">
        <text:list-item>
          <text:h text:style-name="P142" text:outline-level="4">8:10-16<text:tab/>Mortify the Deeds of the Body, Ye shall Live</text:h>
        </text:list-item>
        <text:list-item>
          <text:h text:style-name="P142" text:outline-level="4">8:17-25<text:tab/>Hope of Adoption as Joint Heirs</text:h>
        </text:list-item>
        <text:list-item>
          <text:h text:style-name="P142" text:outline-level="4">8:26-28<text:tab/>The Spirit Helps our Infirmities</text:h>
        </text:list-item>
        <text:list-item>
          <text:h text:style-name="P142" text:outline-level="4">8:29-30 <text:tab/>The Hope of Glorification</text:h>
        </text:list-item>
        <text:list-item>
          <text:h text:style-name="P142" text:outline-level="4">8:31-39<text:tab/>None Shall Stand Against Us, It is God that Justifies</text:h>
        </text:list-item>
      </text:list>
      <text:p text:style-name="P1"/>
      <text:p text:style-name="P85"><text:span text:style-name="T1">Romans chapter eight deals with our position in Christ. <text:s/>We are free from sin and death. <text:s/>The sufferings we go through are to teach us our motives. <text:s/>The end of the chapter deals with the Christian’s Hope, which is; “If God be for us who can be against us.” <text:s/>And that we are more than conquerors and that all things work together for good.</text:span></text:p>
      <text:p text:style-name="P85"/>
      <text:p text:style-name="P85"><text:span text:style-name="T1">The deliverance Paul cried for in 7:24 has arrived in 8:1. The quality of life before regeneration of the religious has gruesome parallels, but the new man in Christ experiences great liberty. No longer condemned to die as the man bound to the corpse, for </text:span><text:span text:style-name="T17">there is therefore now no condemnation to them which are in Christ Jesus, who walk not after the flesh, but after the Spirit</text:span><text:span text:style-name="T1">. </text:span></text:p>
      <text:p text:style-name="P85"/>
      <text:p text:style-name="P85"><text:span text:style-name="T1">The law of sin brought bondage, but the Law of the Spirit of life in Christ Jesus has worked great liberty! <text:s/></text:span><text:span text:style-name="T10">OUR POSITION IN CHRIST is free from condemnation.</text:span></text:p>
      <text:p text:style-name="P85"/>
      <text:p text:style-name="P2"><text:span text:style-name="T14">Let us look at the nature of the “Law of the Spirit of Life.”</text:span></text:p>
      <text:p text:style-name="P2"/>
      <text:list xml:id="list7773877803167962356" text:style-name="WWNum34">
        <text:list-item>
          <text:p text:style-name="P36"><text:span text:style-name="T1">Provides justification where the old law only condemned.</text:span></text:p>
        </text:list-item>
        <text:list-item>
          <text:p text:style-name="P36"><text:span text:style-name="T1">Works liberty where the old law only worked bondage.</text:span></text:p>
        </text:list-item>
        <text:list-item>
          <text:p text:style-name="P36"><text:span text:style-name="T1">It is a stronger law doing what the old law could not do in its weakness.</text:span></text:p>
        </text:list-item>
        <text:list-item>
          <text:p text:style-name="P36"><text:span text:style-name="T1">It has been made flesh and identified with the sinful; the old law could only stand from a distance as a school master with a pointed finger.</text:span></text:p>
        </text:list-item>
        <text:list-item>
          <text:p text:style-name="P36"><text:span text:style-name="T1">This law works righteousness in the Believer; the old law could only identify unrighteousness.</text:span></text:p>
        </text:list-item>
        <text:list-item>
          <text:p text:style-name="P36"><text:span text:style-name="T1">This life is subject to the law of God, whereas the flesh is not and cannot be for it is an enemy of God.</text:span></text:p>
        </text:list-item>
      </text:list>
      <text:p text:style-name="P89"/>
      <text:p text:style-name="P2"><text:span text:style-name="T1">Let us look at the fulfilling of this “Life.”</text:span></text:p>
      <text:p text:style-name="P2"/>
      <text:list xml:id="list5184416962457910143" text:style-name="WWNum33">
        <text:list-item>
          <text:p text:style-name="P37"><text:span text:style-name="T1">It is fulfilled in the one that walks not after the flesh, but after the Spirit.</text:span></text:p>
        </text:list-item>
        <text:list-item>
          <text:p text:style-name="P37"><text:span text:style-name="T1">Also, in those that mind the things of the Spirit, and not the things of the flesh. </text:span><text:span text:style-name="T17">For to be carnally minded is death, but to be spiritually minded is life and peace.</text:span></text:p>
        </text:list-item>
        <text:list-item>
          <text:p text:style-name="P37"><text:span text:style-name="T1">It is pleasing to God, but they that are in the flesh cannot please God.</text:span></text:p>
        </text:list-item>
        <text:list-item>
          <text:p text:style-name="P37"><text:span text:style-name="T1">If the Spirit of God dwell in you then His life is fulfilled in you, for you are no longer trying to serve God in the flesh, but have the Spirit of Christ to inspire and insure life. </text:span></text:p>
        </text:list-item>
        <text:list-item>
          <text:p text:style-name="P37"><text:span text:style-name="T1">This life is not your own, but is Christ’s life. Galatians 2:20 </text:span><text:span text:style-name="T17">I am crucified with Christ: nevertheless I live; yet not I, but Christ liveth in me: and the life which I now live in the flesh I live by the faith of the Son of God, who loved me, and gave himself for me</text:span><text:span text:style-name="T1">.</text:span></text:p>
        </text:list-item>
        <text:list-item>
          <text:p text:style-name="P37"><text:span text:style-name="T1">The fruit of this Life is righteousness. Christ in you makes your body dead because of sin, but the Spirit is life because of righteousness.</text:span></text:p>
        </text:list-item>
        <text:list-item>
          <text:p text:style-name="P37"><text:span text:style-name="T1">This Life is not debtor to the flesh, but to God to serve Him and obey Him.</text:span></text:p>
        </text:list-item>
        <text:list-item>
          <text:p text:style-name="P37"><text:span text:style-name="T1">This Life is fulfilled in mortifying the deeds of the body.</text:span></text:p>
        </text:list-item>
      </text:list>
      <text:p text:style-name="P18"><text:span text:style-name="T10">The Spiritual Mind is Life and Peace</text:span></text:p>
      <text:p text:style-name="P1"><text:span text:style-name="T1">Romans 8:6 <text:s/>For to be carnally minded is death; but to be spiritually minded is life and peace.</text:span></text:p>
      <text:p text:style-name="P1"><text:span text:style-name="T1">It makes a difference what you think. <text:s text:c="8"/><text:tab/><text:tab/>Mindset <text:s text:c="90"/>It makes a difference how you think. <text:s text:c="9"/><text:tab/><text:tab/>Meditation <text:s text:c="97"/>It makes a difference what you dwell on.<text:tab/><text:tab/>Motive <text:s text:c="96"/>Peace isn’t absence of trouble or danger but Peace is being in the presence of God <text:s text:c="34"/>2Thess. 3:16 Now the Lord of peace himself give you peace always by all means. The Lord be with you all.</text:span></text:p>
      <text:list xml:id="list8949721642175382812" text:style-name="WWNum19">
        <text:list-item>
          <text:p text:style-name="P38"><text:span text:style-name="T1">Are we spiritually minded? </text:span></text:p>
        </text:list-item>
        <text:list-item>
          <text:p text:style-name="P38"><text:span text:style-name="T1">Or are we carnally minded? <text:s text:c="5"/>(self motivated)</text:span></text:p>
        </text:list-item>
      </text:list>
      <text:p text:style-name="P1"><text:soft-page-break/><text:span text:style-name="T1"><text:s/>Do our thoughts dwell on carnal things – the everyday needs – the daily grind –routine-schedule- performance-play-pleasure-the satisfying of our wants and desires? </text:span></text:p>
      <text:p text:style-name="P1"><text:span text:style-name="T1">Luke 10:40—</text:span><text:span text:style-name="T17">But Martha was cumbered about much serving, and came to him, and said, Lord, dost thou not care that my sister hath left me to serve alone? bid her therefore that she help me. <text:s text:c="34"/></text:span><text:span text:style-name="T1">41 And Jesus answered and said unto her, Martha, Martha, thou art careful and troubled about many things:</text:span><text:span text:style-name="T17"> <text:s/></text:span><text:span text:style-name="T1">42 But one thing is needful: and Mary hath chosen that good part, which shall not be taken away from her.</text:span></text:p>
      <text:p text:style-name="P1"><text:span text:style-name="T1"><text:s/>Or are we truly spiritually minded? <text:s text:c="8"/>(</text:span><text:span text:style-name="T14">The Will of God</text:span><text:span text:style-name="T1">)</text:span></text:p>
      <text:list xml:id="list2676994731695350453" text:style-name="WWNum24">
        <text:list-item>
          <text:p text:style-name="P110"><text:span text:style-name="T1">Is our mindset in tune with the Lord?</text:span></text:p>
        </text:list-item>
        <text:list-item>
          <text:p text:style-name="P110"><text:span text:style-name="T1">Is our thinking in alignment with the Word of God?</text:span></text:p>
        </text:list-item>
        <text:list-item>
          <text:p text:style-name="P110"><text:span text:style-name="T1">Is our walk right with God? </text:span></text:p>
        </text:list-item>
      </text:list>
      <text:p text:style-name="P111"/>
      <text:list xml:id="list6769187968005186840" text:style-name="WWNum6">
        <text:list-item>
          <text:p text:style-name="P74"><text:span text:style-name="T1">Dwelling on the Word of God <text:s/>- <text:s/>Do our hearts dwell on the things in Ro. 8? </text:span></text:p>
        </text:list-item>
      </text:list>
      <text:p text:style-name="P101"/>
      <text:p text:style-name="P1"><text:span text:style-name="T1">Rom. 8:1—</text:span><text:span text:style-name="T17">There is therefore now </text:span><text:span text:style-name="T18">no condemnation</text:span><text:span text:style-name="T17"> to them which are in Christ Jesus</text:span><text:span text:style-name="T20">, </text:span><text:span text:style-name="T17">who walk not after the flesh, but after the Spirit. <text:s/></text:span></text:p>
      <text:list xml:id="list1398385355101719925" text:style-name="WWNum7">
        <text:list-item>
          <text:p text:style-name="P39"><text:span text:style-name="T1">No Condemnation to sentence you. <text:s text:c="15"/>31 What shall we then say to these things? If God be for us, who can be against us? <text:tab/><text:tab/></text:span><text:span text:style-name="T10">no fear of accusation</text:span></text:p>
        </text:list-item>
        <text:list-item>
          <text:p text:style-name="P39"><text:span text:style-name="T1">No Accusation to sway you</text:span></text:p>
        </text:list-item>
      </text:list>
      <text:p text:style-name="P88"/>
      <text:p text:style-name="P1"><text:span text:style-name="T1">35 Who shall separate us from the love of Christ? …37</text:span><text:span text:style-name="T16"> Nay</text:span><text:span text:style-name="T1">, in all these things we are more than conquerors through him that loved us. <text:tab/>39 Nor height, nor depth, nor any other creature, shall be able to separate us from the love of God, which is in Christ Jesus our Lord.<text:tab/><text:tab/><text:tab/></text:span></text:p>
      <text:list xml:id="list95257668213725" text:continue-numbering="true" text:style-name="WWNum7">
        <text:list-item>
          <text:p text:style-name="P39"><text:span text:style-name="T1">No Separation to stop you.<text:tab/><text:tab/> <text:s text:c="172"/>We separate ourselves by not obeying the truth <text:s text:c="105"/>8:1— “walk not after the flesh” <text:s text:c="135"/>8:4— “walk not after the flesh” <text:s text:c="135"/>8:5—“they that are after the flesh do mind the things of the flesh” <text:s text:c="372"/>8:6—“For to be carnally minded is death” 13— “ye shall die” <text:s text:c="108"/>8:7—Because the carnal mind is enmity against God: for it is not subject to the law of God, neither indeed can be. <text:s text:c="175"/>8: 8—So then they that are in the flesh cannot please God. <text:s text:c="82"/>36 As it is written, For thy sake we are killed all the day long; we are accounted as sheep for the slaughter. <text:s text:c="4"/>37 Nay, in all these things we are more than conquerors through him that loved us.</text:span></text:p>
        </text:list-item>
        <text:list-item>
          <text:p text:style-name="P39"><text:span text:style-name="T1">No defeat to slaughter or to slump you. </text:span></text:p>
        </text:list-item>
      </text:list>
      <text:p text:style-name="P88"/>
      <text:p text:style-name="P88"><text:span text:style-name="T1">No intermission—“ all the day long” I Cor.15:30-31; 4:9-11; 2Co 4:10-11 </text:span></text:p>
      <text:list xml:id="list95257308379379" text:continue-list="list6769187968005186840" text:style-name="WWNum6">
        <text:list-item>
          <text:p text:style-name="P74"><text:span text:style-name="T14">The Holy Ghost dwelling in you</text:span></text:p>
        </text:list-item>
      </text:list>
      <text:p text:style-name="P101"/>
      <text:p text:style-name="P1"><text:span text:style-name="T1"><text:s/>8:9 But ye are not in the flesh, but in the Spirit, if so be that the </text:span><text:span text:style-name="T16">Spirit of God dwell in you</text:span><text:span text:style-name="T1">. Now if any man have not the Spirit of Christ, he is none of his. <text:s text:c="176"/>11 But if </text:span><text:span text:style-name="T16">the Spirit</text:span><text:span text:style-name="T1"> of him that raised up Jesus from the dead </text:span><text:span text:style-name="T16">dwell in you</text:span><text:span text:style-name="T1">, he that raised up Christ from the dead shall also quicken your mortal bodies </text:span><text:span text:style-name="T14">by his Spirit that </text:span><text:span text:style-name="T16">dwelleth in you.</text:span><text:span text:style-name="T1"> <text:s text:c="21"/>2Co 6:16 And what agreement hath the </text:span><text:span text:style-name="T14">temple of God</text:span><text:span text:style-name="T1"> with idols? for </text:span><text:span text:style-name="T16">ye are the temple of the living God</text:span><text:span text:style-name="T1">; as God hath said, I </text:span><text:span text:style-name="T14">will </text:span><text:span text:style-name="T16">dwell</text:span><text:span text:style-name="T14"> in them</text:span><text:span text:style-name="T1">, and </text:span><text:span text:style-name="T16">walk</text:span><text:span text:style-name="T14"> in them</text:span><text:span text:style-name="T1">; and I will be their God, and they shall be my people.</text:span></text:p>
      <text:list xml:id="list95256863769404" text:continue-numbering="true" text:style-name="WWNum6">
        <text:list-item>
          <text:p text:style-name="P74"><text:span text:style-name="T1">Walking after the Spirit.</text:span></text:p>
        </text:list-item>
      </text:list>
      <text:list xml:id="list6358069287125638654" text:style-name="WWNum41">
        <text:list-item>
          <text:p text:style-name="P46"><text:span text:style-name="T1">Be obedient to the Word in all things</text:span></text:p>
        </text:list-item>
      </text:list>
      <text:p text:style-name="P1"><text:span text:style-name="T1">Ro 8:1—</text:span><text:span text:style-name="T17">There is therefore now no condemnation to them which are in Christ Jesus, who </text:span><text:span text:style-name="T19">walk not after the flesh, but after the Spirit</text:span><text:span text:style-name="T17">. <text:s text:c="140"/></text:span><text:span text:style-name="T1">Col 3:16—</text:span><text:span text:style-name="T17">Let </text:span><text:span text:style-name="T18">the word of Christ dwell in you</text:span><text:span text:style-name="T17"> richly in all wisdom; teaching and admonishing one another in psalms and hymns and spiritual songs, singing with grace in your hearts to the Lord.</text:span><text:span text:style-name="T1"> <text:s text:c="21"/>John 14:23—</text:span><text:span text:style-name="T17">Jesus answered and said unto him, If a man love me, he will keep my words: and my Father will love him, and we will come unto him, and </text:span><text:span text:style-name="T19">make our </text:span><text:span text:style-name="T18">abode</text:span><text:span text:style-name="T19"> with him</text:span><text:span text:style-name="T17">.</text:span><text:span text:style-name="T1"> <text:s text:c="48"/>15:7—</text:span><text:span text:style-name="T17">If ye abide in me, and </text:span><text:span text:style-name="T19">my words </text:span><text:span text:style-name="T18">abide </text:span><text:span text:style-name="T19">in you</text:span><text:span text:style-name="T17">, ye shall ask what ye will, and it shall be done unto you.</text:span></text:p>
      <text:list xml:id="list95256752496148" text:continue-numbering="true" text:style-name="WWNum41">
        <text:list-item>
          <text:p text:style-name="P47"><text:span text:style-name="T31">Be subject to the Spirit in all things—FOLLOW <text:s text:c="59"/></text:span></text:p>
        </text:list-item>
        <text:list-item>
          <text:p text:style-name="P47"><text:span text:style-name="T31">Be led by the Spirit in all things—WALK WITH HIM</text:span></text:p>
        </text:list-item>
      </text:list>
      <text:p text:style-name="P1"><text:span text:style-name="T1">Ro 8:28—</text:span><text:span text:style-name="T17">And we know that </text:span><text:span text:style-name="T19">all things work together</text:span><text:span text:style-name="T17"> for good </text:span><text:span text:style-name="T19">to them that</text:span><text:span text:style-name="T18"> love God</text:span><text:span text:style-name="T17">, </text:span><text:span text:style-name="T19">to them</text:span><text:span text:style-name="T18"> who are the called</text:span><text:span text:style-name="T17"> </text:span><text:span text:style-name="T19">according to</text:span><text:span text:style-name="T18"> his purpose</text:span><text:span text:style-name="T17">. <text:s text:c="128"/></text:span><text:span text:style-name="T1">14:17—</text:span><text:span text:style-name="T17">For the kingdom of God </text:span><text:soft-page-break/><text:span text:style-name="T17">is not meat and drink; but </text:span><text:span text:style-name="T19">righteousness</text:span><text:span text:style-name="T17">, and </text:span><text:span text:style-name="T19">peace</text:span><text:span text:style-name="T17">, and </text:span><text:span text:style-name="T19">joy</text:span><text:span text:style-name="T17"> in the Holy Ghost</text:span><text:span text:style-name="T1">. <text:s text:c="178"/>14:19—</text:span><text:span text:style-name="T17">Let us therefore </text:span><text:span text:style-name="T18">follow</text:span><text:span text:style-name="T17"> </text:span><text:span text:style-name="T19">after the things which make for peace</text:span><text:span text:style-name="T17">, and </text:span><text:span text:style-name="T18">things</text:span><text:span text:style-name="T19"> wherewith one may </text:span><text:span text:style-name="T18">edify</text:span><text:span text:style-name="T19"> another</text:span><text:span text:style-name="T17">.</text:span></text:p>
      <text:list xml:id="list95256647552781" text:continue-list="list95256863769404" text:style-name="WWNum6">
        <text:list-item>
          <text:p text:style-name="P74"><text:span text:style-name="T1">Righteousness and Peace work together </text:span></text:p>
        </text:list-item>
      </text:list>
      <text:list xml:id="list4428643080224916867" text:style-name="WWNum30">
        <text:list-item>
          <text:p text:style-name="P57"><text:span text:style-name="T1">Through a Disciplined Prayer life<text:tab/><text:tab/>Ro 8:26,27 </text:span></text:p>
        </text:list-item>
        <text:list-item>
          <text:p text:style-name="P57"><text:span text:style-name="T1">Through <text:s/>a Dedicated Mind</text:span></text:p>
        </text:list-item>
      </text:list>
      <text:p text:style-name="P1"><text:span text:style-name="T1">Ro 8:2—</text:span><text:span text:style-name="T17">For the </text:span><text:span text:style-name="T19">law of the Spirit of </text:span><text:span text:style-name="T18">life</text:span><text:span text:style-name="T17"> </text:span><text:span text:style-name="T18">in</text:span><text:span text:style-name="T20"> </text:span><text:span text:style-name="T18">Christ</text:span><text:span text:style-name="T19"> </text:span><text:span text:style-name="T18">Jesus</text:span><text:span text:style-name="T17"> hath </text:span><text:span text:style-name="T18">made me free</text:span><text:span text:style-name="T17"> from the law of sin and death. <text:s/></text:span><text:span text:style-name="T1"><text:s/>4</text:span><text:span text:style-name="T17">—That </text:span><text:span text:style-name="T18">the righteousness of the law</text:span><text:span text:style-name="T17"> might be </text:span><text:span text:style-name="T19">fulfilled</text:span><text:span text:style-name="T17"> in us, who walk not after the flesh, but after the Spirit</text:span><text:span text:style-name="T1">. <text:s text:c="142"/>Ro 1:5—</text:span><text:span text:style-name="T17">By whom we have received grace and apostleship, for </text:span><text:span text:style-name="T18">obedience to the faith</text:span><text:span text:style-name="T17"> among all nations, for his name: <text:s text:c="150"/></text:span><text:span text:style-name="T1">16:26—</text:span><text:span text:style-name="T17">But now is made manifest, and by the scriptures of the prophets, according to the commandment of the everlasting God, made known to all nations for the </text:span><text:span text:style-name="T18">obedience of faith</text:span><text:span text:style-name="T17">:</text:span><text:span text:style-name="T1"> <text:s text:c="3"/>2Co 10:5—</text:span><text:span text:style-name="T17">Casting down imaginations, and every high thing that exalteth itself against the knowledge of God, and bringing into captivity every thought to the </text:span><text:span text:style-name="T18">obedience of Christ</text:span><text:span text:style-name="T17">;</text:span></text:p>
      <text:p text:style-name="P1"><text:span text:style-name="T1">Romans eight sets forth that part in our salvation which is exercised by the third person of the Godhead, the blessed Holy Ghost. <text:s/>Without Christ's work on the cross there would be no salvation, and without the presence and constant operation of the Holy Ghost, there would be no application of that salvation to us.</text:span></text:p>
      <text:list xml:id="list95256482450000" text:continue-list="list95257668213725" text:style-name="WWNum7">
        <text:list-item>
          <text:p text:style-name="P39"><text:span text:style-name="T1">V. Righteousness in life is possible through </text:span><text:span text:style-name="T14">power of the Holy Ghost</text:span><text:span text:style-name="T16"> <text:s/></text:span><text:span text:style-name="T1"><text:s text:c="2"/>Romans 8:1 - 11</text:span></text:p>
        </text:list-item>
      </text:list>
      <text:p text:style-name="P1"><text:span text:style-name="T1">8: 1 <text:s text:c="2"/><text:tab/> Now (justified - sin dealt with) there is no condemnation. <text:s text:c="57"/>8:2<text:tab/>We were condemned, but now </text:span><text:span text:style-name="T14">FREE</text:span><text:span text:style-name="T1"> from condemnation </text:span><text:span text:style-name="T14">in</text:span><text:span text:style-name="T1"> Christ Jesus.</text:span></text:p>
      <text:p text:style-name="P112"><text:span text:style-name="T1">In - (preparation) we are positionally in Christ <text:s text:c="54"/>Positioned - (in Christ) law of the Spirit <text:s text:c="98"/>In old nature - law of sin and death</text:span></text:p>
      <text:p text:style-name="P1"><text:span text:style-name="T1">8:3<text:tab/>The law could not do many things. <text:s/>It could not make men good. <text:s text:c="65"/>8:4<text:tab/>The righteousness of the law might be fulfilled in us. <text:s/>We are not to walk after the flesh, but after the spirit.</text:span></text:p>
      <text:p text:style-name="P1"><text:span text:style-name="T1">8: 5-8<text:tab/> </text:span><text:span text:style-name="T14">Contrast of the carnal mind with that of the spiritual mind</text:span></text:p>
      <text:list xml:id="list95257427733204" text:continue-list="list95256752496148" text:style-name="WWNum41">
        <text:list-item>
          <text:list>
            <text:list-item>
              <text:p text:style-name="P113"><text:span text:style-name="T1">The carnal mind produces </text:span><text:span text:style-name="T14">death</text:span></text:p>
              <text:list>
                <text:list-item>
                  <text:p text:style-name="P114"><text:span text:style-name="T1">Immoral, evil, violent, worldly, selfish and lust of the flesh</text:span></text:p>
                </text:list-item>
                <text:list-item>
                  <text:p text:style-name="P114"><text:span text:style-name="T1">Moral, cultured, centered around self and lust of the eyes</text:span></text:p>
                </text:list-item>
                <text:list-item>
                  <text:p text:style-name="P114"><text:span text:style-name="T1">Self-righteous, religious, good works and the pride of life.</text:span></text:p>
                </text:list-item>
              </text:list>
            </text:list-item>
            <text:list-item>
              <text:p text:style-name="P113"><text:span text:style-name="T1">The spiritual mind produces </text:span><text:span text:style-name="T14">life</text:span></text:p>
              <text:list>
                <text:list-item>
                  <text:p text:style-name="P114"><text:span text:style-name="T1">A Renewed spiritual mind kept on the truth. <text:s text:c="3"/><text:tab/> </text:span><text:span text:style-name="T14">Faith</text:span></text:p>
                </text:list-item>
                <text:list-item>
                  <text:p text:style-name="P114"><text:span text:style-name="T1">A Restored mind restoring others.<text:tab/><text:tab/> </text:span><text:span text:style-name="T14">Hope</text:span></text:p>
                </text:list-item>
                <text:list-item>
                  <text:p text:style-name="P114"><text:span text:style-name="T1">A Transformed mind <text:tab/><text:tab/><text:tab/><text:tab/> </text:span><text:span text:style-name="T14">Love</text:span><text:span text:style-name="T1"><text:tab/><text:tab/></text:span></text:p>
                </text:list-item>
              </text:list>
            </text:list-item>
          </text:list>
        </text:list-item>
      </text:list>
      <text:p text:style-name="P1"><text:span text:style-name="T1">8:10<text:tab/>The body is dead because of </text:span><text:span text:style-name="T14">sin</text:span><text:span text:style-name="T1">, The spirit is life because of </text:span><text:span text:style-name="T14">righteousness</text:span><text:span text:style-name="T1">.</text:span></text:p>
      <text:list xml:id="list95256729344012" text:continue-list="list95256647552781" text:style-name="WWNum6">
        <text:list-item>
          <text:p text:style-name="P75"><text:span text:style-name="T16">The Christian believer is made alive by the Holy Ghost.</text:span></text:p>
        </text:list-item>
      </text:list>
      <text:p text:style-name="P1"><text:span text:style-name="T1">8:11<text:tab/>But if the spirit dwells in you, he shall quicken your mortal bodies.</text:span></text:p>
      <text:list xml:id="list8591269729449004202" text:style-name="WWNum27">
        <text:list-item>
          <text:p text:style-name="P41"><text:span text:style-name="T1">Quicken - vitalize - bring to life – make alive</text:span></text:p>
        </text:list-item>
      </text:list>
      <text:list xml:id="list2737407520562912032" text:style-name="WWNum13">
        <text:list-item>
          <text:p text:style-name="P48"><text:span text:style-name="T1">The Spirit gives life by freeing the believer from sin and death.</text:span></text:p>
        </text:list-item>
        <text:list-item>
          <text:p text:style-name="P48"><text:span text:style-name="T1">The Spirit gives life by doing what the law could not do.</text:span></text:p>
        </text:list-item>
        <text:list-item>
          <text:p text:style-name="P48"><text:span text:style-name="T1">The Spirit gives life by condemning sin in the flesh.</text:span></text:p>
        </text:list-item>
        <text:list-item>
          <text:p text:style-name="P48"><text:span text:style-name="T1">The Spirit gives life by Christ providing Righteousness for us.</text:span></text:p>
        </text:list-item>
      </text:list>
      <text:p text:style-name="P1"/>
      <text:list xml:id="list95255756456380" text:continue-list="list95256729344012" text:style-name="WWNum6">
        <text:list-item>
          <text:p text:style-name="P75"><text:span text:style-name="T16">Completed Righteousness</text:span><text:span text:style-name="T1">, the redemption of our body. BECAUSE OF ADOPTION</text:span><text:span text:style-name="T10"> <text:s text:c="4"/></text:span><text:span text:style-name="T1">8:12 - 23</text:span></text:p>
        </text:list-item>
      </text:list>
      <text:p text:style-name="P1"><text:span text:style-name="T1">8:12<text:tab/>We are debtors to life - we are obligated and beholding <text:s text:c="57"/>8:13<text:tab/>Not after the flesh, But through the spirit</text:span></text:p>
      <text:p text:style-name="P21"><text:span text:style-name="T1">What new things are revealed about Christian life, the life according to the spirit?</text:span></text:p>
      <text:p text:style-name="P21"/>
      <text:list xml:id="list3401091090343655560" text:style-name="WWNum38">
        <text:list-item>
          <text:p text:style-name="P42"><text:span text:style-name="T1">8:14<text:tab/>"For as many as are led by the spirit" <text:s text:c="3"/>“led” (controlled) by the spirit. <text:s text:c="39"/>Divine Guidance is the scriptural evidence of Maturity and Sonship.</text:span></text:p>
        </text:list-item>
      </text:list>
      <text:p text:style-name="P88"><text:span text:style-name="T1">There is a difference between Divine guidance and natural reasoning, circumstances or impressions.</text:span></text:p>
      <text:p text:style-name="P1"><text:span text:style-name="T1"><text:tab/><text:tab/>Sons of God - "Sons" means adult sons - sons come of age</text:span></text:p>
      <text:p text:style-name="P1"><text:span text:style-name="T14">Two total separate <text:s/>spirits are contrasted in 8:15</text:span></text:p>
      <text:p text:style-name="P1"><text:span text:style-name="T1">8:15<text:tab/>1.<text:tab/>We have not received the spirit of bondage. <text:s text:c="6"/>No longer under the law.</text:span></text:p>
      <text:p text:style-name="P1"><text:span text:style-name="T1"><text:tab/>2.<text:tab/>"We have received the spirit of adoption."</text:span></text:p>
      <text:p text:style-name="P2"><text:span text:style-name="T1">8:14-30 Adoption</text:span></text:p>
      <text:p text:style-name="P2"><text:soft-page-break/><text:span text:style-name="T1">We are introduced here to a deeper concept which is adoption, the manifestation of the sons of God. We understand that every man is BORN into the family of God, so what is this adoption all about? Adoption has to do with placing the fully matured and fully developed into Sonship. This thought combined with the </text:span><text:span text:style-name="T17">manifestation of the sons of God</text:span><text:span text:style-name="T1"> speak of God’s ultimate plan in salvation. He is desirous to have many sons like His only Son. We often refer to this plan as </text:span><text:span text:style-name="T17">End Time Salvation.</text:span><text:span text:style-name="T1"> </text:span></text:p>
      <text:p text:style-name="P20"><draw:custom-shape text:anchor-type="paragraph" draw:z-index="0" draw:name="Freeform 3" draw:style-name="gr1" draw:text-style-name="P143" svg:width="2.0142in" svg:height="0.5142in" svg:x="1.9862in" svg:y="0.139in"><text:p/><draw:enhanced-geometry draw:mirror-horizontal="false" draw:mirror-vertical="false" drawooo:sub-view-size="1828800 457200" draw:text-areas="0 0 0 0" svg:viewBox="0 0 1828799 457199" draw:type="ooxml-non-primitive" draw:enhanced-path="M 228600 85725 L 228600 400050 F N"/></draw:custom-shape><draw:custom-shape text:anchor-type="paragraph" draw:z-index="1" draw:name="Freeform 2" draw:style-name="gr2" draw:text-style-name="P144" svg:width="1.7224in" svg:height="1.0697in" svg:x="2.5138in" svg:y="0.1945in"><text:p text:style-name="Frame_20_contents"><text:span text:style-name="T34">Defined</text:span></text:p><draw:enhanced-geometry draw:mirror-horizontal="false" draw:mirror-vertical="false" drawooo:sub-view-size="1571625 974725" draw:text-areas="0 0 0 0" svg:viewBox="0 0 1571624 974724" draw:type="ooxml-non-primitive" draw:enhanced-path="M 0 0 L 0 974725 1571625 974725 1571625 0 Z N"/></draw:custom-shape><text:span text:style-name="T1">End Time Salvation</text:span></text:p>
      <text:p text:style-name="P1"/>
      <text:p text:style-name="P28"><text:span text:style-name="T17">End Time Salvation</text:span><text:span text:style-name="T1"> is God’s plan of salvation in its totality, salvation to the uttermost, of the whole man—body, soul, and spirit—which in time past was not an available provision because of the appropriateness of time. It is now made available to us living in the end times (or, </text:span><text:span text:style-name="T17">the time of the end</text:span><text:span text:style-name="T1">).</text:span></text:p>
      <text:p text:style-name="P28"><text:span text:style-name="T1">It is communicated throughout Scripture through many different thoughts. Listed below are some of the thoughts included in </text:span><text:span text:style-name="T17">End Time Salvation</text:span><text:span text:style-name="T1">: </text:span></text:p>
      <text:p text:style-name="P115"><text:span text:style-name="T1">End Time Deliverance <text:s text:c="15"/>Full salvation <text:s text:c="10"/>Apolutrosis: Complete State <text:s text:c="3"/>of Release</text:span></text:p>
      <text:p text:style-name="P115"><text:span text:style-name="T1">Adoption: The Placing of Sons</text:span></text:p>
      <text:p text:style-name="P115"><text:span text:style-name="T1">One Hundred Fold Christian <text:s/>Full Grown <text:s text:c="496"/>Manifestation of the Sons of God</text:span></text:p>
      <text:p text:style-name="P115"><text:span text:style-name="T1">Fully Mature Sons of God <text:s text:c="3"/>Perfect Man</text:span></text:p>
      <text:p text:style-name="P18"><text:span text:style-name="T1">The Bride of Christ <text:s text:c="20"/>Overcomer <text:s text:c="29"/>Completeness of Personality <text:s text:c="29"/></text:span></text:p>
      <text:p text:style-name="P18"><text:span text:style-name="T1"><text:s text:c="55"/>Completeness of Sanctification <text:s text:c="7"/>Man-child</text:span></text:p>
      <text:p text:style-name="P18"><text:span text:style-name="T10">The first of the most needed messages of the bible!!!</text:span></text:p>
      <text:p text:style-name="P18"><text:span text:style-name="T17">“the </text:span><text:span text:style-name="T19">law </text:span><text:span text:style-name="T17">of the </text:span><text:span text:style-name="T19">Spirit of life</text:span><text:span text:style-name="T17"> in Christ Jesus hath made me </text:span><text:span text:style-name="T18">free</text:span><text:span text:style-name="T19"> from the law of sin and death</text:span><text:span text:style-name="T17">”</text:span><text:span text:style-name="T10"> <text:s text:c="22"/></text:span><text:span text:style-name="T1">Ro 8:1—</text:span><text:span text:style-name="T17">There is therefore now no condemnation to them which are in Christ Jesus, who walk not after the flesh, but after the Spirit. <text:s text:c="117"/></text:span><text:span text:style-name="T1"><text:s/>2</text:span><text:span text:style-name="T17">—For the law of the Spirit of life in Christ Jesus hath made me free from the law of sin and death.</text:span></text:p>
      <text:list xml:id="list95257804796560" text:continue-list="list95255756456380" text:style-name="WWNum6">
        <text:list-item>
          <text:p text:style-name="P76"><text:span text:style-name="T10">Freed by the Law of the Spirit of life from the law of sin and death</text:span></text:p>
        </text:list-item>
      </text:list>
      <text:list xml:id="list8898459019164587915" text:style-name="WWNum2">
        <text:list-item>
          <text:p text:style-name="P60"><text:span text:style-name="T1">There are three laws mentioned here.</text:span></text:p>
          <text:list>
            <text:list-item>
              <text:p text:style-name="P116"><text:span text:style-name="T1">The Law of the Spirit of Life <text:tab/><text:tab/>8:2</text:span></text:p>
              <text:list>
                <text:list-item>
                  <text:p text:style-name="P118"><text:span text:style-name="T1">This law is greater than the law of sin and death.</text:span></text:p>
                </text:list-item>
                <text:list-item>
                  <text:p text:style-name="P118"><text:span text:style-name="T1">It is the life of Jesus imparted to the believer by faith.</text:span></text:p>
                </text:list-item>
                <text:list-item>
                  <text:p text:style-name="P118"><text:span text:style-name="T1">It is the law that makes you free from sin and death.</text:span></text:p>
                  <text:list>
                    <text:list-item>
                      <text:p text:style-name="P109"><text:span text:style-name="T1">Knowing the Truth of the law of the Spirit of life makes you free to serve the Lord Jesus Christ.</text:span></text:p>
                    </text:list-item>
                    <text:list-item>
                      <text:p text:style-name="P109"><text:span text:style-name="T1">Liberty is man’s born again state.</text:span></text:p>
                    </text:list-item>
                    <text:list-item>
                      <text:p text:style-name="P109"><text:span text:style-name="T1">Serving the Lord brings more abundant life.</text:span></text:p>
                    </text:list-item>
                    <text:list-item>
                      <text:p text:style-name="P109"><text:span text:style-name="T1">Every believer must manifest the Life of Jesus more and more unto Sonship.</text:span></text:p>
                    </text:list-item>
                  </text:list>
                </text:list-item>
              </text:list>
            </text:list-item>
            <text:list-item>
              <text:p text:style-name="P116"><text:span text:style-name="T1">The law of sin and death<text:tab/><text:tab/>8:2</text:span></text:p>
              <text:list>
                <text:list-item>
                  <text:p text:style-name="P118"><text:span text:style-name="T1">It is like the law of gravity always pulling you down</text:span></text:p>
                </text:list-item>
                <text:list-item>
                  <text:p text:style-name="P118"><text:span text:style-name="T1">It opposes that which is good and Godly.</text:span></text:p>
                </text:list-item>
                <text:list-item>
                  <text:p text:style-name="P118"><text:span text:style-name="T1">Brings you into bondage and condemnation</text:span></text:p>
                  <text:list>
                    <text:list-item>
                      <text:p text:style-name="P109"><text:span text:style-name="T1">Bondage to sin makes you a servant to Satan.</text:span></text:p>
                    </text:list-item>
                    <text:list-item>
                      <text:p text:style-name="P109"><text:span text:style-name="T1">Serving the law of sin brings death.</text:span></text:p>
                    </text:list-item>
                  </text:list>
                </text:list-item>
              </text:list>
            </text:list-item>
            <text:list-item>
              <text:p text:style-name="P116"><text:span text:style-name="T1">The Law of God<text:tab/><text:tab/><text:tab/>8:3-7</text:span></text:p>
              <text:list>
                <text:list-item>
                  <text:p text:style-name="P118"><text:span text:style-name="T1">It is Righteous, good and Holy.</text:span></text:p>
                </text:list-item>
                <text:list-item>
                  <text:p text:style-name="P118"><text:span text:style-name="T1">It opposes sin and the works of the flesh</text:span></text:p>
                </text:list-item>
                <text:list-item>
                  <text:p text:style-name="P118"><text:span text:style-name="T1">It brings you to conviction and decision</text:span></text:p>
                </text:list-item>
                <text:list-item>
                  <text:p text:style-name="P118"><text:span text:style-name="T1">The law being weak cannot save but can point the way to Christ.</text:span></text:p>
                </text:list-item>
                <text:list-item>
                  <text:p text:style-name="P118"><text:span text:style-name="T1">Obedience to the law is liberty but can only be done through Jesus Christ </text:span></text:p>
                </text:list-item>
                <text:list-item>
                  <text:p text:style-name="P118"><text:span text:style-name="T1">The Righteousness of the law is fulfilled in us through following Christ by the leading of the Holy Ghost. <text:s text:c="48"/></text:span></text:p>
                </text:list-item>
              </text:list>
            </text:list-item>
          </text:list>
        </text:list-item>
      </text:list>
      <text:list xml:id="list95257680183194" text:continue-list="list95257804796560" text:style-name="WWNum6">
        <text:list-item>
          <text:p text:style-name="P119"><text:span text:style-name="T10">The Importance of Righteous <text:s/>Works through Faith<text:tab/>8:10-13</text:span></text:p>
          <text:list>
            <text:list-item>
              <text:p text:style-name="P61"><text:span text:style-name="T1">Christ Works<text:tab/><text:tab/><text:tab/><text:tab/><text:tab/><text:tab/><text:tab/>8:10</text:span></text:p>
            </text:list-item>
          </text:list>
        </text:list-item>
      </text:list>
      <text:p text:style-name="P1"><text:span text:style-name="T1">Ro 8:10—</text:span><text:span text:style-name="T17">And if Christ be in you, the body is dead because of sin; but the Spirit is life because of righteousness</text:span><text:span text:style-name="T1">.</text:span></text:p>
      <text:list xml:id="list95256870432229" text:continue-numbering="true" text:style-name="WWNum6">
        <text:list-item>
          <text:list>
            <text:list-item>
              <text:list>
                <text:list-item>
                  <text:p text:style-name="P83"><text:span text:style-name="T1">“</text:span><text:span text:style-name="T17">And if Christ be in you</text:span><text:span text:style-name="T1">”</text:span></text:p>
                  <text:list>
                    <text:list-item>
                      <text:p text:style-name="P92"><text:span text:style-name="T1">“</text:span><text:span text:style-name="T17">the body is dead because of sin”</text:span></text:p>
                    </text:list-item>
                    <text:list-item>
                      <text:p text:style-name="P92"><text:span text:style-name="T1">“</text:span><text:span text:style-name="T17">the Spirit is life because of righteousness”</text:span></text:p>
                    </text:list-item>
                  </text:list>
                </text:list-item>
                <text:list-item>
                  <text:p text:style-name="P83"><text:span text:style-name="T1">Christ’s Life</text:span></text:p>
                </text:list-item>
                <text:list-item>
                  <text:p text:style-name="P83"><text:span text:style-name="T1">Christ’s Righteousness</text:span></text:p>
                </text:list-item>
                <text:list-item>
                  <text:p text:style-name="P83"><text:soft-page-break/><text:span text:style-name="T1">Christ in us and His life and Righteousness abounding in us is proof of our faith and proof of Christ’s works within us.</text:span></text:p>
                </text:list-item>
              </text:list>
            </text:list-item>
          </text:list>
        </text:list-item>
      </text:list>
      <text:p text:style-name="P1"><text:span text:style-name="T1">Ro 8:11—</text:span><text:span text:style-name="T17">But if the Spirit of him that raised up Jesus from the dead dwell in you, he that raised up Christ from the dead shall also quicken your mortal bodies by his Spirit that dwelleth in you.</text:span></text:p>
      <text:list xml:id="list95256573759221" text:continue-numbering="true" text:style-name="WWNum6">
        <text:list-item>
          <text:list>
            <text:list-item>
              <text:p text:style-name="P61"><text:span text:style-name="T1">The Holy Ghost’s Work<text:tab/><text:tab/><text:tab/><text:tab/><text:tab/><text:tab/>8:11</text:span></text:p>
              <text:list>
                <text:list-item>
                  <text:p text:style-name="P83"><text:span text:style-name="T1">The Holy Ghost raised Jesus from the dead</text:span></text:p>
                </text:list-item>
                <text:list-item>
                  <text:p text:style-name="P83"><text:span text:style-name="T1">The Holy Ghost dwells in the fire baptized believer.<text:tab/><text:tab/></text:span></text:p>
                </text:list-item>
                <text:list-item>
                  <text:p text:style-name="P83"><text:span text:style-name="T1">The Holy Ghost quickens the mortal body of those He dwells in. </text:span></text:p>
                </text:list-item>
                <text:list-item>
                  <text:p text:style-name="P83"><text:span text:style-name="T1">The mortal body that is subject to death is made alive by the Holy Ghost</text:span></text:p>
                </text:list-item>
              </text:list>
            </text:list-item>
            <text:list-item>
              <text:p text:style-name="P61"><text:span text:style-name="T1">The Believer’s Work<text:tab/><text:tab/><text:tab/><text:tab/><text:tab/><text:tab/> <text:s text:c="9"/>8:12-13</text:span></text:p>
            </text:list-item>
          </text:list>
        </text:list-item>
      </text:list>
      <text:p text:style-name="P1"><text:span text:style-name="T1">Ro 8:12 Therefore, brethren, we are debtors, not to the flesh, to live after the flesh. <text:s text:c="29"/>13 For if ye live after the flesh, ye shall die: but if ye through the Spirit do mortify the deeds of the body, ye shall live.<text:tab/><text:tab/> <text:s text:c="11"/></text:span></text:p>
      <text:list xml:id="list95256524443196" text:continue-numbering="true" text:style-name="WWNum6">
        <text:list-item>
          <text:list>
            <text:list-item>
              <text:list>
                <text:list-item>
                  <text:p text:style-name="P83"><text:span text:style-name="T1">“we are debtors, not to the flesh, to live after the flesh” <text:s text:c="29"/></text:span></text:p>
                </text:list-item>
                <text:list-item>
                  <text:p text:style-name="P83"><text:span text:style-name="T1">Every believer is a debtor to Truth</text:span></text:p>
                </text:list-item>
              </text:list>
            </text:list-item>
          </text:list>
        </text:list-item>
      </text:list>
      <text:p text:style-name="P106"><text:span text:style-name="T1">“but if ye through the Spirit do mortify the deeds of the body, ye shall live”<text:tab/><text:tab/></text:span></text:p>
      <text:list xml:id="list95256489827541" text:continue-numbering="true" text:style-name="WWNum6">
        <text:list-item>
          <text:list>
            <text:list-item>
              <text:list>
                <text:list-item>
                  <text:p text:style-name="P83"><text:span text:style-name="T1">Every believer is a debtor to Christ</text:span></text:p>
                </text:list-item>
                <text:list-item>
                  <text:p text:style-name="P83"><text:span text:style-name="T1">Every believer is a debtor to witness to lost souls</text:span></text:p>
                </text:list-item>
              </text:list>
            </text:list-item>
          </text:list>
        </text:list-item>
      </text:list>
      <text:p text:style-name="P120"/>
      <text:list xml:id="list95256671850579" text:continue-numbering="true" text:style-name="WWNum6">
        <text:list-item>
          <text:p text:style-name="P119"><text:span text:style-name="T10">Sonship<text:tab/><text:tab/><text:tab/><text:tab/><text:tab/><text:tab/><text:tab/>8:14-23</text:span></text:p>
        </text:list-item>
      </text:list>
      <text:p text:style-name="P1"><text:span text:style-name="T1">Ro.1:4“The Spirit of Holiness” 8:2“The Spirit of life in Christ Jesus” 8:9“The Spirit of God” <text:s text:c="135"/>8:11 <text:s/>“The Spirit of Him that raised up Jesus from the dead” 14 “The Spirit of God” <text:s text:c="24"/>(15 <text:s/>“The spirit of bondage”) 15 “The Spirit of Adoption” </text:span></text:p>
      <text:p text:style-name="P1"><text:span text:style-name="T1">11:8 “The spirit of slumber” <text:s text:c="51"/>15:19 “The Power of the Spirit”</text:span></text:p>
      <text:list xml:id="list9126699366793555535" text:style-name="WWNum39">
        <text:list-item>
          <text:p text:style-name="P43"><text:span text:style-name="T1">Manifested Son’s<text:tab/><text:tab/><text:tab/><text:tab/><text:tab/><text:tab/>8:14-23</text:span></text:p>
        </text:list-item>
      </text:list>
      <text:list xml:id="list95256373592484" text:continue-list="list95256671850579" text:style-name="WWNum6">
        <text:list-item>
          <text:list>
            <text:list-item>
              <text:list>
                <text:list-item>
                  <text:list>
                    <text:list-item>
                      <text:p text:style-name="P49"><text:span text:style-name="T1">The meaning of Manifested Son’s</text:span></text:p>
                      <text:list>
                        <text:list-item>
                          <text:p text:style-name="P121"><text:span text:style-name="T1"><text:s/>Manifested---apokalupsis, <text:s/>ap-ok-al'-oop-sis <text:s text:c="80"/></text:span></text:p>
                        </text:list-item>
                      </text:list>
                    </text:list-item>
                  </text:list>
                </text:list-item>
              </text:list>
            </text:list-item>
          </text:list>
        </text:list-item>
      </text:list>
      <text:p text:style-name="P14"><text:span text:style-name="T1">Disclosure:--appearing, coming, lighten, be revealed, revelation, To take off the cover. </text:span></text:p>
      <text:list xml:id="list95256454295595" text:continue-numbering="true" text:style-name="WWNum6">
        <text:list-item>
          <text:list>
            <text:list-item>
              <text:p text:style-name="P62"><text:span text:style-name="T1">It is a Revelation</text:span></text:p>
              <text:list>
                <text:list-item>
                  <text:p text:style-name="P84"><text:span text:style-name="T1">They are now hidden – in obscurity</text:span></text:p>
                  <text:list>
                    <text:list-item>
                      <text:p text:style-name="P93"><text:span text:style-name="T1">Like Israel in Egypt</text:span></text:p>
                    </text:list-item>
                    <text:list-item>
                      <text:p text:style-name="P93"><text:span text:style-name="T1">There is a time for Revelation</text:span></text:p>
                    </text:list-item>
                    <text:list-item>
                      <text:p text:style-name="P93"><text:span text:style-name="T1">Longing for something better</text:span></text:p>
                    </text:list-item>
                  </text:list>
                </text:list-item>
              </text:list>
            </text:list-item>
            <text:list-item>
              <text:p text:style-name="P62"><text:span text:style-name="T1"><text:s text:c="3"/>It is a Maturing</text:span></text:p>
              <text:list>
                <text:list-item>
                  <text:p text:style-name="P84"><text:span text:style-name="T1">A growing up<text:tab/><text:tab/><text:tab/><text:tab/><text:tab/>Eph.4:13-15</text:span></text:p>
                  <text:list>
                    <text:list-item>
                      <text:p text:style-name="P93"><text:span text:style-name="T1">We are children by faith<text:tab/><text:tab/>Gal. 3:26</text:span></text:p>
                    </text:list-item>
                    <text:list-item>
                      <text:p text:style-name="P93"><text:span text:style-name="T1">We need to grow up<text:tab/><text:tab/><text:tab/>Gal. 4:1-3</text:span></text:p>
                    </text:list-item>
                    <text:list-item>
                      <text:p text:style-name="P93"><text:span text:style-name="T1">We are in the process of growing</text:span></text:p>
                    </text:list-item>
                  </text:list>
                </text:list-item>
              </text:list>
            </text:list-item>
            <text:list-item>
              <text:p text:style-name="P62"><text:span text:style-name="T1">It is a Deliverance</text:span></text:p>
              <text:list>
                <text:list-item>
                  <text:p text:style-name="P84"><text:span text:style-name="T1">First to the Overcomer<text:tab/><text:tab/><text:tab/>I Pt.1:3-5</text:span></text:p>
                </text:list-item>
                <text:list-item>
                  <text:p text:style-name="P84"><text:span text:style-name="T1">Then to Creation<text:tab/><text:tab/><text:tab/><text:tab/>Rom.8:20-22</text:span></text:p>
                </text:list-item>
              </text:list>
            </text:list-item>
          </text:list>
        </text:list-item>
      </text:list>
      <text:list xml:id="list95255771247237" text:continue-list="list95256894908514" text:style-name="WWNum11">
        <text:list-item>
          <text:list>
            <text:list-item>
              <text:list>
                <text:list-item>
                  <text:list>
                    <text:list-item>
                      <text:p text:style-name="P50"><text:span text:style-name="T1">The Time of the Manifesting of the Son’s of God</text:span></text:p>
                      <text:list>
                        <text:list-item>
                          <text:p text:style-name="P122"><text:span text:style-name="T1">Appointed of the Father<text:tab/><text:tab/><text:tab/>Gal.4:2</text:span></text:p>
                          <text:list>
                            <text:list-item>
                              <text:list>
                                <text:list-item>
                                  <text:p text:style-name="P123"><text:span text:style-name="T1">In these last days <text:s text:c="21"/><text:tab/><text:tab/> I Pt. 1:4-5</text:span></text:p>
                                </text:list-item>
                                <text:list-item>
                                  <text:p text:style-name="P123"><text:span text:style-name="T1">Not according to man’s desire<text:tab/><text:tab/></text:span></text:p>
                                </text:list-item>
                                <text:list-item>
                                  <text:p text:style-name="P123"><text:span text:style-name="T1">Not according to the flesh</text:span></text:p>
                                  <text:list>
                                    <text:list-item>
                                      <text:p text:style-name="P125"><text:span text:style-name="T1"><text:s text:c="2"/>No fleshly revelation</text:span></text:p>
                                    </text:list-item>
                                    <text:list-item>
                                      <text:p text:style-name="P127"><text:span text:style-name="T1">No fleshly prophecy</text:span></text:p>
                                    </text:list-item>
                                    <text:list-item>
                                      <text:p text:style-name="P127"><text:span text:style-name="T1"><text:s text:c="2"/>No fleshly preaching</text:span></text:p>
                                    </text:list-item>
                                    <text:list-item>
                                      <text:p text:style-name="P127"><text:span text:style-name="T1">No fleshly praying</text:span></text:p>
                                    </text:list-item>
                                    <text:list-item>
                                      <text:p text:style-name="P127"><text:span text:style-name="T1"><text:s text:c="2"/>No fleshly living</text:span></text:p>
                                    </text:list-item>
                                  </text:list>
                                </text:list-item>
                                <text:list-item>
                                  <text:p text:style-name="P123"><text:span text:style-name="T1">Not a premature birth</text:span></text:p>
                                  <text:list>
                                    <text:list-item>
                                      <text:p text:style-name="P128"><text:span text:style-name="T1"><text:s text:c="4"/>Not a fleshly birth</text:span></text:p>
                                    </text:list-item>
                                    <text:list-item>
                                      <text:p text:style-name="P129"><text:soft-page-break/><text:span text:style-name="T1">Not a child of the flesh</text:span></text:p>
                                    </text:list-item>
                                  </text:list>
                                </text:list-item>
                                <text:list-item>
                                  <text:p text:style-name="P123"><text:span text:style-name="T1">According to the truth</text:span></text:p>
                                  <text:list>
                                    <text:list-item>
                                      <text:p text:style-name="P125"><text:span text:style-name="T1">In respect of conception (normal – sound doctrine)</text:span></text:p>
                                    </text:list-item>
                                    <text:list-item>
                                      <text:p text:style-name="P125"><text:span text:style-name="T1">In respect to birth</text:span></text:p>
                                    </text:list-item>
                                    <text:list-item>
                                      <text:p text:style-name="P125"><text:span text:style-name="T1">In respect to maturity</text:span></text:p>
                                    </text:list-item>
                                  </text:list>
                                </text:list-item>
                              </text:list>
                            </text:list-item>
                          </text:list>
                        </text:list-item>
                      </text:list>
                    </text:list-item>
                    <text:list-item>
                      <text:p text:style-name="P50"><text:span text:style-name="T1">The Purpose of the Manifested Son’s</text:span></text:p>
                      <text:list>
                        <text:list-item>
                          <text:p text:style-name="P117"><text:span text:style-name="T1">To loosen Creation<text:tab/><text:tab/><text:tab/><text:tab/><text:tab/>8:19-22</text:span></text:p>
                        </text:list-item>
                        <text:list-item>
                          <text:p text:style-name="P117"><text:span text:style-name="T1">To Complete Redemption<text:tab/><text:tab/><text:tab/><text:tab/>8:23</text:span></text:p>
                        </text:list-item>
                        <text:list-item>
                          <text:p text:style-name="P117"><text:span text:style-name="T1">To Glorify God’s Son<text:tab/><text:tab/><text:tab/><text:tab/><text:tab/>8:17-18</text:span></text:p>
                          <text:list>
                            <text:list-item>
                              <text:p text:style-name="P130"><text:span text:style-name="T1">To Reveal His Son to us by His Spirit</text:span></text:p>
                            </text:list-item>
                            <text:list-item>
                              <text:p text:style-name="P130"><text:span text:style-name="T1">To Reveal His Son in us by His Spirit</text:span></text:p>
                            </text:list-item>
                            <text:list-item>
                              <text:p text:style-name="P130"><text:span text:style-name="T1">To have many Son’s like His only Son</text:span></text:p>
                            </text:list-item>
                            <text:list-item>
                              <text:p text:style-name="P130"><text:span text:style-name="T1">To have more Son’s like Jesus</text:span></text:p>
                              <text:list>
                                <text:list-item>
                                  <text:p text:style-name="P124"><text:span text:style-name="T1">To be same in Nature<text:tab/><text:tab/><text:tab/>II Pt. 1:4</text:span></text:p>
                                  <text:list>
                                    <text:list-item>
                                      <text:p text:style-name="P126"><text:span text:style-name="T1">Righteousness <text:s text:c="6"/>Rom.1:17; 5:21; 6:16; Eph. 4:24</text:span></text:p>
                                    </text:list-item>
                                    <text:list-item>
                                      <text:p text:style-name="P126"><text:span text:style-name="T1">Holiness <text:s text:c="3"/>Ro1:4;6:19,22; IThes.3:13;4:7;<text:tab/>He12:10,14</text:span></text:p>
                                    </text:list-item>
                                  </text:list>
                                </text:list-item>
                                <text:list-item>
                                  <text:p text:style-name="P124"><text:span text:style-name="T1">To be same in obedience</text:span></text:p>
                                  <text:list>
                                    <text:list-item>
                                      <text:p text:style-name="P126"><text:span text:style-name="T1">Wisdom <text:s text:c="35"/>Rom.14:33; <text:tab/>I Cor. 1:30</text:span></text:p>
                                    </text:list-item>
                                    <text:list-item>
                                      <text:p text:style-name="P126"><text:span text:style-name="T1">Sanctification <text:s text:c="23"/>II Thes. 2:13; <text:s/>I Pt. 1:2</text:span></text:p>
                                    </text:list-item>
                                  </text:list>
                                </text:list-item>
                              </text:list>
                            </text:list-item>
                          </text:list>
                        </text:list-item>
                      </text:list>
                    </text:list-item>
                  </text:list>
                </text:list-item>
              </text:list>
            </text:list-item>
          </text:list>
        </text:list-item>
      </text:list>
      <text:p text:style-name="P15"><text:span text:style-name="T1">Eph 4:13—</text:span><text:span text:style-name="T17">Till we all come in the unity of the faith, and of the knowledge of the Son of God, unto a perfect man, unto the measure of the stature of the fulness of Christ: </text:span></text:p>
      <text:list xml:id="list95255899181273" text:continue-list="list9126699366793555535" text:style-name="WWNum39">
        <text:list-item>
          <text:p text:style-name="P43"><text:span text:style-name="T1">From slavery to Sonship<text:tab/><text:tab/><text:tab/><text:tab/><text:tab/><text:tab/>8:15-23</text:span></text:p>
        </text:list-item>
      </text:list>
      <text:p text:style-name="P1"><text:span text:style-name="T1">Ro 8:15 For ye have not received the spirit of bondage (Slavery)again to fear; but ye have received the Spirit of adoption,( <text:s/>whereby we cry, Abba, Father.</text:span></text:p>
      <text:p text:style-name="P1"><text:span text:style-name="T1">1397. <text:s/>douleia <text:s/>douleia, <text:s/>doo-li'-ah <text:s/>(slavery)</text:span></text:p>
      <text:p text:style-name="P1"><text:span text:style-name="T1">5206. <text:s/>uioyesia <text:s/>huiothesia, <text:s/>hwee-oth-es-ee'-ah (the placing as a son)</text:span></text:p>
      <text:list xml:id="list95257694262686" text:continue-numbering="true" text:style-name="WWNum39">
        <text:list-item>
          <text:list>
            <text:list-item>
              <text:p text:style-name="P63"><text:span text:style-name="T1">Requirements for Sonship<text:tab/><text:tab/><text:tab/><text:tab/> <text:s text:c="3"/><text:tab/>12-18</text:span></text:p>
            </text:list-item>
            <text:list-item>
              <text:p text:style-name="P63"><text:span text:style-name="T1">Perfect through Sufferings <text:tab/><text:tab/><text:tab/><text:tab/><text:tab/>8:17</text:span></text:p>
            </text:list-item>
            <text:list-item>
              <text:p text:style-name="P63"><text:span text:style-name="T1">Conformed to the Image of His Son<text:tab/><text:tab/><text:tab/><text:tab/>8:28-30</text:span></text:p>
            </text:list-item>
            <text:list-item>
              <text:p text:style-name="P63"><text:span text:style-name="T1">God’s Eternal Purpose<text:tab/><text:tab/><text:tab/><text:tab/><text:tab/>8:28-30</text:span></text:p>
            </text:list-item>
          </text:list>
        </text:list-item>
        <text:list-item>
          <text:p text:style-name="P43"><text:span text:style-name="T1">The Redemption of Creation<text:tab/><text:tab/><text:tab/><text:tab/><text:tab/><text:tab/>8:18-23</text:span></text:p>
        </text:list-item>
        <text:list-item>
          <text:p text:style-name="P43"><text:span text:style-name="T1">Redemption of the Body<text:tab/><text:tab/><text:tab/><text:tab/><text:tab/><text:tab/>8:23</text:span></text:p>
        </text:list-item>
        <text:list-item>
          <text:p text:style-name="P43"><text:span text:style-name="T1">More than Conquerors<text:tab/><text:tab/><text:tab/><text:tab/><text:tab/><text:tab/>8:35-39</text:span></text:p>
        </text:list-item>
      </text:list>
      <text:p text:style-name="P1"/>
      <text:p text:style-name="P1"/>
      <text:p text:style-name="P1"><text:span text:style-name="T1">1Peter 1:4—</text:span><text:span text:style-name="T17">To an inheritance incorruptible, and undefiled, and that fadeth not away, reserved in heaven for you, <text:s/></text:span><text:span text:style-name="T1">5</text:span><text:span text:style-name="T17">—Who are kept by the power of God through faith unto salvation ready to be revealed in the last time.</text:span><text:span text:style-name="T1"> </text:span></text:p>
      <text:p text:style-name="P21"><text:span text:style-name="T1">Ephesians 4:13—</text:span><text:span text:style-name="T17">Till we all come in the unity of the faith, and of the knowledge of the Son of God, unto a perfect man, unto the measure of the stature of the fulness of Christ:</text:span></text:p>
      <text:p text:style-name="P131"/>
      <text:p text:style-name="P131"><text:span text:style-name="T1">Mat.6:33; Mk. 4:20; Ro. 8:15-23; Eph. 1:13, 14; Colossians 1:22; Hebrews 7:25; Rev. 3:21; 19:7</text:span></text:p>
      <text:p text:style-name="P21"/>
      <text:p text:style-name="P21"><draw:custom-shape text:anchor-type="paragraph" draw:z-index="2" draw:name="Freeform 4" draw:style-name="gr1" draw:text-style-name="P143" svg:width="2.0142in" svg:height="0.5142in" svg:x="1.9165in" svg:y="-0.1528in"><text:p/><draw:enhanced-geometry draw:mirror-horizontal="false" draw:mirror-vertical="false" drawooo:sub-view-size="1828800 457200" draw:text-areas="0 0 0 0" svg:viewBox="0 0 1828799 457199" draw:type="ooxml-non-primitive" draw:enhanced-path="M 228600 85725 L 228600 400050 F N"/></draw:custom-shape><draw:custom-shape text:anchor-type="paragraph" draw:z-index="3" draw:name="Freeform 1" draw:style-name="gr3" draw:text-style-name="P144" svg:width="1.5421in" svg:height="1.0142in" svg:x="2.4445in" svg:y="-0.0835in"><text:p text:style-name="Frame_20_contents"><text:span text:style-name="T34">Revealed</text:span></text:p><draw:enhanced-geometry draw:mirror-horizontal="false" draw:mirror-vertical="false" drawooo:sub-view-size="1409700 924560" draw:text-areas="0 0 0 0" svg:viewBox="0 0 1409699 924559" draw:type="ooxml-non-primitive" draw:enhanced-path="M 0 0 L 0 924560 1409700 924560 1409700 0 Z N"/></draw:custom-shape></text:p>
      <text:p text:style-name="P1"/>
      <text:p text:style-name="P1"><text:span text:style-name="T1">I Peter 1:5—</text:span><text:span text:style-name="T17">Who are kept by the power of God through faith unto salvation ready to be revealed </text:span><text:span text:style-name="T19">in the last time</text:span><text:span text:style-name="T1">. (</text:span><text:span text:style-name="T17">The signs surround us; we are in the “last time</text:span><text:span text:style-name="T1">.”)</text:span></text:p>
      <text:p text:style-name="P1"/>
      <text:p text:style-name="P1"><text:span text:style-name="T1">I Corinthians 2:10 “But God hath revealed them unto us by his Spirit: for the Spirit searcheth all things, yea, the deep things of God.”</text:span></text:p>
      <text:p text:style-name="P1"/>
      <text:p text:style-name="P88"><text:span text:style-name="T1">I Peter 1:10-12 “Of which salvation the prophets have enquired and searched diligently, who prophesied of the grace that should come unto you: Searching what, or what manner of time the Spirit of Christ which was in them did signify, when it testified beforehand the sufferings of Christ, and the glory that should follow.</text:span></text:p>
      <text:p text:style-name="P88"><text:soft-page-break/><text:span text:style-name="T1"><text:s text:c="4"/></text:span><text:span text:style-name="T14">Unto whom it was revealed</text:span><text:span text:style-name="T1">, that not unto themselves, but </text:span><text:span text:style-name="T14">unto us</text:span><text:span text:style-name="T1"> they did minister the things, which are now reported unto you by them that have preached the gospel unto you with the Holy Ghost sent down from heaven; </text:span><text:span text:style-name="T14">which things the angels desire to look into</text:span><text:span text:style-name="T1">.”</text:span></text:p>
      <text:p text:style-name="P88"><text:span text:style-name="T1">Hebrews 11:39,40 “And these all, having obtained a good report through faith, received not the promise: God having provided some better thing for us, that </text:span><text:span text:style-name="T14">they without us should not be made perfect</text:span><text:span text:style-name="T1">.”</text:span></text:p>
      <text:p text:style-name="P2"><text:span text:style-name="T1">Luke 21:28 “And when these things begin to come to pass, then look up, and lift up your heads; for your </text:span><text:span text:style-name="T14">redemption draweth nigh</text:span><text:span text:style-name="T1">.” (</text:span><text:span text:style-name="T17">Apolutrosis</text:span><text:span text:style-name="T1">)</text:span></text:p>
      <text:p text:style-name="P2"/>
      <text:p text:style-name="P1"><text:span text:style-name="T16">Paul emphasizes the importance of our relationship with Christ</text:span></text:p>
      <text:p text:style-name="P1"><text:span text:style-name="T1">8:16<text:tab/>"Spirit itself bears witness with our spirit." <text:s text:c="87"/>The Holy Spirit and our spirit communicate. <text:s text:c="5"/>"We are the children of God"</text:span></text:p>
      <text:p text:style-name="P1"><text:span text:style-name="T1">Children in the natural grow up together as a family; Parents address them as children.</text:span></text:p>
      <text:p text:style-name="P1"><text:span text:style-name="T1">Believers will find themselves calling God "Father" in their prayers and communion. <text:s text:c="9"/>Children - tekna - Begotten of God through His word by Holy Spirit, and are partakers of His nature.<text:tab/><text:tab/><text:tab/><text:tab/>Adoption is for Adult - sons - huios</text:span></text:p>
      <text:p text:style-name="P1"><text:span text:style-name="T16">What the Christian can look forward to</text:span><text:span text:style-name="T10">.</text:span></text:p>
      <text:p text:style-name="P1"><text:span text:style-name="T1">8:17<text:tab/>If children - than heirs. <text:s text:c="4"/>We have legal inheritance rights.</text:span></text:p>
      <text:p text:style-name="P1"><text:span text:style-name="T1">8:14 speaks of adult sons.</text:span></text:p>
      <text:p text:style-name="P1"><text:span text:style-name="T1">8:17 speaks of born ones - those who are born of the Word and of the Spirit.</text:span></text:p>
      <text:p text:style-name="P28"><text:span text:style-name="T1">Iv. HOPE OF SUFFERING</text:span></text:p>
      <text:p text:style-name="P1"><text:span text:style-name="T1">Sufferings in comparison to glory. <text:s/>(If we suffer we shall also reign)</text:span></text:p>
      <text:p text:style-name="P1"><text:span text:style-name="T1">8:18<text:tab/>The Glory revealed (in) us.</text:span></text:p>
      <text:p text:style-name="P1"><text:span text:style-name="T1">8:19<text:tab/>"Creature waiteth"<text:tab/><text:tab/>Earnest expectation within.</text:span></text:p>
      <text:p text:style-name="P1"><text:span text:style-name="T16">Hope and faith is part of Christian living</text:span><text:span text:style-name="T10">.</text:span></text:p>
      <text:p text:style-name="P1"><text:span text:style-name="T1">8:20<text:tab/>For the creation was subjected to vanity, not of its own will, but by reason of Him who subjected it in hope.</text:span></text:p>
      <text:p text:style-name="P1"><text:span text:style-name="T1">(God has a vast plan, reaching on into eternity, and "hope" lies ahead for creation.)</text:span></text:p>
      <text:p text:style-name="P1"><text:span text:style-name="T1">8:21<text:tab/>"The creature shall be delivered."</text:span></text:p>
      <text:p text:style-name="P1"><text:span text:style-name="T1">From bondage of corruption (although we are new creatures in Christ, yet God has left our bodies as a link with the present creation)</text:span></text:p>
      <text:p text:style-name="P1"><text:span text:style-name="T1">8:24 – 25 <text:s/>Hope - something you know will transpire in your soul.</text:span></text:p>
      <text:p text:style-name="P1"><text:span text:style-name="T1"><text:tab/><text:tab/>- Patience - wait for it. <text:s text:c="4"/>(Good things come hard in life)</text:span></text:p>
      <text:p text:style-name="P1"><text:span text:style-name="T1">8:26 Holy Spirit helpeth our infirmities. <text:s text:c="6"/>Our divine helper; <text:s text:c="2"/>Spirit - breath of God</text:span></text:p>
      <text:p text:style-name="P112"><text:span text:style-name="T1">1. <text:s/>Prayer - (spirit prays) understood by God. <text:s text:c="94"/>2. <text:s/>According to His will - the spirit knows how to pray.</text:span></text:p>
      <text:p text:style-name="P1"><text:span text:style-name="T1">8:27<text:tab/>Jesus our intercessor. <text:s text:c="4"/>- Go between - <text:s text:c="4"/>Mediator <text:s text:c="96"/>8:28<text:tab/>Providential Care. <text:s/>"All things work together for good" <text:s/>to them that are </text:span><text:span text:style-name="T14">called</text:span><text:span text:style-name="T1">.</text:span></text:p>
      <text:p text:style-name="P1"><text:span text:style-name="T1">Called does not mean invited. <text:s/>"the called" are seen to be a company whose mark is neither religious response nor intellectual apprehending, but the electing grace of God.</text:span></text:p>
      <text:p text:style-name="P1"><text:span text:style-name="T1">Called according to </text:span><text:span text:style-name="T14">His purpose</text:span><text:span text:style-name="T1"> <text:s text:c="42"/>God is infinite; man, a bit of dust</text:span></text:p>
      <text:p text:style-name="P112"><text:span text:style-name="T1">God has a purpose, (a fixed intention) <text:s text:c="87"/>It will come to pass.</text:span></text:p>
      <text:p text:style-name="P1"><text:span text:style-name="T16">God's major purpose in life of the Christian</text:span></text:p>
      <text:p text:style-name="P88"><text:span text:style-name="T1">8:29<text:tab/>Predestinate <text:s text:c="148"/>He did also predestinate <text:s text:c="107"/>Fore-Know foreknowledge <text:s text:c="116"/>Predestined to be conformed to His image</text:span></text:p>
      <text:p text:style-name="P1"><text:span text:style-name="T16">God acts toward the believe</text:span><text:span text:style-name="T10">r.</text:span></text:p>
      <text:p text:style-name="P1"><text:span text:style-name="T1">8:30<text:tab/>Called: <text:s text:c="4"/>Them He also called <text:s text:c="2"/>(called to be like God) <text:s text:c="77"/>8:30<text:tab/>Justified:</text:span></text:p>
      <text:p text:style-name="P112"><text:span text:style-name="T1">1. <text:s/>Freed from sin. <text:s text:c="112"/>2. <text:s/>Positioned in Christ.</text:span></text:p>
      <text:p text:style-name="P1"><text:span text:style-name="T1">8:30<text:tab/>Glorified:<text:tab/>Eternal glory <text:s/>- glory revealed in us</text:span></text:p>
      <text:p text:style-name="P28"><text:span text:style-name="T1">V. COMPLETE ASSURANCE <text:s text:c="4"/>(Confidence in God - Security)</text:span></text:p>
      <text:p text:style-name="P1"><text:span text:style-name="T16">Six Questions</text:span></text:p>
      <text:p text:style-name="P1"><text:span text:style-name="T1">8:31<text:tab/>What shall we then say? <text:s/><text:tab/><text:tab/>(to these things) <text:s text:c="85"/>8:31<text:tab/>If God be for us?<text:tab/><text:tab/><text:tab/>(Who can be against us) <text:s text:c="79"/>8: 32<text:tab/>Shall he not freely give us all things?<text:tab/>(He spared not His own Son) <text:s text:c="46"/>8:33<text:tab/>Who shall lay anythings against God's elect? <text:tab/>(It is God that justifieth) <text:s text:c="29"/>8: 34<text:tab/>Who is he that condemneth?<text:tab/>(It is Christ that dies, and is risen again) <text:s text:c="38"/>8:35<text:tab/>Who shall separate us?<text:tab/><text:tab/>(From the love of Christ)</text:span></text:p>
      <text:p text:style-name="P1"><text:soft-page-break/><text:span text:style-name="T1">Verse 36:<text:tab/>Notice 7 Things Tested</text:span></text:p>
      <text:p text:style-name="P112"><text:span text:style-name="T1">1. <text:s/>Tribulations <text:s text:c="116"/>2. <text:s/>Distress <text:s text:c="133"/>3. <text:s/>Persecution <text:s text:c="155"/>4. <text:s/>Famine <text:s text:c="137"/>5. <text:s/>Nakedness <text:s text:c="163"/>6. <text:s/>Peril <text:s text:c="135"/>7. <text:s/>Sword</text:span></text:p>
      <text:p text:style-name="P1"><text:span text:style-name="T16">Is there anything that can separate us from the love of God?</text:span></text:p>
      <text:p text:style-name="P1"><text:span text:style-name="T1">8:38 - 39<text:tab/>"For I am </text:span><text:span text:style-name="T14">persuaded</text:span><text:span text:style-name="T1"> that neither death, nor life, nor angels, nor principalities, nor powers, nor things present, nor things to come, nor height, nor depth, nor any other creature, shall be able to separate us from </text:span><text:span text:style-name="T14">the love of God</text:span><text:span text:style-name="T1"> which is in Christ Jesus our Lord.<text:tab/></text:span></text:p>
      <text:p text:style-name="P1"><text:span text:style-name="T16">There is a difference between knowing something and being persuaded of it</text:span><text:span text:style-name="T10">.</text:span></text:p>
      <text:p text:style-name="P1"><text:span text:style-name="T14">Persuaded</text:span><text:span text:style-name="T1"> - There is a difference between knowing a truth and being heart persuaded of it.</text:span></text:p>
      <text:p text:style-name="P1"><text:span text:style-name="T1">Paul in his experience, had been through all these trials and tests.</text:span></text:p>
      <text:p text:style-name="P1"><text:span text:style-name="T14">Persuaded</text:span><text:span text:style-name="T1"> - His mind, his conscience, his heart, his whole being, were sublimely committed into God.</text:span></text:p>
      <text:p text:style-name="P1"><text:span text:style-name="T1">"God is love," and the "Father loveth the Son," and those connected with Christ find themselves wrapped in the same eternal affection shown by God to His Dear Son.</text:span></text:p>
      <text:p text:style-name="P1"><text:span text:style-name="T16">CONCLUSION:</text:span></text:p>
      <text:p text:style-name="P1"><text:span text:style-name="T1">The 2-fold secret of Christian living is described by two phrases in verse 1 and 10 - "in Christ Jesus" and "if Christ be in you."</text:span></text:p>
      <text:p text:style-name="P1"><text:span text:style-name="T1">The Christian's will is to live in Christ a life pleasing to God. <text:s/>The Holy Spirit dwells in us, empowering us to live such a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ne" svg:font-family="none"/>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de Latin1" svg:font-family="'Wide Lati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tru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1665in" loext:contextual-spacing="true"/>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1563in" fo:margin-bottom="0.1563in" loext:contextual-spacing="true"/>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true"/>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772in" fo:margin-bottom="0.1772in" loext:contextual-spacing="true"/>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772in" fo:margin-bottom="0.1772in" loext:contextual-spacing="true"/>
      <style:text-properties fo:font-size="9pt" fo:font-weight="bold" style:font-size-asian="9pt" style:font-weight-asian="bold" style:font-size-complex="9pt"/>
    </style:style>
    <style:style style:name="Heading_20_6" style:display-name="Heading 6" style:family="paragraph" style:parent-style-name="Standard" style:next-style-name="Standard" style:default-outline-level="6" style:list-style-name="" style:class="text">
      <style:paragraph-properties fo:margin-top="0.25in" fo:margin-bottom="0.25in" loext:contextual-spacing="true"/>
      <style:text-properties fo:font-size="8pt" fo:font-weight="bold" style:font-size-asian="8pt" style:font-weight-asian="bold" style:font-size-complex="8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ize="11pt" fo:font-weight="bold" style:font-size-asian="11pt" style:font-size-complex="11pt"/>
    </style:style>
    <style:style style:name="ListLabel_20_4" style:display-name="ListLabel 4"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5" style:display-name="ListLabel 5"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fo:font-size="12pt"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6" style:display-name="ListLabel 16"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fo:font-variant="normal" fo:text-transform="none" style:text-line-through-style="none" style:text-line-through-type="none" style:text-position="0% 100%" fo:font-size="12pt" fo:font-style="normal" style:text-underline-style="none" fo:font-weight="normal" style:font-style-asian="normal" style:font-weight-asian="normal"/>
    </style:style>
    <style:style style:name="ListLabel_20_26" style:display-name="ListLabel 26" style:family="text">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7" style:display-name="ListLabel 27" style:family="text">
      <style:text-properties fo:font-weight="bold" style:font-weight-asian="bold"/>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9" style:display-name="ListLabel 49"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fo:font-variant="normal" fo:text-transform="none"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88" style:display-name="ListLabel 88"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98" style:display-name="ListLabel 98" style:family="text">
      <style:text-properties fo:font-size="12pt" fo:font-weight="normal" style:font-weight-asian="normal"/>
    </style:style>
    <style:style style:name="ListLabel_20_99" style:display-name="ListLabel 99" style:family="text">
      <style:text-properties fo:color="#000000"/>
    </style:style>
    <style:style style:name="ListLabel_20_100" style:display-name="ListLabel 100" style:family="text">
      <style:text-properties fo:color="#000000"/>
    </style:style>
    <style:style style:name="ListLabel_20_101" style:display-name="ListLabel 101" style:family="text">
      <style:text-properties fo:color="#000000"/>
    </style:style>
    <style:style style:name="ListLabel_20_102" style:display-name="ListLabel 102" style:family="text">
      <style:text-properties fo:color="#000000"/>
    </style:style>
    <style:style style:name="ListLabel_20_103" style:display-name="ListLabel 10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04" style:display-name="ListLabel 104"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2" style:display-name="ListLabel 1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14" style:display-name="ListLabel 114" style:family="text">
      <style:text-properties fo:font-size="12pt"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1.8752in" fo:margin-left="2in"/>
        </style:list-level-properties>
      </text:list-level-style-number>
      <text:list-level-style-number text:level="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3.37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4.87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 style:num-suffix="." style:num-format="a" style:num-letter-sync="true">
        <style:list-level-properties text:list-level-position-and-space-mode="label-alignment">
          <style:list-level-label-alignment text:label-followed-by="listtab" fo:text-indent="0.8126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2.6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3in" fo:margin-left="3.25in"/>
        </style:list-level-properties>
      </text:list-level-style-number>
      <text:list-level-style-number text:level="5"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4.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4.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5.6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2" text:style-name="ListLabel_20_7" style:num-suffix="o" text:bullet-char="o">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3"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4" text:style-name="ListLabel_20_9" style:num-suffix="●" text:bullet-char="●">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5" text:style-name="ListLabel_20_10" style:num-suffix="o" text:bullet-char="o">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6" text:style-name="ListLabel_20_11"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7" text:style-name="ListLabel_20_12" style:num-suffix="●" text:bullet-char="●">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8" text:style-name="ListLabel_20_13" style:num-suffix="o" text:bullet-char="o">
        <style:list-level-properties text:list-level-position-and-space-mode="label-alignment">
          <style:list-level-label-alignment text:label-followed-by="listtab" fo:text-indent="4.5in" fo:margin-left="4.75in"/>
        </style:list-level-properties>
        <style:text-properties style:font-name="Arial"/>
      </text:list-level-style-bullet>
      <text:list-level-style-bullet text:level="9" text:style-name="ListLabel_20_14" style:num-suffix="▪" text:bullet-char="▪">
        <style:list-level-properties text:list-level-position-and-space-mode="label-alignment">
          <style:list-level-label-alignment text:label-followed-by="listtab" fo:text-indent="5in" fo:margin-left="5.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2.1252in" fo:margin-left="2.25in"/>
        </style:list-level-properties>
      </text:list-level-style-number>
      <text:list-level-style-number text:level="4" text:style-name="ListLabel_20_15" style:num-suffix="." style:num-format="1">
        <style:list-level-properties text:list-level-position-and-space-mode="label-alignment">
          <style:list-level-label-alignment text:label-followed-by="listtab" fo:text-indent="2.5in" fo:margin-left="2.75in"/>
        </style:list-level-properties>
      </text:list-level-style-number>
      <text:list-level-style-number text:level="5" style:num-suffix="." style:num-format="I">
        <style:list-level-properties text:list-level-position-and-space-mode="label-alignment">
          <style:list-level-label-alignment text:label-followed-by="listtab" fo:text-indent="3in" fo:margin-left="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3.6252in" fo:margin-left="3.8752in"/>
        </style:list-level-properties>
      </text:list-level-style-number>
      <text:list-level-style-number text:level="7" style:num-suffix="." style:num-format="1">
        <style:list-level-properties text:list-level-position-and-space-mode="label-alignment">
          <style:list-level-label-alignment text:label-followed-by="listtab" fo:text-indent="4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5.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7"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20"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21"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22"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23"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24"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bullet text:level="2" text:style-name="ListLabel_20_26" style:num-suffix="●" text:bullet-char="●">
        <style:list-level-properties text:list-level-position-and-space-mode="label-alignment">
          <style:list-level-label-alignment text:label-followed-by="listtab" fo:text-indent="0.8752in" fo:margin-left="1.1252in"/>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7" style:num-suffix="." style:num-format="1">
        <style:list-level-properties text:list-level-position-and-space-mode="label-alignment">
          <style:list-level-label-alignment text:label-followed-by="listtab" fo:text-indent="2in" fo:margin-left="2.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3"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4"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6"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7" style:num-suffix="." style:num-format="1">
        <style:list-level-properties text:list-level-position-and-space-mode="label-alignment">
          <style:list-level-label-alignment text:label-followed-by="listtab" fo:text-indent="5in" fo:margin-left="5.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5in" fo:margin-left="5.75in"/>
        </style:list-level-properties>
      </text:list-level-style-number>
      <text:list-level-style-number text:level="9" style:num-suffix="." style:num-format="i">
        <style:list-level-properties text:list-level-position-and-space-mode="label-alignment" fo:text-align="end">
          <style:list-level-label-alignment text:label-followed-by="listtab" fo:text-indent="6.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Arial"/>
      </text:list-level-style-bullet>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0"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3"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4"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5"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6"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7"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4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4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4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4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4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4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4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2"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5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5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5"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56"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57"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58"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59"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0" style:num-suffix="❖" text:bullet-char="❖">
        <style:list-level-properties text:list-level-position-and-space-mode="label-alignment">
          <style:list-level-label-alignment text:label-followed-by="listtab" fo:text-indent="0.278in" fo:margin-left="0.528in"/>
        </style:list-level-properties>
        <style:text-properties style:font-name="Arial"/>
      </text:list-level-style-bullet>
      <text:list-level-style-bullet text:level="2" text:style-name="ListLabel_20_61" style:num-suffix="o" text:bullet-char="o">
        <style:list-level-properties text:list-level-position-and-space-mode="label-alignment">
          <style:list-level-label-alignment text:label-followed-by="listtab" fo:text-indent="0.778in" fo:margin-left="1.028in"/>
        </style:list-level-properties>
        <style:text-properties style:font-name="Arial"/>
      </text:list-level-style-bullet>
      <text:list-level-style-bullet text:level="3" text:style-name="ListLabel_20_62" style:num-suffix="▪" text:bullet-char="▪">
        <style:list-level-properties text:list-level-position-and-space-mode="label-alignment">
          <style:list-level-label-alignment text:label-followed-by="listtab" fo:text-indent="1.278in" fo:margin-left="1.528in"/>
        </style:list-level-properties>
        <style:text-properties style:font-name="Arial"/>
      </text:list-level-style-bullet>
      <text:list-level-style-bullet text:level="4" text:style-name="ListLabel_20_63" style:num-suffix="●" text:bullet-char="●">
        <style:list-level-properties text:list-level-position-and-space-mode="label-alignment">
          <style:list-level-label-alignment text:label-followed-by="listtab" fo:text-indent="1.778in" fo:margin-left="2.028in"/>
        </style:list-level-properties>
        <style:text-properties style:font-name="Arial"/>
      </text:list-level-style-bullet>
      <text:list-level-style-bullet text:level="5" text:style-name="ListLabel_20_64" style:num-suffix="o" text:bullet-char="o">
        <style:list-level-properties text:list-level-position-and-space-mode="label-alignment">
          <style:list-level-label-alignment text:label-followed-by="listtab" fo:text-indent="2.278in" fo:margin-left="2.528in"/>
        </style:list-level-properties>
        <style:text-properties style:font-name="Arial"/>
      </text:list-level-style-bullet>
      <text:list-level-style-bullet text:level="6" text:style-name="ListLabel_20_65" style:num-suffix="▪" text:bullet-char="▪">
        <style:list-level-properties text:list-level-position-and-space-mode="label-alignment">
          <style:list-level-label-alignment text:label-followed-by="listtab" fo:text-indent="2.778in" fo:margin-left="3.028in"/>
        </style:list-level-properties>
        <style:text-properties style:font-name="Arial"/>
      </text:list-level-style-bullet>
      <text:list-level-style-bullet text:level="7" text:style-name="ListLabel_20_66" style:num-suffix="●" text:bullet-char="●">
        <style:list-level-properties text:list-level-position-and-space-mode="label-alignment">
          <style:list-level-label-alignment text:label-followed-by="listtab" fo:text-indent="3.278in" fo:margin-left="3.528in"/>
        </style:list-level-properties>
        <style:text-properties style:font-name="Arial"/>
      </text:list-level-style-bullet>
      <text:list-level-style-bullet text:level="8" text:style-name="ListLabel_20_67" style:num-suffix="o" text:bullet-char="o">
        <style:list-level-properties text:list-level-position-and-space-mode="label-alignment">
          <style:list-level-label-alignment text:label-followed-by="listtab" fo:text-indent="3.778in" fo:margin-left="4.028in"/>
        </style:list-level-properties>
        <style:text-properties style:font-name="Arial"/>
      </text:list-level-style-bullet>
      <text:list-level-style-bullet text:level="9" text:style-name="ListLabel_20_68" style:num-suffix="▪" text:bullet-char="▪">
        <style:list-level-properties text:list-level-position-and-space-mode="label-alignment">
          <style:list-level-label-alignment text:label-followed-by="listtab" fo:text-indent="4.278in" fo:margin-left="4.528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70" style:num-suffix="o"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ListLabel_20_71"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ListLabel_20_7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ListLabel_20_73" style:num-suffix="o"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ListLabel_20_74" style:num-suffix="▪"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ListLabel_20_75"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ListLabel_20_76" style:num-suffix="o"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ListLabel_20_77" style:num-suffix="▪"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7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8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8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8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8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8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8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87" style:num-suffix="." style:num-format="1">
        <style:list-level-properties text:list-level-position-and-space-mode="label-alignment">
          <style:list-level-label-alignment text:label-followed-by="listtab" fo:text-indent="0.4374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8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9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9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9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9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9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9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9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1.8752in" fo:margin-left="2in"/>
        </style:list-level-properties>
      </text:list-level-style-number>
      <text:list-level-style-number text:level="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3.37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4.87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9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874in" fo:margin-left="0.9374in"/>
        </style:list-level-properties>
      </text:list-level-style-number>
      <text:list-level-style-number text:level="5" text:style-name="ListLabel_20_98"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fo:text-align="end">
          <style:list-level-label-alignment text:label-followed-by="listtab" fo:margin-left="0.1252in"/>
        </style:list-level-properties>
      </text:list-level-style-number>
      <text:list-level-style-number text:level="2" text:style-name="ListLabel_20_99"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100" style:num-suffix="." style:num-format="1">
        <style:list-level-properties text:list-level-position-and-space-mode="label-alignment">
          <style:list-level-label-alignment text:label-followed-by="listtab" fo:text-indent="1.3752in" fo:margin-left="1.6252in"/>
        </style:list-level-properties>
      </text:list-level-style-number>
      <text:list-level-style-number text:level="4" text:style-name="ListLabel_20_10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text:style-name="ListLabel_20_10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03" style:num-suffix="." style:num-format="a" style:num-letter-sync="true">
        <style:list-level-properties text:list-level-position-and-space-mode="label-alignment">
          <style:list-level-label-alignment text:label-followed-by="listtab" fo:text-indent="0.8126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2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2.6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3in" fo:margin-left="3.25in"/>
        </style:list-level-properties>
      </text:list-level-style-number>
      <text:list-level-style-number text:level="5"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4.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4.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5.6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0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0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108"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109"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110"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111"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112"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14"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ffffff" style:writing-mode="lr-tb" style:layout-grid-color="#c0c0c0" style:layout-grid-lines="27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6-06-12T13:08:00</meta:creation-date>
    <dc:date>2016-08-14T09:52:55.484407606</dc:date>
    <meta:editing-duration>PT1H13M40S</meta:editing-duration>
    <meta:generator>LibreOffice/5.1.4.2$Linux_X86_64 LibreOffice_project/10m0$Build-2</meta:generator>
    <meta:document-statistic meta:table-count="0" meta:image-count="0" meta:object-count="0" meta:page-count="22" meta:paragraph-count="585" meta:word-count="10601" meta:character-count="64549" meta:non-whitespace-character-count="459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